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image/png" manifest:full-path="Pictures/100002000000000C0000000C4FB3093D.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99ccff" draw:textarea-horizontal-align="left" draw:textarea-vertical-align="middle" draw:auto-grow-height="false" fo:padding-top="0.13cm" fo:padding-bottom="0.13cm" fo:padding-left="0.25cm" fo:padding-right="0.25cm" fo:wrap-option="no-wrap" draw:shadow="hidden" draw:shadow-color="#1a006c"/>
    </style:style>
    <style:style style:name="gr3" style:family="graphic" style:parent-style-name="standard">
      <style:graphic-properties draw:stroke="solid" svg:stroke-width="0.026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4" style:family="graphic" style:parent-style-name="standard" style:list-style-name="L4">
      <style:graphic-properties draw:stroke="none" draw:fill="none" draw:fill-color="#0099cc" draw:textarea-horizontal-align="justify" draw:textarea-vertical-align="top" draw:auto-grow-height="true" fo:min-height="5.93cm" fo:min-width="0.514cm" fo:padding-top="0.13cm" fo:padding-bottom="0.13cm" fo:padding-left="0.25cm" fo:padding-right="0.25cm" fo:wrap-option="no-wrap" draw:shadow="hidden" draw:shadow-color="#1a006c"/>
    </style:style>
    <style:style style:name="gr5" style:family="graphic" style:parent-style-name="standard" style:list-style-name="L5">
      <style:graphic-properties draw:stroke="none" draw:fill="none" draw:fill-color="#0099cc" draw:textarea-horizontal-align="justify" draw:textarea-vertical-align="top" draw:auto-grow-height="true" fo:min-height="1.695cm" fo:min-width="4.741cm" fo:padding-top="0.13cm" fo:padding-bottom="0.13cm" fo:padding-left="0.25cm" fo:padding-right="0.25cm" fo:wrap-option="no-wrap" draw:shadow="hidden" draw:shadow-color="#1a006c"/>
    </style:style>
    <style:style style:name="gr6" style:family="graphic" style:parent-style-name="standard">
      <style:graphic-properties draw:stroke="solid" svg:stroke-width="0.026cm" svg:stroke-color="#000000" draw:stroke-linejoin="miter" draw:fill="solid" draw:fill-color="#99ccff" draw:textarea-horizontal-align="left" draw:textarea-vertical-align="middle" draw:auto-grow-height="true" fo:min-height="14.116cm" fo:min-width="2.503cm" fo:padding-top="0.13cm" fo:padding-bottom="0.13cm" fo:padding-left="0.25cm" fo:padding-right="0.25cm" fo:wrap-option="no-wrap" draw:shadow="hidden" draw:shadow-color="#1a006c"/>
    </style:style>
    <style:style style:name="gr7" style:family="graphic" style:parent-style-name="standard" style:list-style-name="L6">
      <style:graphic-properties draw:stroke="none" svg:stroke-color="#000000" draw:fill="none" draw:fill-color="#0099cc" draw:textarea-horizontal-align="justify" draw:textarea-vertical-align="top" draw:auto-grow-height="true" fo:min-height="0.847cm" fo:min-width="2.451cm" fo:padding-top="0.13cm" fo:padding-bottom="0.13cm" fo:padding-left="0.25cm" fo:padding-right="0.25cm" fo:wrap-option="no-wrap" draw:shadow="hidden" draw:shadow-color="#1a006c"/>
    </style:style>
    <style:style style:name="gr8" style:family="graphic" style:parent-style-name="standard" style:list-style-name="L6">
      <style:graphic-properties draw:stroke="none" svg:stroke-color="#000000" draw:fill="none" draw:fill-color="#0099cc" draw:textarea-horizontal-align="justify" draw:textarea-vertical-align="top" draw:auto-grow-height="true" fo:min-height="0.847cm" fo:min-width="2.451cm" fo:padding-top="0.13cm" fo:padding-bottom="0.13cm" fo:padding-left="0.25cm" fo:padding-right="0.25cm" fo:wrap-option="no-wrap" draw:shadow="hidden" draw:shadow-color="#1a006c"/>
    </style:style>
    <style:style style:name="gr9" style:family="graphic" style:parent-style-name="standard" style:list-style-name="L6">
      <style:graphic-properties draw:stroke="none" svg:stroke-color="#000000" draw:fill="none" draw:fill-color="#0099cc" draw:textarea-horizontal-align="justify" draw:textarea-vertical-align="top" draw:auto-grow-height="true" fo:min-height="0.847cm" fo:min-width="2.451cm" fo:padding-top="0.13cm" fo:padding-bottom="0.13cm" fo:padding-left="0.25cm" fo:padding-right="0.25cm" fo:wrap-option="no-wrap" draw:shadow="hidden" draw:shadow-color="#1a006c"/>
    </style:style>
    <style:style style:name="gr10" style:family="graphic" style:parent-style-name="standard">
      <style:graphic-properties draw:stroke="solid" svg:stroke-width="0.2cm" draw:marker-start-width="0.5cm" draw:marker-end="Extrémité_20_de_20_ligne_20_1" draw:marker-end-width="0.6cm" draw:textarea-horizontal-align="center" draw:textarea-vertical-align="middle" fo:padding-top="0.1cm" fo:padding-bottom="0.1cm" fo:padding-left="0.1cm" fo:padding-right="0.1cm"/>
    </style:style>
    <style:style style:name="gr11" style:family="graphic" style:parent-style-name="standard">
      <style:graphic-properties draw:stroke="solid" svg:stroke-width="0.2cm" draw:marker-start-width="0.5cm" draw:marker-end="Extrémité_20_de_20_ligne_20_2" draw:marker-end-width="0.6cm" draw:textarea-horizontal-align="center" draw:textarea-vertical-align="middle" fo:padding-top="0.1cm" fo:padding-bottom="0.1cm" fo:padding-left="0.1cm" fo:padding-right="0.1cm"/>
    </style:style>
    <style:style style:name="gr12" style:family="graphic" style:parent-style-name="standard" style:list-style-name="L4">
      <style:graphic-properties draw:stroke="none" draw:fill="none" draw:fill-color="#0099cc" draw:textarea-horizontal-align="justify" draw:textarea-vertical-align="top" draw:auto-grow-height="true" fo:min-height="5.93cm" fo:min-width="0.679cm" fo:padding-top="0.13cm" fo:padding-bottom="0.13cm" fo:padding-left="0.25cm" fo:padding-right="0.25cm" fo:wrap-option="no-wrap" draw:shadow="hidden" draw:shadow-color="#1a006c"/>
    </style:style>
    <style:style style:name="gr13" style:family="graphic" style:parent-style-name="standard" style:list-style-name="L5">
      <style:graphic-properties draw:stroke="none" draw:fill="none" draw:fill-color="#0099cc" draw:textarea-horizontal-align="justify" draw:textarea-vertical-align="top" draw:auto-grow-height="true" fo:min-height="4.065cm" fo:min-width="6.127cm" fo:padding-top="0.13cm" fo:padding-bottom="0.13cm" fo:padding-left="0.25cm" fo:padding-right="0.25cm" fo:wrap-option="no-wrap" draw:shadow="hidden" draw:shadow-color="#1a006c"/>
    </style:style>
    <style:style style:name="gr14" style:family="graphic" style:parent-style-name="standard">
      <style:graphic-properties draw:stroke="solid" svg:stroke-width="0.026cm" svg:stroke-color="#000000" draw:stroke-linejoin="miter" draw:fill="solid" draw:fill-color="#99ccff" draw:textarea-horizontal-align="left" draw:textarea-vertical-align="top" draw:auto-grow-height="false" fo:padding-top="0.13cm" fo:padding-bottom="0.13cm" fo:padding-left="0.25cm" fo:padding-right="0.25cm" fo:wrap-option="wrap" draw:shadow="hidden" draw:shadow-color="#1a006c"/>
    </style:style>
    <style:style style:name="gr15" style:family="graphic" style:parent-style-name="standard" style:list-style-name="L5">
      <style:graphic-properties draw:stroke="none" draw:fill="none" draw:fill-color="#0099cc" draw:textarea-horizontal-align="justify" draw:textarea-vertical-align="top" draw:auto-grow-height="true" fo:min-height="1.017cm" fo:min-width="3.436cm" fo:padding-top="0.13cm" fo:padding-bottom="0.13cm" fo:padding-left="0.25cm" fo:padding-right="0.25cm" fo:wrap-option="no-wrap" draw:shadow="hidden" draw:shadow-color="#1a006c"/>
    </style:style>
    <style:style style:name="gr16" style:family="graphic" style:parent-style-name="standard">
      <style:graphic-properties draw:stroke="solid" svg:stroke-width="0.026cm" svg:stroke-color="#000000" draw:stroke-linejoin="miter" draw:fill="none" draw:fill-color="#0099cc" draw:textarea-horizontal-align="left" draw:textarea-vertical-align="middle" draw:auto-grow-height="true" fo:min-height="1.99cm" fo:padding-top="0.13cm" fo:padding-bottom="0.13cm" fo:padding-left="0.25cm" fo:padding-right="0.25cm" fo:wrap-option="wrap" draw:shadow="hidden" draw:shadow-color="#1a006c"/>
    </style:style>
    <style:style style:name="gr17" style:family="graphic" style:parent-style-name="standard">
      <style:graphic-properties draw:stroke="solid" svg:stroke-width="0.1cm" svg:stroke-color="#ff0000" draw:marker-start-width="0.35cm" draw:marker-end="Extrémité_20_de_20_ligne_20_3" draw:marker-end-width="0.45cm" draw:textarea-horizontal-align="center" draw:textarea-vertical-align="middle" fo:padding-top="0.05cm" fo:padding-bottom="0.05cm" fo:padding-left="0.05cm" fo:padding-right="0.05cm"/>
    </style:style>
    <style:style style:name="gr18" style:family="graphic" style:parent-style-name="standard" style:list-style-name="L7">
      <style:graphic-properties draw:stroke="solid" svg:stroke-width="0.026cm" svg:stroke-color="#000000" draw:stroke-linejoin="miter" draw:fill="solid" draw:fill-color="#99ccff" draw:textarea-horizontal-align="justify" draw:textarea-vertical-align="middle" draw:auto-grow-height="true" fo:min-height="0.476cm" fo:min-width="0.171cm" fo:padding-top="0.13cm" fo:padding-bottom="0.13cm" fo:padding-left="0.25cm" fo:padding-right="0.25cm" fo:wrap-option="no-wrap" draw:shadow="hidden" draw:shadow-color="#1a006c"/>
    </style:style>
    <style:style style:name="gr19" style:family="graphic" style:parent-style-name="standard">
      <style:graphic-properties draw:stroke="solid" svg:stroke-width="0.13cm" svg:stroke-color="#000000" draw:marker-start-width="0.356cm" draw:marker-end="msArrowEnd_20_8" draw:marker-end-width="0.506cm" draw:marker-end-center="false" draw:stroke-linejoin="miter" draw:fill="none" draw:fill-color="#ffffff" draw:textarea-horizontal-align="left" draw:textarea-vertical-align="top" draw:auto-grow-height="true" fo:padding-top="0.182cm" fo:padding-bottom="0.182cm" fo:padding-left="0.302cm" fo:padding-right="0.302cm" fo:wrap-option="wrap" draw:shadow="hidden" draw:shadow-color="#1a006c"/>
    </style:style>
    <style:style style:name="gr20" style:family="graphic" style:parent-style-name="standard" style:list-style-name="L7">
      <style:graphic-properties draw:stroke="none" draw:fill="none" draw:fill-color="#0099cc" draw:textarea-horizontal-align="justify" draw:textarea-vertical-align="top" draw:auto-grow-height="true" fo:min-height="0.848cm" fo:min-width="2.817cm" fo:padding-top="0.13cm" fo:padding-bottom="0.13cm" fo:padding-left="0.25cm" fo:padding-right="0.25cm" fo:wrap-option="no-wrap" draw:shadow="hidden" draw:shadow-color="#1a006c"/>
    </style:style>
    <style:style style:name="gr21" style:family="graphic" style:parent-style-name="standard" style:list-style-name="L7">
      <style:graphic-properties draw:stroke="none" draw:fill="none" draw:fill-color="#0099cc" draw:textarea-horizontal-align="justify" draw:textarea-vertical-align="top" draw:auto-grow-height="true" fo:min-height="1.695cm" fo:min-width="5.209cm" fo:padding-top="0.13cm" fo:padding-bottom="0.13cm" fo:padding-left="0.25cm" fo:padding-right="0.25cm" fo:wrap-option="no-wrap" draw:shadow="hidden" draw:shadow-color="#1a006c"/>
    </style:style>
    <style:style style:name="gr22" style:family="graphic" style:parent-style-name="standard">
      <style:graphic-properties draw:stroke="solid" svg:stroke-width="0.1cm" draw:marker-start-width="0.35cm" draw:marker-end="Extrémité_20_de_20_ligne_20_4" draw:marker-end-width="0.45cm" draw:textarea-horizontal-align="center" draw:textarea-vertical-align="middle" fo:padding-top="0.05cm" fo:padding-bottom="0.05cm" fo:padding-left="0.05cm" fo:padding-right="0.05cm"/>
    </style:style>
    <style:style style:name="gr23" style:family="graphic" style:parent-style-name="standard">
      <style:graphic-properties draw:stroke="solid" svg:stroke-width="0.1cm" draw:marker-start-width="0.35cm" draw:marker-end="Extrémité_20_de_20_ligne_20_5" draw:marker-end-width="0.45cm" draw:textarea-horizontal-align="center" draw:textarea-vertical-align="middle" fo:padding-top="0.05cm" fo:padding-bottom="0.05cm" fo:padding-left="0.05cm" fo:padding-right="0.05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solid" svg:stroke-width="0.1cm" draw:marker-start-width="0.35cm" draw:marker-end="Extrémité_20_de_20_ligne_20_6" draw:marker-end-width="0.45cm" draw:textarea-horizontal-align="center" draw:textarea-vertical-align="middle" fo:padding-top="0.05cm" fo:padding-bottom="0.05cm" fo:padding-left="0.05cm" fo:padding-right="0.05cm"/>
    </style:style>
    <style:style style:name="gr26" style:family="graphic" style:parent-style-name="standard" style:list-style-name="L4">
      <style:graphic-properties draw:stroke="none" draw:fill="none" draw:fill-color="#0099cc" draw:textarea-horizontal-align="justify" draw:textarea-vertical-align="top" draw:auto-grow-height="true" fo:min-height="6.399cm" fo:min-width="0.679cm" fo:padding-top="0.13cm" fo:padding-bottom="0.13cm" fo:padding-left="0.25cm" fo:padding-right="0.25cm" fo:wrap-option="no-wrap" draw:shadow="hidden" draw:shadow-color="#1a006c"/>
    </style:style>
    <style:style style:name="gr27" style:family="graphic" style:parent-style-name="standard" style:list-style-name="L5">
      <style:graphic-properties draw:stroke="none" draw:fill="none" draw:fill-color="#0099cc" draw:textarea-horizontal-align="justify" draw:textarea-vertical-align="top" draw:auto-grow-height="true" fo:min-height="4.201cm" fo:min-width="6.127cm" fo:padding-top="0.13cm" fo:padding-bottom="0.13cm" fo:padding-left="0.25cm" fo:padding-right="0.25cm" fo:wrap-option="no-wrap" draw:shadow="hidden" draw:shadow-color="#1a006c"/>
    </style:style>
    <style:style style:name="gr28" style:family="graphic" style:parent-style-name="standard" style:list-style-name="L5">
      <style:graphic-properties draw:stroke="none" draw:fill="none" draw:fill-color="#0099cc" draw:textarea-horizontal-align="justify" draw:textarea-vertical-align="top" draw:auto-grow-height="true" fo:min-height="1.051cm" fo:min-width="3.436cm" fo:padding-top="0.13cm" fo:padding-bottom="0.13cm" fo:padding-left="0.25cm" fo:padding-right="0.25cm" fo:wrap-option="no-wrap" draw:shadow="hidden" draw:shadow-color="#1a006c"/>
    </style:style>
    <style:style style:name="gr29" style:family="graphic" style:parent-style-name="standard" style:list-style-name="L7">
      <style:graphic-properties draw:stroke="solid" svg:stroke-width="0.026cm" svg:stroke-color="#000000" draw:stroke-linejoin="miter" draw:fill="solid" draw:fill-color="#99ccff" draw:textarea-horizontal-align="justify" draw:textarea-vertical-align="middle" draw:auto-grow-height="true" fo:min-height="0.428cm" fo:min-width="0.401cm" fo:padding-top="0.13cm" fo:padding-bottom="0.13cm" fo:padding-left="0.25cm" fo:padding-right="0.25cm" fo:wrap-option="no-wrap" draw:shadow="hidden" draw:shadow-color="#1a006c"/>
    </style:style>
    <style:style style:name="gr30" style:family="graphic" style:parent-style-name="standard" style:list-style-name="L7">
      <style:graphic-properties draw:stroke="none" draw:fill="none" draw:fill-color="#0099cc" draw:textarea-horizontal-align="justify" draw:textarea-vertical-align="top" draw:auto-grow-height="true" fo:min-height="0.882cm" fo:min-width="1.037cm" fo:padding-top="0.13cm" fo:padding-bottom="0.13cm" fo:padding-left="0.25cm" fo:padding-right="0.25cm" fo:wrap-option="no-wrap" draw:shadow="hidden" draw:shadow-color="#1a006c"/>
    </style:style>
    <style:style style:name="gr31" style:family="graphic" style:parent-style-name="standard" style:list-style-name="L5">
      <style:graphic-properties draw:stroke="none" draw:fill="none" draw:fill-color="#0099cc" draw:textarea-horizontal-align="justify" draw:textarea-vertical-align="top" draw:auto-grow-height="true" fo:min-height="4.201cm" fo:min-width="6.127cm" fo:padding-top="0.13cm" fo:padding-bottom="0.13cm" fo:padding-left="0.25cm" fo:padding-right="0.25cm" fo:wrap-option="no-wrap" draw:shadow="hidden" draw:shadow-color="#1a006c"/>
    </style:style>
    <style:style style:name="gr32" style:family="graphic" style:parent-style-name="standard" style:list-style-name="L7">
      <style:graphic-properties draw:stroke="none" draw:fill="none" draw:fill-color="#0099cc" draw:textarea-horizontal-align="justify" draw:textarea-vertical-align="top" draw:auto-grow-height="true" fo:min-height="0.882cm" fo:min-width="1.036cm" fo:padding-top="0.13cm" fo:padding-bottom="0.13cm" fo:padding-left="0.25cm" fo:padding-right="0.25cm" fo:wrap-option="no-wrap" draw:shadow="hidden" draw:shadow-color="#1a006c"/>
    </style:style>
    <style:style style:name="gr33" style:family="graphic" style:parent-style-name="standard" style:list-style-name="L4">
      <style:graphic-properties draw:stroke="none" draw:fill="none" draw:fill-color="#0099cc" draw:textarea-horizontal-align="justify" draw:textarea-vertical-align="top" draw:auto-grow-height="true" fo:min-height="6.399cm" fo:min-width="0.679cm" fo:padding-top="0.13cm" fo:padding-bottom="0.13cm" fo:padding-left="0.25cm" fo:padding-right="0.25cm" fo:wrap-option="no-wrap" draw:shadow="hidden" draw:shadow-color="#1a006c"/>
    </style:style>
    <style:style style:name="gr34" style:family="graphic" style:parent-style-name="standard" style:list-style-name="L5">
      <style:graphic-properties draw:stroke="none" draw:fill="none" draw:fill-color="#0099cc" draw:textarea-horizontal-align="justify" draw:textarea-vertical-align="top" draw:auto-grow-height="true" fo:min-height="4.201cm" fo:min-width="6.127cm" fo:padding-top="0.13cm" fo:padding-bottom="0.13cm" fo:padding-left="0.25cm" fo:padding-right="0.25cm" fo:wrap-option="no-wrap" draw:shadow="hidden" draw:shadow-color="#1a006c"/>
    </style:style>
    <style:style style:name="gr35" style:family="graphic" style:parent-style-name="standard" style:list-style-name="L5">
      <style:graphic-properties draw:stroke="none" draw:fill="none" draw:fill-color="#0099cc" draw:textarea-horizontal-align="justify" draw:textarea-vertical-align="top" draw:auto-grow-height="true" fo:min-height="4.201cm" fo:min-width="6.127cm" fo:padding-top="0.13cm" fo:padding-bottom="0.13cm" fo:padding-left="0.25cm" fo:padding-right="0.25cm" fo:wrap-option="no-wrap" draw:shadow="hidden" draw:shadow-color="#1a006c"/>
    </style:style>
    <style:style style:name="gr36" style:family="graphic" style:parent-style-name="standard" style:list-style-name="L5">
      <style:graphic-properties draw:stroke="none" draw:fill="none" draw:fill-color="#0099cc" draw:textarea-horizontal-align="justify" draw:textarea-vertical-align="top" draw:auto-grow-height="true" fo:min-height="4.201cm" fo:min-width="6.127cm" fo:padding-top="0.13cm" fo:padding-bottom="0.13cm" fo:padding-left="0.25cm" fo:padding-right="0.25cm" fo:wrap-option="no-wrap" draw:shadow="hidden" draw:shadow-color="#1a006c"/>
    </style:style>
    <style:style style:name="gr37" style:family="graphic" style:parent-style-name="standard" style:list-style-name="L5">
      <style:graphic-properties draw:stroke="none" draw:fill="none" draw:fill-color="#0099cc" draw:textarea-horizontal-align="justify" draw:textarea-vertical-align="top" draw:auto-grow-height="true" fo:min-height="4.201cm" fo:min-width="6.127cm" fo:padding-top="0.13cm" fo:padding-bottom="0.13cm" fo:padding-left="0.25cm" fo:padding-right="0.25cm" fo:wrap-option="no-wrap" draw:shadow="hidden" draw:shadow-color="#1a006c"/>
    </style:style>
    <style:style style:name="gr38"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39"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0"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1"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2"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3"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4"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5"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6"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7"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8"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49"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50"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51"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52"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53"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54"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55"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56"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57" style:family="graphic" style:parent-style-name="standard">
      <style:graphic-properties draw:stroke="none" svg:stroke-color="#000000" draw:fill="none" draw:fill-color="#0099cc" draw:textarea-horizontal-align="left" draw:textarea-vertical-align="top" draw:auto-grow-height="false" fo:padding-top="0.13cm" fo:padding-bottom="0.13cm" fo:padding-left="0.25cm" fo:padding-right="0.25cm" fo:wrap-option="wrap" draw:shadow="hidden" draw:shadow-color="#1a006c"/>
    </style:style>
    <style:style style:name="gr58"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59"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60" style:family="graphic" style:parent-style-name="standard">
      <style:graphic-properties draw:stroke="solid" svg:stroke-width="0.106cm" svg:stroke-color="#000080"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61" style:family="graphic" style:parent-style-name="standard">
      <style:graphic-properties draw:stroke="solid" svg:stroke-width="0.106cm" svg:stroke-color="#008000"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62" style:family="graphic" style:parent-style-name="standard">
      <style:graphic-properties draw:stroke="solid" svg:stroke-width="0.026cm" svg:stroke-color="#000000" draw:marker-start="msArrowEnd_20_8" draw:marker-start-width="0.35cm" draw:marker-start-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63" style:family="graphic" style:parent-style-name="standard" style:list-style-name="L5">
      <style:graphic-properties draw:stroke="none" svg:stroke-color="#000000" draw:fill="none" draw:fill-color="#0099cc" draw:textarea-horizontal-align="justify" draw:textarea-vertical-align="top" draw:auto-grow-height="true" fo:min-height="1.525cm" fo:min-width="4.828cm" fo:padding-top="0.13cm" fo:padding-bottom="0.13cm" fo:padding-left="0.25cm" fo:padding-right="0.25cm" fo:wrap-option="no-wrap" draw:shadow="hidden" draw:shadow-color="#1a006c"/>
    </style:style>
    <style:style style:name="gr64" style:family="graphic" style:parent-style-name="standard">
      <style:graphic-properties draw:stroke="solid" svg:stroke-width="0.026cm" svg:stroke-color="#008000" draw:marker-start="msArrowEnd_20_8" draw:marker-start-width="0.35cm" draw:marker-start-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65" style:family="graphic" style:parent-style-name="standard" style:list-style-name="L7">
      <style:graphic-properties draw:stroke="none" svg:stroke-color="#000000" draw:fill="none" draw:fill-color="#0099cc" draw:textarea-horizontal-align="justify" draw:textarea-vertical-align="top" draw:auto-grow-height="true" fo:min-height="1.525cm" fo:min-width="4.405cm" fo:padding-top="0.13cm" fo:padding-bottom="0.13cm" fo:padding-left="0.25cm" fo:padding-right="0.25cm" fo:wrap-option="no-wrap" draw:shadow="hidden" draw:shadow-color="#1a006c"/>
    </style:style>
    <style:style style:name="gr66" style:family="graphic" style:parent-style-name="standard" style:list-style-name="L5">
      <style:graphic-properties draw:stroke="none" svg:stroke-color="#008000" draw:fill="none" draw:fill-color="#0099cc" draw:textarea-horizontal-align="justify" draw:textarea-vertical-align="top" draw:auto-grow-height="true" fo:min-height="1.525cm" fo:min-width="4.828cm" fo:padding-top="0.13cm" fo:padding-bottom="0.13cm" fo:padding-left="0.25cm" fo:padding-right="0.25cm" fo:wrap-option="no-wrap" draw:shadow="hidden" draw:shadow-color="#1a006c"/>
    </style:style>
    <style:style style:name="gr67" style:family="graphic" style:parent-style-name="standard" style:list-style-name="L7">
      <style:graphic-properties draw:stroke="none" svg:stroke-color="#000000" draw:fill="none" draw:fill-color="#0099cc" draw:textarea-horizontal-align="justify" draw:textarea-vertical-align="top" draw:auto-grow-height="true" fo:min-height="1.525cm" fo:min-width="4.405cm" fo:padding-top="0.13cm" fo:padding-bottom="0.13cm" fo:padding-left="0.25cm" fo:padding-right="0.25cm" fo:wrap-option="no-wrap" draw:shadow="hidden" draw:shadow-color="#1a006c"/>
    </style:style>
    <style:style style:name="gr68" style:family="graphic" style:parent-style-name="standard" style:list-style-name="L7">
      <style:graphic-properties draw:stroke="none" svg:stroke-color="#000000" draw:fill="none" draw:fill-color="#0099cc" draw:textarea-horizontal-align="justify" draw:textarea-vertical-align="top" draw:auto-grow-height="true" fo:min-height="0.763cm" fo:min-width="9.946cm" fo:padding-top="0.13cm" fo:padding-bottom="0.13cm" fo:padding-left="0.25cm" fo:padding-right="0.25cm" fo:wrap-option="no-wrap" draw:shadow="hidden" draw:shadow-color="#1a006c"/>
    </style:style>
    <style:style style:name="gr69" style:family="graphic" style:parent-style-name="standard">
      <style:graphic-properties draw:stroke="solid" svg:stroke-width="0.026cm" svg:stroke-color="#000000" draw:marker-end="msArrowEnd_20_8" draw:marker-end-width="0.3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70" style:family="graphic" style:parent-style-name="standard" style:list-style-name="L7">
      <style:graphic-properties draw:stroke="none" svg:stroke-color="#000000" draw:fill="none" draw:fill-color="#0099cc" draw:textarea-horizontal-align="justify" draw:textarea-vertical-align="top" draw:auto-grow-height="true" fo:min-height="0.763cm" fo:min-width="1.729cm" fo:padding-top="0.13cm" fo:padding-bottom="0.13cm" fo:padding-left="0.25cm" fo:padding-right="0.25cm" fo:wrap-option="no-wrap" draw:shadow="hidden" draw:shadow-color="#1a006c"/>
    </style:style>
    <style:style style:name="gr71" style:family="graphic" style:parent-style-name="standard" style:list-style-name="L9">
      <style:graphic-properties draw:stroke="none" svg:stroke-color="#000000" draw:fill="none" draw:fill-color="#0099cc" draw:textarea-horizontal-align="justify" draw:textarea-vertical-align="top" draw:auto-grow-height="true" fo:min-height="0.848cm" fo:min-width="20.788cm" fo:padding-top="0.13cm" fo:padding-bottom="0.13cm" fo:padding-left="0.25cm" fo:padding-right="0.25cm" fo:wrap-option="no-wrap" draw:shadow="hidden" draw:shadow-color="#1a006c"/>
    </style:style>
    <style:style style:name="gr72"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73"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74"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75"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76"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77"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78"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79"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80" style:family="graphic" style:parent-style-name="standard">
      <style:graphic-properties draw:stroke="solid" svg:stroke-width="0.026cm" svg:stroke-color="#000000" draw:stroke-linejoin="miter" draw:fill="solid" draw:fill-color="#99ccff" draw:textarea-horizontal-align="left" draw:textarea-vertical-align="middle" draw:auto-grow-height="true" fo:min-height="2.743cm" fo:padding-top="0.13cm" fo:padding-bottom="0.13cm" fo:padding-left="0.25cm" fo:padding-right="0.25cm" fo:wrap-option="wrap" draw:shadow="hidden" draw:shadow-color="#1a006c"/>
    </style:style>
    <style:style style:name="gr81" style:family="graphic" style:parent-style-name="standard">
      <style:graphic-properties draw:stroke="solid" svg:stroke-width="0.026cm" svg:stroke-color="#000000" draw:stroke-linejoin="miter" draw:fill="solid" draw:fill-color="#99ccff" draw:textarea-horizontal-align="left" draw:textarea-vertical-align="middle" draw:auto-grow-height="true" fo:min-height="13.243cm" fo:padding-top="0.13cm" fo:padding-bottom="0.13cm" fo:padding-left="0.25cm" fo:padding-right="0.25cm" fo:wrap-option="wrap" draw:shadow="hidden" draw:shadow-color="#1a006c"/>
    </style:style>
    <style:style style:name="gr82" style:family="graphic" style:parent-style-name="standard" style:list-style-name="L7">
      <style:graphic-properties draw:stroke="none" svg:stroke-color="#000000" draw:fill="none" draw:fill-color="#0099cc" draw:textarea-horizontal-align="justify" draw:textarea-vertical-align="top" draw:auto-grow-height="true" fo:min-height="0.848cm" fo:min-width="2.004cm" fo:padding-top="0.13cm" fo:padding-bottom="0.13cm" fo:padding-left="0.25cm" fo:padding-right="0.25cm" fo:wrap-option="no-wrap" draw:shadow="hidden" draw:shadow-color="#1a006c"/>
    </style:style>
    <style:style style:name="gr83" style:family="graphic" style:parent-style-name="standard" style:list-style-name="L7">
      <style:graphic-properties draw:stroke="none" svg:stroke-color="#000000" draw:fill="none" draw:fill-color="#0099cc" draw:textarea-horizontal-align="justify" draw:textarea-vertical-align="top" draw:auto-grow-height="true" fo:min-height="0.848cm" fo:min-width="3.511cm" fo:padding-top="0.13cm" fo:padding-bottom="0.13cm" fo:padding-left="0.25cm" fo:padding-right="0.25cm" fo:wrap-option="no-wrap" draw:shadow="hidden" draw:shadow-color="#1a006c"/>
    </style:style>
    <style:style style:name="gr84" style:family="graphic" style:parent-style-name="standard" style:list-style-name="L7">
      <style:graphic-properties draw:stroke="none" svg:stroke-color="#000000" draw:fill="none" draw:fill-color="#0099cc" draw:textarea-horizontal-align="justify" draw:textarea-vertical-align="top" draw:auto-grow-height="true" fo:min-height="0.848cm" fo:min-width="2.694cm" fo:padding-top="0.13cm" fo:padding-bottom="0.13cm" fo:padding-left="0.25cm" fo:padding-right="0.25cm" fo:wrap-option="no-wrap" draw:shadow="hidden" draw:shadow-color="#1a006c"/>
    </style:style>
    <style:style style:name="gr85" style:family="graphic" style:parent-style-name="standard">
      <style:graphic-properties draw:stroke="solid" svg:stroke-width="0.026cm" svg:stroke-color="#000000" draw:stroke-linejoin="miter" draw:fill="solid" draw:fill-color="#0099cc" draw:textarea-horizontal-align="left" draw:textarea-vertical-align="middle" draw:auto-grow-height="true" fo:min-height="0.46cm" fo:padding-top="0.13cm" fo:padding-bottom="0.13cm" fo:padding-left="0.25cm" fo:padding-right="0.25cm" fo:wrap-option="wrap" draw:shadow="hidden" draw:shadow-color="#1a006c"/>
    </style:style>
    <style:style style:name="gr86" style:family="graphic" style:parent-style-name="standard" style:list-style-name="L7">
      <style:graphic-properties draw:stroke="none" svg:stroke-color="#000000" draw:fill="none" draw:fill-color="#0099cc" draw:textarea-horizontal-align="justify" draw:textarea-vertical-align="top" draw:auto-grow-height="true" fo:min-height="0.848cm" fo:min-width="2.546cm" fo:padding-top="0.13cm" fo:padding-bottom="0.13cm" fo:padding-left="0.25cm" fo:padding-right="0.25cm" fo:wrap-option="no-wrap" draw:shadow="hidden" draw:shadow-color="#1a006c"/>
    </style:style>
    <style:style style:name="gr87" style:family="graphic" style:parent-style-name="standard">
      <style:graphic-properties draw:stroke="solid" svg:stroke-width="0.026cm" svg:stroke-color="#000000" draw:stroke-linejoin="miter" draw:fill="solid" draw:fill-color="#ffffff" draw:textarea-horizontal-align="left" draw:textarea-vertical-align="middle" draw:auto-grow-height="true" fo:min-height="0.241cm" fo:min-width="0.312cm" fo:padding-top="0.13cm" fo:padding-bottom="0.13cm" fo:padding-left="0.25cm" fo:padding-right="0.25cm" fo:wrap-option="no-wrap" draw:shadow="hidden" draw:shadow-color="#1a006c"/>
    </style:style>
    <style:style style:name="gr88" style:family="graphic" style:parent-style-name="standard">
      <style:graphic-properties draw:stroke="solid" svg:stroke-width="0.026cm" svg:stroke-color="#000000" draw:stroke-linejoin="miter" draw:fill="solid" draw:fill-color="#33cccc" draw:textarea-horizontal-align="left" draw:textarea-vertical-align="middle" draw:auto-grow-height="true" fo:min-height="0.46cm" fo:padding-top="0.13cm" fo:padding-bottom="0.13cm" fo:padding-left="0.25cm" fo:padding-right="0.25cm" fo:wrap-option="wrap" draw:shadow="hidden" draw:shadow-color="#1a006c"/>
    </style:style>
    <style:style style:name="gr89" style:family="graphic" style:parent-style-name="standard" style:list-style-name="L7">
      <style:graphic-properties draw:stroke="none" svg:stroke-color="#000000" draw:fill="none" draw:fill-color="#0099cc" draw:textarea-horizontal-align="justify" draw:textarea-vertical-align="top" draw:auto-grow-height="true" fo:min-height="0.848cm" fo:min-width="2.428cm" fo:padding-top="0.13cm" fo:padding-bottom="0.13cm" fo:padding-left="0.25cm" fo:padding-right="0.25cm" fo:wrap-option="no-wrap" draw:shadow="hidden" draw:shadow-color="#1a006c"/>
    </style:style>
    <style:style style:name="gr90" style:family="graphic" style:parent-style-name="standard">
      <style:graphic-properties draw:stroke="solid" svg:stroke-width="0.026cm" svg:stroke-color="#000000" draw:stroke-linejoin="miter" draw:fill="solid" draw:fill-color="#0099cc" draw:textarea-horizontal-align="left" draw:textarea-vertical-align="middle" draw:auto-grow-height="true" fo:min-height="5.044cm" fo:min-width="0.062cm" fo:padding-top="0.13cm" fo:padding-bottom="0.13cm" fo:padding-left="0.25cm" fo:padding-right="0.25cm" fo:wrap-option="no-wrap" draw:shadow="hidden" draw:shadow-color="#1a006c"/>
    </style:style>
    <style:style style:name="gr91" style:family="graphic" style:parent-style-name="standard">
      <style:graphic-properties draw:stroke="solid" svg:stroke-width="0.026cm" svg:stroke-color="#000000" draw:stroke-linejoin="miter" draw:fill="solid" draw:fill-color="#33cccc" draw:textarea-horizontal-align="left" draw:textarea-vertical-align="middle" draw:auto-grow-height="true" fo:min-height="5.044cm" fo:min-width="0.062cm" fo:padding-top="0.13cm" fo:padding-bottom="0.13cm" fo:padding-left="0.25cm" fo:padding-right="0.25cm" fo:wrap-option="no-wrap" draw:shadow="hidden" draw:shadow-color="#1a006c"/>
    </style:style>
    <style:style style:name="gr92" style:family="graphic" style:parent-style-name="standard">
      <style:graphic-properties draw:stroke="solid" svg:stroke-width="0.026cm" svg:stroke-color="#000000" draw:stroke-linejoin="miter" draw:fill="solid" draw:fill-color="#005c98" draw:textarea-horizontal-align="left" draw:textarea-vertical-align="middle" draw:auto-grow-height="true" fo:min-height="5.044cm" fo:min-width="0.062cm" fo:padding-top="0.13cm" fo:padding-bottom="0.13cm" fo:padding-left="0.25cm" fo:padding-right="0.25cm" fo:wrap-option="no-wrap" draw:shadow="hidden" draw:shadow-color="#1a006c"/>
    </style:style>
    <style:style style:name="gr93" style:family="graphic" style:parent-style-name="standard">
      <style:graphic-properties draw:stroke="solid" svg:stroke-width="0.026cm" svg:stroke-color="#000000" draw:stroke-linejoin="miter" draw:fill="solid" draw:fill-color="#005c98" draw:textarea-horizontal-align="left" draw:textarea-vertical-align="middle" draw:auto-grow-height="true" fo:min-height="0.364cm" fo:min-width="3.403cm" fo:padding-top="0.13cm" fo:padding-bottom="0.13cm" fo:padding-left="0.25cm" fo:padding-right="0.25cm" fo:wrap-option="no-wrap" draw:shadow="hidden" draw:shadow-color="#1a006c"/>
    </style:style>
    <style:style style:name="gr94" style:family="graphic" style:parent-style-name="standard" style:list-style-name="L7">
      <style:graphic-properties draw:stroke="none" svg:stroke-color="#000000" draw:fill="none" draw:fill-color="#0099cc" draw:textarea-horizontal-align="justify" draw:textarea-vertical-align="top" draw:auto-grow-height="true" fo:min-height="0.677cm" fo:min-width="2.009cm" fo:padding-top="0.13cm" fo:padding-bottom="0.13cm" fo:padding-left="0.25cm" fo:padding-right="0.25cm" fo:wrap-option="no-wrap" draw:shadow="hidden" draw:shadow-color="#1a006c"/>
    </style:style>
    <style:style style:name="gr95" style:family="graphic" style:parent-style-name="standard">
      <style:graphic-properties draw:stroke="solid" svg:stroke-width="0.026cm" svg:stroke-color="#000000" draw:stroke-linejoin="miter" draw:fill="solid" draw:fill-color="#99ccff" draw:textarea-horizontal-align="left" draw:textarea-vertical-align="middle" draw:auto-grow-height="true" fo:min-height="11.995cm" fo:padding-top="0.13cm" fo:padding-bottom="0.13cm" fo:padding-left="0.25cm" fo:padding-right="0.25cm" fo:wrap-option="wrap" draw:shadow="hidden" draw:shadow-color="#1a006c"/>
    </style:style>
    <style:style style:name="gr96" style:family="graphic" style:parent-style-name="standard">
      <style:graphic-properties draw:stroke="solid" svg:stroke-width="0.026cm" svg:stroke-color="#000000" draw:stroke-linejoin="miter" draw:fill="solid" draw:fill-color="#000080" draw:textarea-horizontal-align="left" draw:textarea-vertical-align="middle" draw:auto-grow-height="true" fo:min-height="0cm" fo:padding-top="0.13cm" fo:padding-bottom="0.13cm" fo:padding-left="0.25cm" fo:padding-right="0.25cm" fo:wrap-option="wrap" draw:shadow="hidden" draw:shadow-color="#1a006c"/>
    </style:style>
    <style:style style:name="gr97"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98" style:family="graphic" style:parent-style-name="standard" style:list-style-name="L7">
      <style:graphic-properties draw:stroke="none" svg:stroke-color="#000000" draw:fill="none" draw:fill-color="#0099cc" draw:textarea-horizontal-align="justify" draw:textarea-vertical-align="top" draw:auto-grow-height="true" fo:min-height="0.848cm" fo:min-width="1.509cm" fo:padding-top="0.13cm" fo:padding-bottom="0.13cm" fo:padding-left="0.25cm" fo:padding-right="0.25cm" fo:wrap-option="no-wrap" draw:shadow="hidden" draw:shadow-color="#1a006c"/>
    </style:style>
    <style:style style:name="gr99" style:family="graphic" style:parent-style-name="standard">
      <style:graphic-properties draw:stroke="solid" svg:stroke-width="0.026cm" svg:stroke-color="#000000" draw:stroke-linejoin="miter" draw:fill="none" draw:fill-color="#0099cc" draw:textarea-horizontal-align="left" draw:textarea-vertical-align="middle" draw:auto-grow-height="true" fo:min-height="1.878cm" fo:padding-top="0.13cm" fo:padding-bottom="0.13cm" fo:padding-left="0.25cm" fo:padding-right="0.25cm" fo:wrap-option="wrap" draw:shadow="hidden" draw:shadow-color="#1a006c"/>
    </style:style>
    <style:style style:name="gr100" style:family="graphic" style:parent-style-name="standard" style:list-style-name="L7">
      <style:graphic-properties draw:stroke="none" svg:stroke-color="#000000" draw:fill="none" draw:fill-color="#0099cc" draw:textarea-horizontal-align="justify" draw:textarea-vertical-align="top" draw:auto-grow-height="true" fo:min-height="0.848cm" fo:min-width="1.543cm" fo:padding-top="0.13cm" fo:padding-bottom="0.13cm" fo:padding-left="0.25cm" fo:padding-right="0.25cm" fo:wrap-option="no-wrap" draw:shadow="hidden" draw:shadow-color="#1a006c"/>
    </style:style>
    <style:style style:name="gr101" style:family="graphic" style:parent-style-name="standard" style:list-style-name="L7">
      <style:graphic-properties draw:stroke="none" svg:stroke-color="#000000" draw:fill="none" draw:fill-color="#0099cc" draw:textarea-horizontal-align="justify" draw:textarea-vertical-align="top" draw:auto-grow-height="true" fo:min-height="0.848cm" fo:min-width="1.543cm" fo:padding-top="0.13cm" fo:padding-bottom="0.13cm" fo:padding-left="0.25cm" fo:padding-right="0.25cm" fo:wrap-option="no-wrap" draw:shadow="hidden" draw:shadow-color="#1a006c"/>
    </style:style>
    <style:style style:name="gr102" style:family="graphic" style:parent-style-name="standard" style:list-style-name="L7">
      <style:graphic-properties draw:stroke="none" svg:stroke-color="#000000" draw:fill="none" draw:fill-color="#0099cc" draw:textarea-horizontal-align="justify" draw:textarea-vertical-align="top" draw:auto-grow-height="true" fo:min-height="0.848cm" fo:min-width="1.543cm" fo:padding-top="0.13cm" fo:padding-bottom="0.13cm" fo:padding-left="0.25cm" fo:padding-right="0.25cm" fo:wrap-option="no-wrap" draw:shadow="hidden" draw:shadow-color="#1a006c"/>
    </style:style>
    <style:style style:name="gr103" style:family="graphic" style:parent-style-name="standard" style:list-style-name="L7">
      <style:graphic-properties draw:stroke="none" svg:stroke-color="#000000" draw:fill="none" draw:fill-color="#0099cc" draw:textarea-horizontal-align="justify" draw:textarea-vertical-align="top" draw:auto-grow-height="true" fo:min-height="0.848cm" fo:min-width="1.543cm" fo:padding-top="0.13cm" fo:padding-bottom="0.13cm" fo:padding-left="0.25cm" fo:padding-right="0.25cm" fo:wrap-option="no-wrap" draw:shadow="hidden" draw:shadow-color="#1a006c"/>
    </style:style>
    <style:style style:name="gr104" style:family="graphic" style:parent-style-name="standard">
      <style:graphic-properties draw:stroke="solid" svg:stroke-width="0.026cm" svg:stroke-color="#ff0000" draw:stroke-linejoin="miter" draw:fill="none" draw:fill-color="#0099cc" draw:textarea-horizontal-align="left" draw:textarea-vertical-align="middle" draw:auto-grow-height="true" fo:min-height="1.994cm" fo:padding-top="0.13cm" fo:padding-bottom="0.13cm" fo:padding-left="0.25cm" fo:padding-right="0.25cm" fo:wrap-option="wrap" draw:shadow="hidden" draw:shadow-color="#1a006c"/>
    </style:style>
    <style:style style:name="gr105" style:family="graphic" style:parent-style-name="standard">
      <style:graphic-properties draw:stroke="solid" svg:stroke-width="0.026cm" svg:stroke-color="#000000" draw:stroke-linejoin="miter" draw:fill="none" draw:fill-color="#0099cc" draw:textarea-horizontal-align="left" draw:textarea-vertical-align="middle" draw:auto-grow-height="true" fo:min-height="1.877cm" fo:padding-top="0.13cm" fo:padding-bottom="0.13cm" fo:padding-left="0.25cm" fo:padding-right="0.25cm" fo:wrap-option="wrap" draw:shadow="hidden" draw:shadow-color="#1a006c"/>
    </style:style>
    <style:style style:name="gr106" style:family="graphic" style:parent-style-name="standard">
      <style:graphic-properties draw:stroke="solid" svg:stroke-width="0.026cm" svg:stroke-color="#000000" draw:stroke-linejoin="miter" draw:fill="none" draw:fill-color="#0099cc" draw:textarea-horizontal-align="left" draw:textarea-vertical-align="middle" draw:auto-grow-height="true" fo:min-height="1.873cm" fo:padding-top="0.13cm" fo:padding-bottom="0.13cm" fo:padding-left="0.25cm" fo:padding-right="0.25cm" fo:wrap-option="wrap" draw:shadow="hidden" draw:shadow-color="#1a006c"/>
    </style:style>
    <style:style style:name="gr107" style:family="graphic" style:parent-style-name="standard">
      <style:graphic-properties draw:stroke="dash" draw:stroke-dash="Dash_20_1" svg:stroke-width="0.026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1a006c"/>
    </style:style>
    <style:style style:name="gr108" style:family="graphic" style:parent-style-name="standard" style:list-style-name="L7">
      <style:graphic-properties draw:stroke="none" svg:stroke-color="#000000" draw:fill="none" draw:fill-color="#0099cc" draw:textarea-horizontal-align="justify" draw:textarea-vertical-align="top" draw:auto-grow-height="true" fo:min-height="0.848cm" fo:min-width="1.543cm" fo:padding-top="0.13cm" fo:padding-bottom="0.13cm" fo:padding-left="0.25cm" fo:padding-right="0.25cm" fo:wrap-option="no-wrap" draw:shadow="hidden" draw:shadow-color="#1a006c"/>
    </style:style>
    <style:style style:name="gr109" style:family="graphic" style:parent-style-name="standard">
      <style:graphic-properties draw:stroke="solid" svg:stroke-width="0.1cm" svg:stroke-color="#000080" draw:marker-start-width="0.35cm" draw:marker-end="Extrémité_20_de_20_ligne_20_7" draw:marker-end-width="0.45cm" draw:textarea-horizontal-align="center" draw:textarea-vertical-align="middle" fo:padding-top="0.05cm" fo:padding-bottom="0.05cm" fo:padding-left="0.05cm" fo:padding-right="0.05cm"/>
    </style:style>
    <style:style style:name="gr110" style:family="graphic" style:parent-style-name="standard" style:list-style-name="L7">
      <style:graphic-properties draw:stroke="none" svg:stroke-color="#000000" draw:fill="none" draw:fill-color="#0099cc" draw:textarea-horizontal-align="justify" draw:textarea-vertical-align="top" draw:auto-grow-height="true" fo:min-height="0.848cm" fo:min-width="1.509cm" fo:padding-top="0.13cm" fo:padding-bottom="0.13cm" fo:padding-left="0.25cm" fo:padding-right="0.25cm" fo:wrap-option="no-wrap" draw:shadow="hidden" draw:shadow-color="#1a006c"/>
    </style:style>
    <style:style style:name="gr111" style:family="graphic" style:parent-style-name="standard" style:list-style-name="L7">
      <style:graphic-properties draw:stroke="none" svg:stroke-color="#000000" draw:fill="none" draw:fill-color="#0099cc" draw:textarea-horizontal-align="justify" draw:textarea-vertical-align="top" draw:auto-grow-height="true" fo:min-height="0.848cm" fo:min-width="1.852cm" fo:padding-top="0.13cm" fo:padding-bottom="0.13cm" fo:padding-left="0.25cm" fo:padding-right="0.25cm" fo:wrap-option="no-wrap" draw:shadow="hidden" draw:shadow-color="#1a006c"/>
    </style:style>
    <style:style style:name="gr112" style:family="graphic" style:parent-style-name="standard" style:list-style-name="L7">
      <style:graphic-properties draw:stroke="none" svg:stroke-color="#000000" draw:fill="none" draw:fill-color="#0099cc" draw:textarea-horizontal-align="justify" draw:textarea-vertical-align="top" draw:auto-grow-height="true" fo:min-height="0.848cm" fo:min-width="1.852cm" fo:padding-top="0.13cm" fo:padding-bottom="0.13cm" fo:padding-left="0.25cm" fo:padding-right="0.25cm" fo:wrap-option="no-wrap" draw:shadow="hidden" draw:shadow-color="#1a006c"/>
    </style:style>
    <style:style style:name="gr113" style:family="graphic" style:parent-style-name="standard" style:list-style-name="L7">
      <style:graphic-properties draw:stroke="none" svg:stroke-color="#000000" draw:fill="none" draw:fill-color="#0099cc" draw:textarea-horizontal-align="justify" draw:textarea-vertical-align="top" draw:auto-grow-height="true" fo:min-height="0.848cm" fo:min-width="1.852cm" fo:padding-top="0.13cm" fo:padding-bottom="0.13cm" fo:padding-left="0.25cm" fo:padding-right="0.25cm" fo:wrap-option="no-wrap" draw:shadow="hidden" draw:shadow-color="#1a006c"/>
    </style:style>
    <style:style style:name="gr114" style:family="graphic" style:parent-style-name="standard" style:list-style-name="L7">
      <style:graphic-properties draw:stroke="none" svg:stroke-color="#000000" draw:fill="none" draw:fill-color="#0099cc" draw:textarea-horizontal-align="justify" draw:textarea-vertical-align="top" draw:auto-grow-height="true" fo:min-height="0.848cm" fo:min-width="1.852cm" fo:padding-top="0.13cm" fo:padding-bottom="0.13cm" fo:padding-left="0.25cm" fo:padding-right="0.25cm" fo:wrap-option="no-wrap" draw:shadow="hidden" draw:shadow-color="#1a006c"/>
    </style:style>
    <style:style style:name="gr115" style:family="graphic" style:parent-style-name="standard">
      <style:graphic-properties draw:stroke="solid" svg:stroke-width="0.026cm" svg:stroke-color="#000000" draw:stroke-linejoin="miter" draw:fill="none" draw:fill-color="#0099cc" draw:textarea-horizontal-align="left" draw:textarea-vertical-align="middle" draw:auto-grow-height="true" fo:min-height="1.994cm" fo:padding-top="0.13cm" fo:padding-bottom="0.13cm" fo:padding-left="0.25cm" fo:padding-right="0.25cm" fo:wrap-option="wrap" draw:shadow="hidden" draw:shadow-color="#1a006c"/>
    </style:style>
    <style:style style:name="gr116" style:family="graphic" style:parent-style-name="standard" style:list-style-name="L7">
      <style:graphic-properties draw:stroke="none" svg:stroke-color="#000000" draw:fill="none" draw:fill-color="#0099cc" draw:textarea-horizontal-align="justify" draw:textarea-vertical-align="top" draw:auto-grow-height="true" fo:min-height="0.848cm" fo:min-width="1.852cm" fo:padding-top="0.13cm" fo:padding-bottom="0.13cm" fo:padding-left="0.25cm" fo:padding-right="0.25cm" fo:wrap-option="no-wrap" draw:shadow="hidden" draw:shadow-color="#1a006c"/>
    </style:style>
    <style:style style:name="gr117" style:family="graphic" style:parent-style-name="standard">
      <style:graphic-properties draw:stroke="solid" svg:stroke-width="0cm" draw:marker-start-width="0.2cm" draw:marker-end-width="0.2cm" draw:fill="solid" draw:fill-color="#c0c0c0" draw:textarea-horizontal-align="justify" draw:textarea-vertical-align="middle" draw:auto-grow-height="false" fo:padding-top="0cm" fo:padding-bottom="0cm" fo:padding-left="0cm" fo:padding-right="0cm"/>
    </style:style>
    <style:style style:name="gr118" style:family="graphic" style:parent-style-name="standard">
      <style:graphic-properties draw:stroke="solid" draw:fill="solid" draw:fill-color="#008000" draw:textarea-horizontal-align="justify" draw:textarea-vertical-align="middle" draw:auto-grow-height="false"/>
    </style:style>
    <style:style style:name="gr119" style:family="graphic" style:parent-style-name="standard">
      <style:graphic-properties draw:stroke="solid" draw:fill="solid" draw:fill-color="#00ffff" draw:textarea-horizontal-align="justify" draw:textarea-vertical-align="middle" draw:auto-grow-height="false"/>
    </style:style>
    <style:style style:name="gr120" style:family="graphic" style:parent-style-name="standard">
      <style:graphic-properties draw:stroke="solid" draw:fill="solid" draw:fill-color="#ffff00" draw:textarea-horizontal-align="justify" draw:textarea-vertical-align="middle" draw:auto-grow-height="false"/>
    </style:style>
    <style:style style:name="gr121" style:family="graphic" style:parent-style-name="standard">
      <style:graphic-properties draw:stroke="solid" draw:fill="solid" draw:fill-color="#ff0000" draw:textarea-horizontal-align="justify" draw:textarea-vertical-align="middle" draw:auto-grow-height="false"/>
    </style:style>
    <style:style style:name="gr122" style:family="graphic" style:parent-style-name="standard">
      <style:graphic-properties draw:stroke="solid" draw:fill="solid" draw:fill-color="#0000ff" draw:textarea-horizontal-align="justify" draw:textarea-vertical-align="middle" draw:auto-grow-height="false"/>
    </style:style>
    <style:style style:name="gr123" style:family="graphic" style:parent-style-name="standard">
      <style:graphic-properties draw:stroke="none" svg:stroke-color="#000000" draw:fill="none" draw:fill-color="#ffffff" draw:auto-grow-height="true" draw:auto-grow-width="false" fo:max-height="0cm" fo:min-height="3.249cm"/>
    </style:style>
    <style:style style:name="gr124" style:family="graphic" style:parent-style-name="standard">
      <style:graphic-properties draw:stroke="solid" svg:stroke-width="0.1cm" svg:stroke-color="#000080" draw:marker-start-width="0.35cm" draw:marker-end="Extrémité_20_de_20_ligne_20_8" draw:marker-end-width="0.45cm" draw:textarea-horizontal-align="center" draw:textarea-vertical-align="middle" fo:padding-top="0.05cm" fo:padding-bottom="0.05cm" fo:padding-left="0.05cm" fo:padding-right="0.05cm"/>
    </style:style>
    <style:style style:name="gr125" style:family="graphic" style:parent-style-name="standard">
      <style:graphic-properties draw:stroke="solid" svg:stroke-width="0cm" draw:marker-start-width="0.2cm" draw:marker-end-width="0.2cm" draw:fill="solid" draw:fill-color="#0000ff" draw:textarea-horizontal-align="justify" draw:textarea-vertical-align="middle" draw:auto-grow-height="false" fo:padding-top="0cm" fo:padding-bottom="0cm" fo:padding-left="0cm" fo:padding-right="0cm"/>
    </style:style>
    <style:style style:name="gr126" style:family="graphic" style:parent-style-name="standard">
      <style:graphic-properties draw:stroke="solid" svg:stroke-width="0.1cm" svg:stroke-color="#ffff00" draw:marker-start-width="0.35cm" draw:marker-end="Extrémité_20_de_20_ligne_20_9" draw:marker-end-width="0.45cm" draw:textarea-horizontal-align="center" draw:textarea-vertical-align="middle" fo:padding-top="0.05cm" fo:padding-bottom="0.05cm" fo:padding-left="0.05cm" fo:padding-right="0.05cm"/>
    </style:style>
    <style:style style:name="gr127" style:family="graphic" style:parent-style-name="standard">
      <style:graphic-properties draw:stroke="solid" svg:stroke-width="0cm" draw:marker-start-width="0.2cm" draw:marker-end-width="0.2cm" draw:fill="solid" draw:fill-color="#ffff00" draw:textarea-horizontal-align="justify" draw:textarea-vertical-align="middle" draw:auto-grow-height="false" fo:padding-top="0cm" fo:padding-bottom="0cm" fo:padding-left="0cm" fo:padding-right="0cm"/>
    </style:style>
    <style:style style:name="gr128" style:family="graphic" style:parent-style-name="standard">
      <style:graphic-properties draw:stroke="solid" svg:stroke-width="0.1cm" svg:stroke-color="#008000" draw:marker-start-width="0.35cm" draw:marker-end="Extrémité_20_de_20_ligne_20_10" draw:marker-end-width="0.45cm" draw:textarea-horizontal-align="center" draw:textarea-vertical-align="middle" fo:padding-top="0.05cm" fo:padding-bottom="0.05cm" fo:padding-left="0.05cm" fo:padding-right="0.05cm"/>
    </style:style>
    <style:style style:name="gr129" style:family="graphic" style:parent-style-name="standard">
      <style:graphic-properties draw:stroke="solid" svg:stroke-width="0cm" draw:marker-start-width="0.2cm" draw:marker-end-width="0.2cm" draw:fill="solid" draw:fill-color="#008000" draw:textarea-horizontal-align="justify" draw:textarea-vertical-align="middle" draw:auto-grow-height="false" fo:padding-top="0cm" fo:padding-bottom="0cm" fo:padding-left="0cm" fo:padding-right="0cm"/>
    </style:style>
    <style:style style:name="gr130" style:family="graphic" style:parent-style-name="standard" style:list-style-name="L7">
      <style:graphic-properties draw:stroke="none" svg:stroke-color="#000000" draw:fill="none" draw:fill-color="#0099cc" draw:textarea-horizontal-align="justify" draw:textarea-vertical-align="top" draw:auto-grow-height="true" fo:min-height="0.848cm" fo:min-width="1.852cm" fo:padding-top="0.13cm" fo:padding-bottom="0.13cm" fo:padding-left="0.25cm" fo:padding-right="0.25cm" fo:wrap-option="no-wrap" draw:shadow="hidden" draw:shadow-color="#1a006c"/>
    </style:style>
    <style:style style:name="gr131" style:family="graphic" style:parent-style-name="standard">
      <style:graphic-properties draw:stroke="solid" draw:fill="none" draw:fill-color="#99ccff" draw:textarea-horizontal-align="justify" draw:textarea-vertical-align="middle" draw:auto-grow-height="false"/>
    </style:style>
    <style:style style:name="gr132" style:family="graphic" style:parent-style-name="standard">
      <style:graphic-properties draw:stroke="solid" draw:fill="solid" draw:fill-color="#00ff00" draw:textarea-horizontal-align="justify" draw:textarea-vertical-align="middle" draw:auto-grow-height="false"/>
    </style:style>
    <style:style style:name="gr133" style:family="graphic" style:parent-style-name="standard">
      <style:graphic-properties draw:stroke="solid" draw:fill="solid" draw:fill-color="#99ccff" draw:textarea-horizontal-align="justify" draw:textarea-vertical-align="middle" draw:auto-grow-height="false"/>
    </style:style>
    <style:style style:name="gr134" style:family="graphic" style:parent-style-name="standard">
      <style:graphic-properties draw:stroke="none" svg:stroke-color="#000000" draw:fill="none" draw:fill-color="#ffffff" draw:auto-grow-height="true" draw:auto-grow-width="false" fo:max-height="0cm" fo:min-height="1.5cm"/>
    </style:style>
    <style:style style:name="gr135" style:family="graphic" style:parent-style-name="standard">
      <style:graphic-properties draw:stroke="solid" svg:stroke-color="#000000" draw:fill="none" draw:fill-color="#ffffff" draw:auto-grow-height="true" draw:auto-grow-width="false" fo:max-height="0cm" fo:min-height="0cm"/>
    </style:style>
    <style:style style:name="gr136" style:family="graphic" style:parent-style-name="standard">
      <style:graphic-properties draw:stroke="solid" svg:stroke-color="#000000" draw:fill="none" draw:fill-color="#ffffff" draw:auto-grow-height="true" draw:auto-grow-width="false" fo:max-height="0cm" fo:min-height="0cm"/>
    </style:style>
    <style:style style:name="gr137" style:family="graphic" style:parent-style-name="standard" style:list-style-name="L7">
      <style:graphic-properties draw:stroke="none" svg:stroke-color="#000000" draw:fill="none" draw:fill-color="#0099cc" draw:textarea-horizontal-align="justify" draw:textarea-vertical-align="top" draw:auto-grow-height="true" fo:min-height="1.695cm" fo:min-width="4.239cm" fo:padding-top="0.13cm" fo:padding-bottom="0.13cm" fo:padding-left="0.25cm" fo:padding-right="0.25cm" fo:wrap-option="no-wrap" draw:shadow="hidden" draw:shadow-color="#1a006c"/>
    </style:style>
    <style:style style:name="gr138" style:family="graphic" style:parent-style-name="standard" style:list-style-name="L7">
      <style:graphic-properties draw:stroke="none" svg:stroke-color="#000000" draw:fill="none" draw:fill-color="#0099cc" draw:textarea-horizontal-align="justify" draw:textarea-vertical-align="top" draw:auto-grow-height="true" fo:min-height="1.695cm" fo:min-width="4.239cm" fo:padding-top="0.13cm" fo:padding-bottom="0.13cm" fo:padding-left="0.25cm" fo:padding-right="0.25cm" fo:wrap-option="no-wrap" draw:shadow="hidden" draw:shadow-color="#1a006c"/>
    </style:style>
    <style:style style:name="gr139" style:family="graphic" style:parent-style-name="standard">
      <style:graphic-properties draw:stroke="solid" svg:stroke-color="#000000" draw:fill="solid" draw:fill-color="#99ccff" draw:auto-grow-height="true" draw:auto-grow-width="false" fo:max-height="0cm" fo:min-height="0cm"/>
    </style:style>
    <style:style style:name="gr140" style:family="graphic" style:parent-style-name="standard">
      <style:graphic-properties draw:stroke="solid" svg:stroke-width="0.1cm" svg:stroke-color="#99ccff" draw:marker-start-width="0.35cm" draw:marker-end="Extrémité_20_de_20_ligne_20_14" draw:marker-end-width="0.45cm" draw:textarea-horizontal-align="center" draw:textarea-vertical-align="middle" fo:padding-top="0.05cm" fo:padding-bottom="0.05cm" fo:padding-left="0.05cm" fo:padding-right="0.05cm"/>
    </style:style>
    <style:style style:name="gr1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2" style:family="graphic" style:parent-style-name="standard">
      <style:graphic-properties draw:stroke="solid" svg:stroke-color="#000000" draw:fill="solid" draw:fill-color="#00ff00" draw:auto-grow-height="true" draw:auto-grow-width="false" fo:max-height="0cm" fo:min-height="0cm"/>
    </style:style>
    <style:style style:name="gr143" style:family="graphic" style:parent-style-name="standard">
      <style:graphic-properties draw:stroke="solid" svg:stroke-width="0.1cm" svg:stroke-color="#00ff00" draw:marker-start-width="0.35cm" draw:marker-end="Extrémité_20_de_20_ligne_20_17" draw:marker-end-width="0.45cm" draw:textarea-horizontal-align="center" draw:textarea-vertical-align="middle" fo:padding-top="0.05cm" fo:padding-bottom="0.05cm" fo:padding-left="0.05cm" fo:padding-right="0.05cm"/>
    </style:style>
    <style:style style:name="gr144" style:family="graphic" style:parent-style-name="standard">
      <style:graphic-properties draw:stroke="solid" svg:stroke-color="#008000" draw:marker-end="Extrémité_20_de_20_ligne_20_18" draw:marker-end-width="0.3cm" draw:textarea-horizontal-align="center" draw:textarea-vertical-align="middle"/>
    </style:style>
    <style:style style:name="gr145" style:family="graphic" style:parent-style-name="standard">
      <style:graphic-properties draw:stroke="solid" svg:stroke-color="#000000" draw:fill="solid" draw:fill-color="#e6e6e6" draw:auto-grow-height="true" draw:auto-grow-width="false" fo:max-height="0cm" fo:min-height="0cm"/>
    </style:style>
    <style:style style:name="gr146" style:family="graphic" style:parent-style-name="standard">
      <style:graphic-properties draw:stroke="solid" svg:stroke-color="#008000" draw:marker-end="Extrémité_20_de_20_ligne_20_16" draw:marker-end-width="0.3cm" draw:textarea-horizontal-align="center" draw:textarea-vertical-align="middle"/>
    </style:style>
    <style:style style:name="gr147" style:family="graphic" style:parent-style-name="standard">
      <style:graphic-properties draw:stroke="solid" svg:stroke-color="#008000" draw:marker-end="Extrémité_20_de_20_ligne_20_11" draw:marker-end-width="0.3cm" draw:textarea-horizontal-align="center" draw:textarea-vertical-align="middle"/>
    </style:style>
    <style:style style:name="gr148" style:family="graphic" style:parent-style-name="standard">
      <style:graphic-properties draw:stroke="solid" draw:marker-end="Extrémité_20_de_20_ligne_20_19" draw:marker-end-width="0.3cm" draw:textarea-horizontal-align="center" draw:textarea-vertical-align="middle"/>
    </style:style>
    <style:style style:name="gr149" style:family="graphic" style:parent-style-name="standard">
      <style:graphic-properties draw:stroke="solid" svg:stroke-color="#000000" draw:fill="solid" draw:fill-color="#99ccff" draw:auto-grow-height="true" draw:auto-grow-width="false" fo:max-height="0cm" fo:min-height="0cm"/>
    </style:style>
    <style:style style:name="gr150" style:family="graphic" style:parent-style-name="standard">
      <style:graphic-properties draw:marker-end="Extrémité_20_de_20_ligne_20_21" draw:marker-end-width="0.3cm" draw:textarea-horizontal-align="center" draw:textarea-vertical-align="middle"/>
    </style:style>
    <style:style style:name="gr151" style:family="graphic" style:parent-style-name="standard">
      <style:graphic-properties draw:stroke="solid" svg:stroke-color="#000000" draw:fill="solid" draw:fill-color="#3deb3d" draw:auto-grow-height="true" draw:auto-grow-width="false" fo:max-height="0cm" fo:min-height="0cm"/>
    </style:style>
    <style:style style:name="gr152"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53"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54"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55"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56"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57"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58"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59"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0"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1"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2"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3"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4"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5"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6"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7"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8"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69"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0"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1"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2"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3"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4"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5"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6"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7"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8"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79"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80"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81"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82"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83" style:family="graphic" style:parent-style-name="standard" style:list-style-name="L8">
      <style:graphic-properties draw:stroke="none" svg:stroke-color="#000000" draw:fill="none" draw:fill-color="#0099cc" draw:textarea-horizontal-align="justify" draw:textarea-vertical-align="top" draw:auto-grow-height="false" fo:padding-top="0.13cm" fo:padding-bottom="0.13cm" fo:padding-left="0.25cm" fo:padding-right="0.25cm" fo:wrap-option="wrap" draw:shadow="hidden" draw:shadow-color="#1a006c"/>
    </style:style>
    <style:style style:name="gr18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5" style:family="graphic" style:parent-style-name="standard">
      <style:graphic-properties draw:stroke="solid" svg:stroke-width="0.035cm" svg:stroke-color="#000000" draw:stroke-linejoin="round" draw:fill="solid" draw:fill-color="#dd0806" draw:textarea-horizontal-align="left" draw:textarea-vertical-align="top" draw:auto-grow-height="false" fo:padding-top="0.13cm" fo:padding-bottom="0.13cm" fo:padding-left="0.25cm" fo:padding-right="0.25cm" fo:wrap-option="wrap" draw:shadow="hidden"/>
    </style:style>
    <style:style style:name="gr186" style:family="graphic" style:parent-style-name="standard">
      <style:graphic-properties draw:stroke="solid" svg:stroke-width="0.035cm" svg:stroke-color="#000000" draw:stroke-linejoin="round" draw:fill="solid" draw:fill-color="#008011" draw:textarea-horizontal-align="left" draw:textarea-vertical-align="top" draw:auto-grow-height="false" fo:padding-top="0.13cm" fo:padding-bottom="0.13cm" fo:padding-left="0.25cm" fo:padding-right="0.25cm" fo:wrap-option="wrap" draw:shadow="hidden"/>
    </style:style>
    <style:style style:name="gr187" style:family="graphic" style:parent-style-name="standard">
      <style:graphic-properties draw:stroke="solid" svg:stroke-width="0.035cm" svg:stroke-color="#000000" draw:stroke-linejoin="round" draw:fill="solid" draw:fill-color="#0000d4" draw:textarea-horizontal-align="left" draw:textarea-vertical-align="top" draw:auto-grow-height="false" fo:padding-top="0.13cm" fo:padding-bottom="0.13cm" fo:padding-left="0.25cm" fo:padding-right="0.25cm" fo:wrap-option="wrap" draw:shadow="hidden"/>
    </style:style>
    <style:style style:name="gr188" style:family="graphic" style:parent-style-name="standard">
      <style:graphic-properties draw:stroke="solid" svg:stroke-width="0.035cm" svg:stroke-color="#000000" draw:stroke-linejoin="round" draw:fill="solid" draw:fill-color="#fcf305" draw:textarea-horizontal-align="left" draw:textarea-vertical-align="top" draw:auto-grow-height="false" fo:padding-top="0.13cm" fo:padding-bottom="0.13cm" fo:padding-left="0.25cm" fo:padding-right="0.25cm" fo:wrap-option="wrap" draw:shadow="hidden"/>
    </style:style>
    <style:style style:name="gr189" style:family="graphic" style:parent-style-name="standard">
      <style:graphic-properties draw:stroke="solid" svg:stroke-width="0.035cm" svg:stroke-color="#000000" draw:stroke-linejoin="round" draw:fill="solid" draw:fill-color="#f20884" draw:textarea-horizontal-align="left" draw:textarea-vertical-align="top" draw:auto-grow-height="false" fo:padding-top="0.13cm" fo:padding-bottom="0.13cm" fo:padding-left="0.25cm" fo:padding-right="0.25cm" fo:wrap-option="wrap" draw:shadow="hidden"/>
    </style:style>
    <style:style style:name="gr190" style:family="graphic" style:parent-style-name="standard">
      <style:graphic-properties draw:stroke="solid" svg:stroke-width="0.035cm" svg:stroke-color="#000000" draw:stroke-linejoin="round" draw:fill="solid" draw:fill-color="#02abea" draw:textarea-horizontal-align="left" draw:textarea-vertical-align="top" draw:auto-grow-height="false" fo:padding-top="0.13cm" fo:padding-bottom="0.13cm" fo:padding-left="0.25cm" fo:padding-right="0.25cm" fo:wrap-option="wrap" draw:shadow="hidden"/>
    </style:style>
    <style:style style:name="gr191" style:family="graphic" style:parent-style-name="standard" style:list-style-name="L10">
      <style:graphic-properties draw:stroke="none" draw:fill="none" draw:fill-color="#ffffff" draw:textarea-horizontal-align="justify" draw:textarea-vertical-align="top" draw:auto-grow-height="true" fo:min-height="0.763cm" fo:min-width="6.572cm" fo:padding-top="0cm" fo:padding-bottom="0cm" fo:padding-left="0cm" fo:padding-right="0cm" fo:wrap-option="no-wrap" draw:shadow="hidden"/>
    </style:style>
    <style:style style:name="gr192" style:family="graphic" style:parent-style-name="standard" style:list-style-name="L10">
      <style:graphic-properties draw:stroke="none" draw:fill="none" draw:fill-color="#ffffff" draw:textarea-horizontal-align="justify" draw:textarea-vertical-align="top" draw:auto-grow-height="true" fo:min-height="0.763cm" fo:min-width="7.745cm" fo:padding-top="0cm" fo:padding-bottom="0cm" fo:padding-left="0cm" fo:padding-right="0cm" fo:wrap-option="no-wrap" draw:shadow="hidden"/>
    </style:style>
    <style:style style:name="gr193" style:family="graphic" style:parent-style-name="standard" style:list-style-name="L10">
      <style:graphic-properties draw:stroke="none" draw:fill="none" draw:fill-color="#ffffff" draw:textarea-horizontal-align="justify" draw:textarea-vertical-align="top" draw:auto-grow-height="true" fo:min-height="0.763cm" fo:min-width="0.434cm" fo:padding-top="0cm" fo:padding-bottom="0cm" fo:padding-left="0cm" fo:padding-right="0cm" fo:wrap-option="no-wrap" draw:shadow="hidden"/>
    </style:style>
    <style:style style:name="gr194" style:family="graphic" style:parent-style-name="standard" style:list-style-name="L10">
      <style:graphic-properties draw:stroke="none" draw:fill="none" draw:fill-color="#ffffff" draw:textarea-horizontal-align="justify" draw:textarea-vertical-align="top" draw:auto-grow-height="true" fo:min-height="0.763cm" fo:min-width="1.534cm" fo:padding-top="0cm" fo:padding-bottom="0cm" fo:padding-left="0cm" fo:padding-right="0cm" fo:wrap-option="no-wrap" draw:shadow="hidden"/>
    </style:style>
    <style:style style:name="gr195" style:family="graphic" style:parent-style-name="standard" style:list-style-name="L10">
      <style:graphic-properties draw:stroke="none" draw:fill="none" draw:fill-color="#ffffff" draw:textarea-horizontal-align="justify" draw:textarea-vertical-align="top" draw:auto-grow-height="true" fo:min-height="0.763cm" fo:min-width="1.534cm" fo:padding-top="0cm" fo:padding-bottom="0cm" fo:padding-left="0cm" fo:padding-right="0cm" fo:wrap-option="no-wrap" draw:shadow="hidden"/>
    </style:style>
    <style:style style:name="gr196" style:family="graphic" style:parent-style-name="standard" style:list-style-name="L10">
      <style:graphic-properties draw:stroke="none" draw:fill="none" draw:fill-color="#ffffff" draw:textarea-horizontal-align="justify" draw:textarea-vertical-align="top" draw:auto-grow-height="true" fo:min-height="0.763cm" fo:min-width="1.534cm" fo:padding-top="0cm" fo:padding-bottom="0cm" fo:padding-left="0cm" fo:padding-right="0cm" fo:wrap-option="no-wrap" draw:shadow="hidden"/>
    </style:style>
    <style:style style:name="gr197" style:family="graphic" style:parent-style-name="standard" style:list-style-name="L10">
      <style:graphic-properties draw:stroke="none" draw:fill="none" draw:fill-color="#ffffff" draw:textarea-horizontal-align="justify" draw:textarea-vertical-align="top" draw:auto-grow-height="true" fo:min-height="0.763cm" fo:min-width="1.534cm" fo:padding-top="0cm" fo:padding-bottom="0cm" fo:padding-left="0cm" fo:padding-right="0cm" fo:wrap-option="no-wrap" draw:shadow="hidden"/>
    </style:style>
    <style:style style:name="gr198" style:family="graphic" style:parent-style-name="standard" style:list-style-name="L10">
      <style:graphic-properties draw:stroke="none" draw:fill="none" draw:fill-color="#ffffff" draw:textarea-horizontal-align="justify" draw:textarea-vertical-align="top" draw:auto-grow-height="true" fo:min-height="0.763cm" fo:min-width="1.103cm" fo:padding-top="0cm" fo:padding-bottom="0cm" fo:padding-left="0cm" fo:padding-right="0cm" fo:wrap-option="no-wrap" draw:shadow="hidden"/>
    </style:style>
    <style:style style:name="gr199" style:family="graphic" style:parent-style-name="standard" style:list-style-name="L10">
      <style:graphic-properties draw:stroke="none" draw:fill="none" draw:fill-color="#ffffff" draw:textarea-horizontal-align="justify" draw:textarea-vertical-align="top" draw:auto-grow-height="true" fo:min-height="0.763cm" fo:min-width="1.534cm" fo:padding-top="0cm" fo:padding-bottom="0cm" fo:padding-left="0cm" fo:padding-right="0cm" fo:wrap-option="no-wrap" draw:shadow="hidden"/>
    </style:style>
    <style:style style:name="gr200" style:family="graphic" style:parent-style-name="standard" style:list-style-name="L10">
      <style:graphic-properties draw:stroke="none" draw:fill="none" draw:fill-color="#ffffff" draw:textarea-horizontal-align="justify" draw:textarea-vertical-align="top" draw:auto-grow-height="true" fo:min-height="0.763cm" fo:min-width="1.534cm" fo:padding-top="0cm" fo:padding-bottom="0cm" fo:padding-left="0cm" fo:padding-right="0cm" fo:wrap-option="no-wrap" draw:shadow="hidden"/>
    </style:style>
    <style:style style:name="gr201" style:family="graphic" style:parent-style-name="standard" style:list-style-name="L10">
      <style:graphic-properties draw:stroke="none" draw:fill="none" draw:fill-color="#ffffff" draw:textarea-horizontal-align="justify" draw:textarea-vertical-align="top" draw:auto-grow-height="true" fo:min-height="0.763cm" fo:min-width="0.434cm" fo:padding-top="0cm" fo:padding-bottom="0cm" fo:padding-left="0cm" fo:padding-right="0cm" fo:wrap-option="no-wrap" draw:shadow="hidden"/>
    </style:style>
    <style:style style:name="gr202" style:family="graphic" style:parent-style-name="standard" style:list-style-name="L10">
      <style:graphic-properties draw:stroke="none" draw:fill="none" draw:fill-color="#ffffff" draw:textarea-horizontal-align="justify" draw:textarea-vertical-align="top" draw:auto-grow-height="true" fo:min-height="0.763cm" fo:min-width="0.434cm" fo:padding-top="0cm" fo:padding-bottom="0cm" fo:padding-left="0cm" fo:padding-right="0cm" fo:wrap-option="no-wrap" draw:shadow="hidden"/>
    </style:style>
    <style:style style:name="gr203" style:family="graphic" style:parent-style-name="standard" style:list-style-name="L10">
      <style:graphic-properties draw:stroke="none" draw:fill="none" draw:fill-color="#ffffff" draw:textarea-horizontal-align="justify" draw:textarea-vertical-align="top" draw:auto-grow-height="true" fo:min-height="0.763cm" fo:min-width="0.434cm" fo:padding-top="0cm" fo:padding-bottom="0cm" fo:padding-left="0cm" fo:padding-right="0cm" fo:wrap-option="no-wrap" draw:shadow="hidden"/>
    </style:style>
    <style:style style:name="gr204" style:family="graphic" style:parent-style-name="standard" style:list-style-name="L10">
      <style:graphic-properties draw:stroke="none" draw:fill="none" draw:fill-color="#ffffff" draw:textarea-horizontal-align="justify" draw:textarea-vertical-align="top" draw:auto-grow-height="true" fo:min-height="0.763cm" fo:min-width="0.434cm" fo:padding-top="0cm" fo:padding-bottom="0cm" fo:padding-left="0cm" fo:padding-right="0cm" fo:wrap-option="no-wrap" draw:shadow="hidden"/>
    </style:style>
    <style:style style:name="gr205" style:family="graphic" style:parent-style-name="standard" style:list-style-name="L10">
      <style:graphic-properties draw:stroke="none" draw:fill="none" draw:fill-color="#ffffff" draw:textarea-horizontal-align="justify" draw:textarea-vertical-align="top" draw:auto-grow-height="true" fo:min-height="0.763cm" fo:min-width="0.866cm" fo:padding-top="0cm" fo:padding-bottom="0cm" fo:padding-left="0cm" fo:padding-right="0cm" fo:wrap-option="no-wrap" draw:shadow="hidden"/>
    </style:style>
    <style:style style:name="gr206" style:family="graphic" style:parent-style-name="standard" style:list-style-name="L10">
      <style:graphic-properties draw:stroke="none" draw:fill="none" draw:fill-color="#ffffff" draw:textarea-horizontal-align="justify" draw:textarea-vertical-align="top" draw:auto-grow-height="true" fo:min-height="0.763cm" fo:min-width="0.866cm" fo:padding-top="0cm" fo:padding-bottom="0cm" fo:padding-left="0cm" fo:padding-right="0cm" fo:wrap-option="no-wrap" draw:shadow="hidden"/>
    </style:style>
    <style:style style:name="gr207" style:family="graphic" style:parent-style-name="standard" style:list-style-name="L10">
      <style:graphic-properties draw:stroke="none" draw:fill="none" draw:fill-color="#ffffff" draw:textarea-horizontal-align="justify" draw:textarea-vertical-align="top" draw:auto-grow-height="true" fo:min-height="0.763cm" fo:min-width="0.866cm" fo:padding-top="0cm" fo:padding-bottom="0cm" fo:padding-left="0cm" fo:padding-right="0cm" fo:wrap-option="no-wrap" draw:shadow="hidden"/>
    </style:style>
    <style:style style:name="gr208" style:family="graphic" style:parent-style-name="standard" style:list-style-name="L10">
      <style:graphic-properties draw:stroke="none" draw:fill="none" draw:fill-color="#ffffff" draw:textarea-horizontal-align="justify" draw:textarea-vertical-align="top" draw:auto-grow-height="true" fo:min-height="0.763cm" fo:min-width="1.297cm" fo:padding-top="0cm" fo:padding-bottom="0cm" fo:padding-left="0cm" fo:padding-right="0cm" fo:wrap-option="no-wrap" draw:shadow="hidden"/>
    </style:style>
    <style:style style:name="gr209" style:family="graphic" style:parent-style-name="standard" style:list-style-name="L10">
      <style:graphic-properties draw:stroke="none" draw:fill="none" draw:fill-color="#ffffff" draw:textarea-horizontal-align="justify" draw:textarea-vertical-align="top" draw:auto-grow-height="true" fo:min-height="0.763cm" fo:min-width="8.321cm" fo:padding-top="0cm" fo:padding-bottom="0cm" fo:padding-left="0cm" fo:padding-right="0cm" fo:wrap-option="no-wrap" draw:shadow="hidden"/>
    </style:style>
    <style:style style:name="gr210" style:family="graphic" style:parent-style-name="standard">
      <style:graphic-properties draw:stroke="solid" svg:stroke-width="0.035cm" svg:stroke-color="#000000" draw:stroke-linejoin="round" draw:fill="solid" draw:fill-color="#000000" draw:textarea-horizontal-align="left" draw:textarea-vertical-align="top" draw:auto-grow-height="false" fo:padding-top="0.13cm" fo:padding-bottom="0.13cm" fo:padding-left="0.25cm" fo:padding-right="0.25cm" fo:wrap-option="wrap" draw:shadow="hidden"/>
    </style:style>
    <style:style style:name="gr211" style:family="graphic" style:parent-style-name="standard" style:list-style-name="L10">
      <style:graphic-properties draw:stroke="none" draw:fill="none" draw:fill-color="#ffffff" draw:textarea-horizontal-align="justify" draw:textarea-vertical-align="top" draw:auto-grow-height="true" fo:min-height="0.763cm" fo:min-width="6.606cm" fo:padding-top="0cm" fo:padding-bottom="0cm" fo:padding-left="0cm" fo:padding-right="0cm" fo:wrap-option="no-wrap" draw:shadow="hidden"/>
    </style:style>
    <style:style style:name="gr212" style:family="graphic" style:parent-style-name="standard" style:list-style-name="L10">
      <style:graphic-properties draw:stroke="none" draw:fill="none" draw:fill-color="#ffffff" draw:textarea-horizontal-align="justify" draw:textarea-vertical-align="top" draw:auto-grow-height="true" fo:min-height="0.763cm" fo:min-width="6.606cm" fo:padding-top="0cm" fo:padding-bottom="0cm" fo:padding-left="0cm" fo:padding-right="0cm" fo:wrap-option="no-wrap" draw:shadow="hidden"/>
    </style:style>
    <style:style style:name="gr213" style:family="graphic" style:parent-style-name="standard" style:list-style-name="L10">
      <style:graphic-properties draw:stroke="none" draw:fill="none" draw:fill-color="#ffffff" draw:textarea-horizontal-align="justify" draw:textarea-vertical-align="top" draw:auto-grow-height="true" fo:min-height="0.763cm" fo:min-width="6.606cm" fo:padding-top="0cm" fo:padding-bottom="0cm" fo:padding-left="0cm" fo:padding-right="0cm" fo:wrap-option="no-wrap" draw:shadow="hidden"/>
    </style:style>
    <style:style style:name="gr214" style:family="graphic" style:parent-style-name="standard" style:list-style-name="L10">
      <style:graphic-properties draw:stroke="none" draw:fill="none" draw:fill-color="#ffffff" draw:textarea-horizontal-align="justify" draw:textarea-vertical-align="top" draw:auto-grow-height="true" fo:min-height="0.763cm" fo:min-width="3.689cm" fo:padding-top="0cm" fo:padding-bottom="0cm" fo:padding-left="0cm" fo:padding-right="0cm" fo:wrap-option="no-wrap" draw:shadow="hidden"/>
    </style:style>
    <style:style style:name="gr215" style:family="graphic" style:parent-style-name="standard" style:list-style-name="L4">
      <style:graphic-properties draw:stroke="none" draw:fill="none" draw:fill-color="#0099cc" draw:textarea-horizontal-align="justify" draw:textarea-vertical-align="top" draw:auto-grow-height="true" fo:min-height="0.848cm" fo:min-width="3.859cm" fo:padding-top="0.13cm" fo:padding-bottom="0.13cm" fo:padding-left="0.25cm" fo:padding-right="0.25cm" fo:wrap-option="no-wrap" draw:shadow="hidden" draw:shadow-color="#1a006c"/>
    </style:style>
    <style:style style:name="gr216" style:family="graphic" style:parent-style-name="standard" style:list-style-name="L9">
      <style:graphic-properties draw:stroke="none" draw:fill="none" draw:fill-color="#0099cc" draw:textarea-horizontal-align="justify" draw:textarea-vertical-align="top" draw:auto-grow-height="true" fo:min-height="0.848cm" fo:min-width="3.432cm" fo:padding-top="0.13cm" fo:padding-bottom="0.13cm" fo:padding-left="0.25cm" fo:padding-right="0.25cm" fo:wrap-option="no-wrap" draw:shadow="hidden" draw:shadow-color="#1a006c"/>
    </style:style>
    <style:style style:name="gr217" style:family="graphic" style:parent-style-name="standard" style:list-style-name="L4">
      <style:graphic-properties draw:stroke="none" draw:fill="none" draw:fill-color="#0099cc" draw:textarea-horizontal-align="justify" draw:textarea-vertical-align="top" draw:auto-grow-height="true" fo:min-height="0.848cm" fo:min-width="2.665cm" fo:padding-top="0.13cm" fo:padding-bottom="0.13cm" fo:padding-left="0.25cm" fo:padding-right="0.25cm" fo:wrap-option="no-wrap" draw:shadow="hidden" draw:shadow-color="#1a006c"/>
    </style:style>
    <style:style style:name="gr218" style:family="graphic" style:parent-style-name="standard">
      <style:graphic-properties draw:stroke="solid" svg:stroke-width="0.026cm" svg:stroke-color="#0000ff" draw:stroke-linejoin="miter" draw:fill="none" draw:fill-color="#0099cc" draw:textarea-horizontal-align="left" draw:textarea-vertical-align="middle" draw:auto-grow-height="true" fo:min-height="1.283cm" fo:padding-top="0.13cm" fo:padding-bottom="0.13cm" fo:padding-left="0.25cm" fo:padding-right="0.25cm" fo:wrap-option="wrap" draw:shadow="hidden" draw:shadow-color="#1a006c"/>
    </style:style>
    <style:style style:name="gr219" style:family="graphic" style:parent-style-name="standard">
      <style:graphic-properties draw:stroke="solid" svg:stroke-width="0.026cm" svg:stroke-color="#0000ff" draw:marker-end="msArrowEnd_20_8" draw:marker-end-width="0.3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1a006c" draw:start-line-spacing-horizontal="0.63cm" draw:start-line-spacing-vertical="0.63cm" draw:end-line-spacing-horizontal="0.63cm" draw:end-line-spacing-vertical="0.63cm"/>
    </style:style>
    <style:style style:name="gr220" style:family="graphic" style:parent-style-name="standard">
      <style:graphic-properties draw:stroke="solid" svg:stroke-width="0.026cm" svg:stroke-color="#ff0000" draw:stroke-linejoin="miter" draw:fill="none" draw:fill-color="#0099cc" draw:textarea-horizontal-align="left" draw:textarea-vertical-align="middle" draw:auto-grow-height="true" fo:min-height="0.806cm" fo:padding-top="0.13cm" fo:padding-bottom="0.13cm" fo:padding-left="0.25cm" fo:padding-right="0.25cm" fo:wrap-option="wrap" draw:shadow="hidden" draw:shadow-color="#1a006c"/>
    </style:style>
    <style:style style:name="gr221" style:family="graphic" style:parent-style-name="standard">
      <style:graphic-properties draw:stroke="solid" svg:stroke-width="0.026cm" svg:stroke-color="#ff0000" draw:marker-end="msArrowEnd_20_8" draw:marker-end-width="0.35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1a006c" draw:start-line-spacing-horizontal="0.63cm" draw:start-line-spacing-vertical="0.63cm" draw:end-line-spacing-horizontal="0.63cm" draw:end-line-spacing-vertical="0.63cm"/>
    </style:style>
    <style:style style:name="gr222" style:family="graphic" style:parent-style-name="standard" style:list-style-name="L4">
      <style:graphic-properties draw:stroke="none" draw:fill="none" draw:fill-color="#0099cc" draw:textarea-horizontal-align="justify" draw:textarea-vertical-align="top" draw:auto-grow-height="true" fo:min-height="0.848cm" fo:min-width="3.859cm" fo:padding-top="0.13cm" fo:padding-bottom="0.13cm" fo:padding-left="0.25cm" fo:padding-right="0.25cm" fo:wrap-option="no-wrap" draw:shadow="hidden" draw:shadow-color="#1a006c"/>
    </style:style>
    <style:style style:name="gr223" style:family="graphic" style:parent-style-name="standard" style:list-style-name="L9">
      <style:graphic-properties draw:stroke="none" draw:fill="none" draw:fill-color="#0099cc" draw:textarea-horizontal-align="justify" draw:textarea-vertical-align="top" draw:auto-grow-height="true" fo:min-height="0.848cm" fo:min-width="3.432cm" fo:padding-top="0.13cm" fo:padding-bottom="0.13cm" fo:padding-left="0.25cm" fo:padding-right="0.25cm" fo:wrap-option="no-wrap" draw:shadow="hidden" draw:shadow-color="#1a006c"/>
    </style:style>
    <style:style style:name="gr224" style:family="graphic" style:parent-style-name="standard" style:list-style-name="L4">
      <style:graphic-properties draw:stroke="none" draw:fill="none" draw:fill-color="#0099cc" draw:textarea-horizontal-align="justify" draw:textarea-vertical-align="top" draw:auto-grow-height="true" fo:min-height="0.848cm" fo:min-width="2.665cm" fo:padding-top="0.13cm" fo:padding-bottom="0.13cm" fo:padding-left="0.25cm" fo:padding-right="0.25cm" fo:wrap-option="no-wrap" draw:shadow="hidden" draw:shadow-color="#1a006c"/>
    </style:style>
    <style:style style:name="gr225" style:family="graphic" style:parent-style-name="standard">
      <style:graphic-properties draw:stroke="solid" svg:stroke-width="0.026cm" svg:stroke-color="#0000ff" draw:stroke-linejoin="miter" draw:fill="none" draw:fill-color="#0099cc" draw:textarea-horizontal-align="left" draw:textarea-vertical-align="middle" draw:auto-grow-height="true" fo:min-height="1.693cm" fo:padding-top="0.13cm" fo:padding-bottom="0.13cm" fo:padding-left="0.25cm" fo:padding-right="0.25cm" fo:wrap-option="wrap" draw:shadow="hidden" draw:shadow-color="#1a006c"/>
    </style:style>
    <style:style style:name="gr226" style:family="graphic" style:parent-style-name="standard">
      <style:graphic-properties draw:stroke="solid" svg:stroke-width="0.026cm" svg:stroke-color="#ff0000" draw:stroke-linejoin="miter" draw:fill="none" draw:fill-color="#0099cc" draw:textarea-horizontal-align="left" draw:textarea-vertical-align="middle" draw:auto-grow-height="true" fo:min-height="0.674cm" fo:padding-top="0.13cm" fo:padding-bottom="0.13cm" fo:padding-left="0.25cm" fo:padding-right="0.25cm" fo:wrap-option="wrap" draw:shadow="hidden" draw:shadow-color="#1a006c"/>
    </style:style>
    <style:style style:name="gr227" style:family="graphic" style:parent-style-name="standard" style:list-style-name="L4">
      <style:graphic-properties draw:stroke="none" draw:fill="none" draw:fill-color="#0099cc" draw:textarea-horizontal-align="justify" draw:textarea-vertical-align="top" draw:auto-grow-height="true" fo:min-height="0.848cm" fo:min-width="3.859cm" fo:padding-top="0.13cm" fo:padding-bottom="0.13cm" fo:padding-left="0.25cm" fo:padding-right="0.25cm" fo:wrap-option="no-wrap" draw:shadow="hidden" draw:shadow-color="#1a006c"/>
    </style:style>
    <style:style style:name="gr228" style:family="graphic" style:parent-style-name="standard" style:list-style-name="L9">
      <style:graphic-properties draw:stroke="none" draw:fill="none" draw:fill-color="#0099cc" draw:textarea-horizontal-align="justify" draw:textarea-vertical-align="top" draw:auto-grow-height="true" fo:min-height="0.848cm" fo:min-width="3.432cm" fo:padding-top="0.13cm" fo:padding-bottom="0.13cm" fo:padding-left="0.25cm" fo:padding-right="0.25cm" fo:wrap-option="no-wrap" draw:shadow="hidden" draw:shadow-color="#1a006c"/>
    </style:style>
    <style:style style:name="gr229" style:family="graphic" style:parent-style-name="standard" style:list-style-name="L4">
      <style:graphic-properties draw:stroke="none" draw:fill="none" draw:fill-color="#0099cc" draw:textarea-horizontal-align="justify" draw:textarea-vertical-align="top" draw:auto-grow-height="true" fo:min-height="0.848cm" fo:min-width="2.665cm" fo:padding-top="0.13cm" fo:padding-bottom="0.13cm" fo:padding-left="0.25cm" fo:padding-right="0.25cm" fo:wrap-option="no-wrap" draw:shadow="hidden" draw:shadow-color="#1a006c"/>
    </style:style>
    <style:style style:name="gr230" style:family="graphic" style:parent-style-name="standard">
      <style:graphic-properties draw:stroke="solid" svg:stroke-width="0.026cm" svg:stroke-color="#0000ff" draw:stroke-linejoin="miter" draw:fill="none" draw:fill-color="#0099cc" draw:textarea-horizontal-align="left" draw:textarea-vertical-align="middle" draw:auto-grow-height="true" fo:min-height="2.167cm" fo:padding-top="0.13cm" fo:padding-bottom="0.13cm" fo:padding-left="0.25cm" fo:padding-right="0.25cm" fo:wrap-option="wrap" draw:shadow="hidden" draw:shadow-color="#1a006c"/>
    </style:style>
    <style:style style:name="pr1" style:family="presentation" style:parent-style-name="lyt-cool-title">
      <style:graphic-properties draw:fill-color="#ffffff" draw:auto-grow-height="true" fo:min-height="3.171cm"/>
    </style:style>
    <style:style style:name="pr2" style:family="presentation" style:parent-style-name="lyt-cool-outline1">
      <style:graphic-properties draw:fill-color="#ffffff" draw:auto-grow-height="true" fo:min-height="11.963cm"/>
    </style:style>
    <style:style style:name="pr3" style:family="presentation" style:parent-style-name="lyt-cool-notes">
      <style:graphic-properties draw:fill-color="#ffffff" fo:min-height="11.41cm"/>
    </style:style>
    <style:style style:name="pr4" style:family="presentation" style:parent-style-name="lyt-cool-title">
      <style:graphic-properties draw:fill-color="#ffffff" draw:auto-grow-height="true" fo:min-height="3.001cm"/>
    </style:style>
    <style:style style:name="pr5" style:family="presentation" style:parent-style-name="lyt-cool-outline1">
      <style:graphic-properties draw:fill-color="#ffffff" draw:auto-grow-height="true" fo:min-height="13.501cm"/>
    </style:style>
    <style:style style:name="pr6" style:family="presentation" style:parent-style-name="lyt-cool-outline1">
      <style:graphic-properties draw:fill-color="#ffffff" fo:min-height="13.501cm"/>
    </style:style>
    <style:style style:name="pr7" style:family="presentation" style:parent-style-name="lyt-cool-title">
      <style:graphic-properties draw:fill-color="#ffffff" fo:min-height="3.001cm"/>
    </style:style>
    <style:style style:name="pr8" style:family="presentation" style:parent-style-name="lyt-cool-outline1">
      <style:graphic-properties draw:fill-color="#ffffff" fo:min-height="5.101cm"/>
    </style:style>
    <style:style style:name="pr9" style:family="presentation" style:parent-style-name="lyt-cool-outline1">
      <style:graphic-properties draw:fill-color="#ffffff" fo:min-height="3.501cm"/>
    </style:style>
    <style:style style:name="pr10" style:family="presentation" style:parent-style-name="lyt-cool-outline1">
      <style:graphic-properties draw:fill-color="#ffffff" fo:min-height="11.5cm"/>
    </style:style>
    <style:style style:name="P1" style:family="paragraph">
      <style:paragraph-properties fo:margin-left="0cm" fo:margin-right="0cm" fo:text-indent="0cm"/>
    </style:style>
    <style:style style:name="P2" style:family="paragraph">
      <style:paragraph-properties fo:margin-left="1.2cm" fo:margin-right="0cm" fo:text-align="center" fo:text-indent="-0.9cm"/>
    </style:style>
    <style:style style:name="P3" style:family="paragraph">
      <style:paragraph-properties fo:margin-left="1.2cm" fo:margin-right="0cm" fo:text-indent="-0.9cm"/>
    </style:style>
    <style:style style:name="P4" style:family="paragraph">
      <style:paragraph-properties text:enable-numbering="true" fo:margin-left="1.2cm" fo:margin-right="0cm" fo:text-indent="-0.9cm"/>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100%" fo:text-indent="0cm"/>
    </style:style>
    <style:style style:name="P8" style:family="paragraph">
      <style:paragraph-properties text:enable-numbering="false" fo:margin-left="0cm" fo:margin-right="0cm" fo:line-height="100%" fo:text-indent="0cm" style:writing-mode="lr-tb"/>
      <style:text-properties fo:color="#000000"/>
    </style:style>
    <style:style style:name="P9" style:family="paragraph">
      <style:paragraph-properties fo:margin-left="0cm" fo:margin-right="0cm" fo:line-height="100%" fo:text-indent="0cm">
        <style:tab-stops>
          <style:tab-stop style:position="0cm"/>
          <style:tab-stop style:position="1.0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text:enable-numbering="false" fo:margin-left="0cm" fo:margin-right="0cm" fo:line-height="100%" fo:text-indent="0cm" style:writing-mode="lr-tb"/>
      <style:text-properties fo:color="#000080"/>
    </style:style>
    <style:style style:name="P11" style:family="paragraph">
      <style:paragraph-properties fo:margin-left="0.502cm" fo:margin-right="0cm" fo:line-height="100%" fo:text-indent="-0.502cm"/>
    </style:style>
    <style:style style:name="P12" style:family="paragraph">
      <style:paragraph-properties text:enable-numbering="false" fo:margin-left="0.502cm" fo:margin-right="0cm" fo:line-height="100%" fo:text-indent="-0.502cm" style:writing-mode="lr-tb"/>
      <style:text-properties fo:color="#000000"/>
    </style:style>
    <style:style style:name="P13" style:family="paragraph">
      <style:paragraph-properties text:enable-numbering="false" fo:margin-left="0cm" fo:margin-right="0cm" fo:line-height="100%" fo:text-indent="0cm" style:writing-mode="lr-tb"/>
      <style:text-properties fo:color="#000080" fo:font-size="24pt"/>
    </style:style>
    <style:style style:name="P14" style:family="paragraph">
      <style:paragraph-properties text:enable-numbering="false" fo:margin-left="0cm" fo:margin-right="0cm" fo:line-height="100%" fo:text-indent="0cm" style:writing-mode="lr-tb"/>
    </style:style>
    <style:style style:name="P15" style:family="paragraph">
      <style:paragraph-properties fo:margin-left="0cm" fo:margin-right="0cm" fo:line-height="100%" fo:text-align="center" fo:text-indent="0cm"/>
    </style:style>
    <style:style style:name="P16" style:family="paragraph">
      <style:paragraph-properties text:enable-numbering="false" fo:margin-left="0cm" fo:margin-right="0cm" fo:line-height="100%" fo:text-align="center" fo:text-indent="0cm" style:writing-mode="lr-tb"/>
      <style:text-properties fo:color="#000000"/>
    </style:style>
    <style:style style:name="P17" style:family="paragraph">
      <style:paragraph-properties fo:margin-left="0cm" fo:margin-right="0cm" fo:text-indent="0cm"/>
      <style:text-properties fo:color="#000080"/>
    </style:style>
    <style:style style:name="P18" style:family="paragraph">
      <style:paragraph-properties fo:margin-left="0cm" fo:margin-right="0cm" fo:margin-top="0.176cm" fo:margin-bottom="0cm" fo:line-height="100%" fo:text-indent="0cm"/>
    </style:style>
    <style:style style:name="P19" style:family="paragraph">
      <style:paragraph-properties text:enable-numbering="false" fo:margin-left="0cm" fo:margin-right="0cm" fo:margin-top="0.176cm" fo:margin-bottom="0cm" fo:line-height="100%" fo:text-indent="0cm" style:writing-mode="lr-tb"/>
      <style:text-properties fo:color="#000000"/>
    </style:style>
    <style:style style:name="P20" style:family="paragraph">
      <style:paragraph-properties fo:margin-left="0.952cm" fo:margin-right="0cm" fo:text-indent="-0.952cm"/>
    </style:style>
    <style:style style:name="P21" style:family="paragraph">
      <style:paragraph-properties text:enable-numbering="false" fo:margin-left="0cm" fo:margin-right="0cm" fo:line-height="100%" fo:text-align="center" fo:text-indent="0cm" style:writing-mode="lr-tb"/>
      <style:text-properties fo:color="#000080"/>
    </style:style>
    <style:style style:name="P22" style:family="paragraph">
      <style:paragraph-properties text:enable-numbering="false" fo:margin-left="0cm" fo:margin-right="0cm" fo:line-height="100%" fo:text-align="center" fo:text-indent="0cm" style:writing-mode="lr-tb"/>
      <style:text-properties fo:color="#008000"/>
    </style:style>
    <style:style style:name="P23" style:family="paragraph">
      <style:paragraph-properties text:enable-numbering="false" fo:margin-left="0cm" fo:margin-right="0cm" fo:line-height="100%" fo:text-indent="0cm" style:writing-mode="lr-tb"/>
      <style:text-properties fo:color="#ff0000"/>
    </style:style>
    <style:style style:name="P24" style:family="paragraph">
      <style:paragraph-properties text:enable-numbering="false" fo:margin-left="0cm" fo:margin-right="0cm" fo:margin-top="0.176cm" fo:margin-bottom="0cm" fo:line-height="100%" fo:text-indent="0cm" style:writing-mode="lr-tb"/>
      <style:text-properties fo:color="#000000" fo:font-size="24pt"/>
    </style:style>
    <style:style style:name="P25" style:family="paragraph">
      <style:paragraph-properties text:enable-numbering="true" fo:margin-left="1.2cm" fo:margin-right="0cm" fo:text-indent="-0.9cm"/>
      <style:text-properties fo:font-size="28pt"/>
    </style:style>
    <style:style style:name="P26" style:family="paragraph">
      <style:paragraph-properties style:writing-mode="lr-tb"/>
      <style:text-properties fo:color="#ff0000"/>
    </style:style>
    <style:style style:name="P27" style:family="paragraph">
      <style:paragraph-properties fo:text-align="center"/>
    </style:style>
    <style:style style:name="P28" style:family="paragraph">
      <style:paragraph-properties fo:margin-left="0cm" fo:margin-right="0cm" fo:text-align="center" fo:text-indent="0cm"/>
    </style:style>
    <style:style style:name="P29"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30" style:family="paragraph">
      <style:paragraph-properties text:enable-numbering="false" fo:margin-left="0cm" fo:margin-right="0cm" fo:text-indent="0cm"/>
    </style:style>
    <style:style style:name="P31" style:family="paragraph">
      <style:paragraph-properties fo:margin-left="0cm" fo:margin-right="0cm" fo:line-height="90%" fo:text-indent="0cm"/>
    </style:style>
    <style:style style:name="P32" style:family="paragraph">
      <style:paragraph-properties fo:margin-left="0cm" fo:margin-right="0cm" fo:line-height="90%"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3" style:family="paragraph">
      <style:paragraph-properties fo:margin-left="0cm" fo:margin-right="0cm" fo:text-indent="0cm"/>
      <style:text-properties fo:color="#008000"/>
    </style:style>
    <style:style style:name="P34" style:family="paragraph">
      <style:paragraph-properties fo:margin-left="0cm" fo:margin-right="0cm" fo:margin-top="0.176cm" fo:margin-bottom="0cm" fo:line-height="100%" fo:text-align="center" fo:text-indent="0cm"/>
    </style:style>
    <style:style style:name="P35" style:family="paragraph">
      <style:paragraph-properties text:enable-numbering="false" fo:margin-left="0cm" fo:margin-right="0cm" fo:margin-top="0.176cm" fo:margin-bottom="0cm" fo:line-height="100%" fo:text-align="center" fo:text-indent="0cm" style:writing-mode="lr-tb"/>
    </style:style>
    <style:style style:name="P36" style:family="paragraph">
      <style:paragraph-properties text:enable-numbering="false" fo:margin-left="0cm" fo:margin-right="0cm" fo:margin-top="0.176cm" fo:margin-bottom="0cm" fo:line-height="100%" fo:text-align="center" fo:text-indent="0cm" style:writing-mode="lr-tb"/>
      <style:text-properties fo:color="#000000"/>
    </style:style>
    <style:style style:name="P37" style:family="paragraph">
      <style:paragraph-properties text:enable-numbering="true" fo:margin-left="1.2cm" fo:margin-right="0cm" fo:text-indent="-0.9cm"/>
      <style:text-properties fo:color="#000000" fo:font-size="28pt"/>
    </style:style>
    <style:style style:name="P38" style:family="paragraph">
      <style:paragraph-properties style:writing-mode="lr-tb"/>
      <style:text-properties fo:color="#000080"/>
    </style:style>
    <style:style style:name="P39" style:family="paragraph">
      <style:paragraph-properties fo:margin-left="0cm" fo:margin-right="0cm" fo:line-height="80%" fo:text-indent="0cm"/>
    </style:style>
    <style:style style:name="P40" style:family="paragraph">
      <style:paragraph-properties fo:margin-left="1.2cm" fo:margin-right="0cm" fo:line-height="80%" fo:text-indent="-0.9cm"/>
    </style:style>
    <style:style style:name="P41" style:family="paragraph">
      <style:paragraph-properties fo:margin-left="1.2cm" fo:margin-right="0cm" fo:text-indent="-0.9cm"/>
      <style:text-properties fo:font-size="28pt"/>
    </style:style>
    <style:style style:name="T1" style:family="text">
      <style:text-properties fo:font-size="22pt"/>
    </style:style>
    <style:style style:name="T2" style:family="text">
      <style:text-properties fo:language="fr" fo:country="FR"/>
    </style:style>
    <style:style style:name="T3" style:family="text">
      <style:text-properties fo:color="#000080" fo:language="fr" fo:country="FR"/>
    </style:style>
    <style:style style:name="T4" style:family="text">
      <style:text-properties fo:color="#000000" fo:font-family="Arial" style:font-family-generic="swiss" style:font-pitch="variable" fo:font-size="20pt" fo:font-weight="bold" style:font-size-asian="20pt" style:font-size-complex="20pt"/>
    </style:style>
    <style:style style:name="T5" style:family="text">
      <style:text-properties fo:color="#000080" fo:font-family="Arial" style:font-family-generic="swiss" style:font-pitch="variable" fo:font-size="20pt" fo:font-weight="bold" style:font-size-asian="20pt" style:font-size-complex="20pt"/>
    </style:style>
    <style:style style:name="T6" style:family="text">
      <style:text-properties fo:color="#000080" fo:font-family="Arial" style:font-family-generic="swiss" style:font-pitch="variable" fo:font-size="20pt" style:font-size-asian="20pt" style:font-size-complex="20pt"/>
    </style:style>
    <style:style style:name="T7" style:family="text">
      <style:text-properties fo:color="#000000" fo:font-family="Arial" style:font-family-generic="swiss" style:font-pitch="variable" fo:font-size="10pt" style:font-size-asian="10pt" style:font-size-complex="10pt"/>
    </style:style>
    <style:style style:name="T8" style:family="text">
      <style:text-properties fo:color="#ff0000" fo:font-family="Arial" style:font-family-generic="swiss" style:font-pitch="variable" fo:font-size="20pt" fo:font-weight="bold" style:font-size-asian="20pt" style:font-size-complex="20pt"/>
    </style:style>
    <style:style style:name="T9" style:family="text">
      <style:text-properties fo:color="#ff0000" fo:font-family="Arial" style:font-family-generic="swiss" style:font-pitch="variable" fo:font-size="24pt" style:font-size-asian="20pt" style:font-size-complex="20pt"/>
    </style:style>
    <style:style style:name="T10" style:family="text">
      <style:text-properties fo:color="#000080" fo:font-family="Arial" style:font-family-generic="swiss" style:font-pitch="variable" fo:font-size="24pt" style:font-size-asian="20pt" style:font-size-complex="20pt"/>
    </style:style>
    <style:style style:name="T11" style:family="text">
      <style:text-properties fo:color="#ff0000" fo:font-family="Arial" style:font-family-generic="swiss" style:font-pitch="variable"/>
    </style:style>
    <style:style style:name="T12" style:family="text">
      <style:text-properties fo:color="#000000" fo:font-family="Arial" style:font-family-generic="swiss" style:font-pitch="variable"/>
    </style:style>
    <style:style style:name="T13" style:family="text">
      <style:text-properties fo:color="#000000" fo:font-family="Arial" style:font-family-generic="swiss" style:font-pitch="variable" fo:font-size="18pt" style:font-size-asian="18pt" style:font-size-complex="18pt"/>
    </style:style>
    <style:style style:name="T14" style:family="text">
      <style:text-properties fo:color="#000000" fo:font-family="Arial" style:font-family-generic="swiss" style:font-pitch="variable" fo:font-size="20pt" style:font-size-asian="20pt" style:font-size-complex="20pt"/>
    </style:style>
    <style:style style:name="T15" style:family="text">
      <style:text-properties fo:color="#000080"/>
    </style:style>
    <style:style style:name="T16" style:family="text">
      <style:text-properties fo:color="#000000" fo:font-family="Arial" style:font-family-generic="swiss" style:font-pitch="variable" fo:font-size="26pt" style:font-size-asian="20pt" style:font-size-complex="20pt"/>
    </style:style>
    <style:style style:name="T17" style:family="text">
      <style:text-properties fo:font-weight="bold"/>
    </style:style>
    <style:style style:name="T18" style:family="text">
      <style:text-properties fo:color="#000000" fo:font-family="Arial" style:font-family-generic="swiss" style:font-pitch="variable" fo:font-size="20pt" fo:text-shadow="none" style:font-size-asian="20pt" style:font-size-complex="20pt"/>
    </style:style>
    <style:style style:name="T19" style:family="text">
      <style:text-properties fo:color="#000000" fo:font-family="Arial" style:font-family-generic="swiss" style:font-pitch="variable" fo:font-size="20pt" fo:language="fr" fo:country="FR" fo:text-shadow="none" style:font-size-asian="20pt" style:font-size-complex="20pt"/>
    </style:style>
    <style:style style:name="T20" style:family="text">
      <style:text-properties fo:color="#000080" fo:font-family="Arial" style:font-family-generic="swiss" style:font-pitch="variable" fo:font-size="18pt" style:font-size-asian="18pt" style:font-size-complex="18pt"/>
    </style:style>
    <style:style style:name="T21" style:family="text">
      <style:text-properties fo:color="#008000" fo:font-family="Arial" style:font-family-generic="swiss" style:font-pitch="variable" fo:font-size="18pt" style:font-size-asian="18pt" style:font-size-complex="18pt"/>
    </style:style>
    <style:style style:name="T22" style:family="text">
      <style:text-properties fo:color="#ff0000" fo:font-family="Arial" style:font-family-generic="swiss" style:font-pitch="variable" fo:font-size="20pt" style:font-size-asian="20pt" style:font-size-complex="20pt"/>
    </style:style>
    <style:style style:name="T23" style:family="text">
      <style:text-properties fo:color="#000000" fo:font-family="Arial" style:font-family-generic="swiss" style:font-pitch="variable" fo:font-size="24pt" fo:text-shadow="none" style:font-size-asian="20pt" style:font-size-complex="20pt"/>
    </style:style>
    <style:style style:name="T24" style:family="text">
      <style:text-properties fo:color="#000000" fo:font-family="Arial" style:font-family-generic="swiss" style:font-pitch="variable" fo:font-size="16pt" style:font-size-asian="16pt" style:font-size-complex="16pt"/>
    </style:style>
    <style:style style:name="T25" style:family="text">
      <style:text-properties fo:font-size="28pt" fo:language="fr" fo:country="FR" style:font-size-asian="20pt" style:font-size-complex="20pt"/>
    </style:style>
    <style:style style:name="T26" style:family="text">
      <style:text-properties fo:color="#ff0000" fo:font-size="28pt" fo:language="fr" fo:country="FR" style:font-size-asian="20pt" style:font-size-complex="20pt"/>
    </style:style>
    <style:style style:name="T27" style:family="text">
      <style:text-properties fo:font-size="26pt" fo:language="fr" fo:country="FR" style:font-size-asian="18pt" style:font-size-complex="18pt"/>
    </style:style>
    <style:style style:name="T28" style:family="text">
      <style:text-properties fo:color="#ff0000" fo:font-size="26pt" fo:language="fr" fo:country="FR" style:font-size-asian="18pt" style:font-size-complex="18pt"/>
    </style:style>
    <style:style style:name="T29" style:family="text">
      <style:text-properties fo:font-size="24pt" fo:language="fr" fo:country="FR" style:font-size-asian="16pt" style:font-size-complex="16pt"/>
    </style:style>
    <style:style style:name="T30" style:family="text">
      <style:text-properties fo:color="#ff0000" fo:font-size="24pt" fo:language="fr" fo:country="FR" style:font-size-asian="16pt" style:font-size-complex="16pt"/>
    </style:style>
    <style:style style:name="T31" style:family="text">
      <style:text-properties fo:color="#000000" fo:font-size="26pt" fo:language="fr" fo:country="FR" style:font-size-asian="18pt" style:font-size-complex="18pt"/>
    </style:style>
    <style:style style:name="T32" style:family="text">
      <style:text-properties style:text-position="super 58%" fo:font-size="28pt"/>
    </style:style>
    <style:style style:name="T33" style:family="text">
      <style:text-properties fo:color="#ff0000"/>
    </style:style>
    <style:style style:name="T34" style:family="text">
      <style:text-properties fo:color="#000000"/>
    </style:style>
    <style:style style:name="T35" style:family="text">
      <style:text-properties style:text-position="super 58%"/>
    </style:style>
    <style:style style:name="T36" style:family="text">
      <style:text-properties fo:font-weight="normal"/>
    </style:style>
    <style:style style:name="T37" style:family="text">
      <style:text-properties fo:color="#008000"/>
    </style:style>
    <style:style style:name="T38" style:family="text">
      <style:text-properties fo:color="#000080" style:text-outline="false" style:text-line-through-style="none" style:text-position="0% 100%" fo:font-family="Albany" style:font-style-name="Standard" style:font-family-generic="swiss"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text-emphasize="none" style:text-scale="100%" style:font-relief="none"/>
    </style:style>
    <style:style style:name="T39" style:family="text">
      <style:text-properties fo:color="#008000" fo:font-family="Arial" style:font-family-generic="swiss" style:font-pitch="variable" fo:font-size="20pt" style:font-size-asian="20pt" style:font-size-complex="20pt"/>
    </style:style>
    <style:style style:name="T40" style:family="text">
      <style:text-properties fo:font-size="10pt"/>
    </style:style>
    <style:style style:name="T41" style:family="text">
      <style:text-properties fo:font-size="28pt" fo:language="fr" fo:country="FR" style:font-size-asian="18pt" style:font-size-complex="18pt"/>
    </style:style>
    <style:style style:name="T42" style:family="text">
      <style:text-properties fo:font-size="28pt" fo:language="fr" fo:country="FR" style:font-size-asian="16pt" style:font-size-complex="16pt"/>
    </style:style>
    <style:style style:name="T43" style:family="text">
      <style:text-properties fo:font-size="28pt" fo:language="fr" fo:country="FR" fo:font-weight="bold" style:font-size-asian="16pt" style:font-size-complex="16pt"/>
    </style:style>
    <style:style style:name="T44" style:family="text">
      <style:text-properties fo:font-size="28pt" fo:language="fr" fo:country="FR" fo:font-style="italic" style:font-size-asian="16pt" style:font-size-complex="16pt"/>
    </style:style>
    <style:style style:name="T45" style:family="text">
      <style:text-properties fo:font-size="28pt" fo:language="fr" fo:country="FR" style:font-size-asian="14pt" style:font-size-complex="14pt"/>
    </style:style>
    <style:style style:name="T46" style:family="text">
      <style:text-properties fo:color="#000000" fo:font-family="Geneva" style:font-pitch="variable" fo:font-size="18pt" fo:font-weight="bold" style:font-size-asian="18pt" style:font-size-complex="18pt"/>
    </style:style>
    <style:style style:name="T47" style:family="text">
      <style:text-properties fo:color="#000000" fo:font-family="Arial" style:font-family-generic="swiss" style:font-pitch="variable" fo:font-size="28pt" style:font-size-asian="20pt" style:font-size-complex="20pt"/>
    </style:style>
    <style:style style:name="T48" style:family="text">
      <style:text-properties fo:color="#ffffff" fo:font-family="Arial" style:font-family-generic="swiss" style:font-pitch="variable" fo:font-size="20pt" style:font-size-asian="20pt" style:font-size-complex="20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Arial" style:font-family-generic="swiss" style:font-pitch="variable" fo:color="#cccc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502cm"/>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image text:level="1" xlink:href="Pictures/100002000000000C0000000C4FB3093D.png" xlink:type="simple" xlink:show="embed" xlink:actuate="onLoad">
        <style:list-level-properties style:vertical-pos="middle" style:vertical-rel="line" fo:width="0.457cm" fo:height="0.457cm"/>
      </text:list-level-style-image>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Geneva"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Centre Universitaire JF Champollion - L3 MIA info</presentation:footer-decl>
      <draw:page draw:name="page1" draw:style-name="dp1" draw:master-page-name="lyt-cool" presentation:presentation-page-layout-name="AL1T1" presentation:use-footer-name="ftr1">
        <office:forms form:automatic-focus="false" form:apply-design-mode="false"/>
        <draw:frame presentation:style-name="pr1" draw:text-style-name="P1" draw:layer="layout" svg:width="23.656cm" svg:height="3.171cm" svg:x="3.036cm" svg:y="2.395cm" presentation:class="title" presentation:user-transformed="true">
          <draw:text-box>
            <text:p text:style-name="P1">Architecture des Systèmes</text:p>
          </draw:text-box>
        </draw:frame>
        <draw:frame presentation:style-name="pr2" draw:text-style-name="P3" draw:layer="layout" svg:width="23.656cm" svg:height="11.963cm" svg:x="3.036cm" svg:y="6.278cm" presentation:class="outline" presentation:user-transformed="true">
          <draw:text-box>
            <text:p text:style-name="P2">L3 Informatique</text:p>
            <text:p text:style-name="P2">Partie X : Mémoire cache</text:p>
            <text:p text:style-name="P3"/>
            <text:p text:style-name="P3">Nicolas Garric - <text:a xlink:href="mailto:nicolas.garric@univ-jfc.fr">nicolas.garric@univ-jfc.fr</text:a></text:p>
            <text:p text:style-name="P3"><text:span text:style-name="T1"/></text:p>
          </draw:text-box>
        </draw:frame>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Objectif</text:p>
          </draw:text-box>
        </draw:frame>
        <draw:frame presentation:style-name="pr5" draw:text-style-name="P4" draw:layer="layout" svg:width="23.656cm" svg:height="13.501cm" svg:x="3.036cm" svg:y="5cm" presentation:class="outline" presentation:user-transformed="true">
          <draw:text-box>
            <text:list text:style-name="L2">
              <text:list-item>
                <text:p text:style-name="P1"><text:span text:style-name="T2">Accéder plus rapidement à certaines informations</text:span></text:p>
                <text:list>
                  <text:list-item>
                    <text:p text:style-name="P1"><text:span text:style-name="T2">celles auxquelles on accède le plus souvent</text:span></text:p>
                  </text:list-item>
                  <text:list-item>
                    <text:p text:style-name="P1"><text:span text:style-name="T2">celles auxquelles on est susceptible d'accéder prochainement</text:span></text:p>
                  </text:list-item>
                </text:list>
              </text:list-item>
              <text:list-item>
                <text:p text:style-name="P1"><text:span text:style-name="T2">Exemples :</text:span></text:p>
                <text:list>
                  <text:list-item>
                    <text:p text:style-name="P1"><text:span text:style-name="T2">cache web</text:span></text:p>
                  </text:list-item>
                  <text:list-item>
                    <text:p text:style-name="P1"><text:span text:style-name="T2">proxy</text:span></text:p>
                  </text:list-item>
                  <text:list-item>
                    <text:p text:style-name="P1"><text:span text:style-name="T2">cache disque</text:span></text:p>
                  </text:list-item>
                  <text:list-item>
                    <text:p text:style-name="P1"><text:span text:style-name="T3">cache mémoire</text:span></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3" draw:text-style-name="P1" draw:layer="layout" svg:width="14.517cm" svg:height="11.41cm" svg:x="3.249cm" svg:y="14.13cm" presentation:class="notes" presentation:placeholder="true">
            <draw:text-box/>
          </draw:frame>
        </presentation:notes>
      </draw:page>
      <draw:page draw:name="page3"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Répertoire : accès direct</text:p>
          </draw:text-box>
        </draw:frame>
        <draw:frame presentation:style-name="pr6" draw:text-style-name="P3" draw:layer="layout" svg:width="14.464cm" svg:height="13.501cm" svg:x="2.336cm" svg:y="5cm" presentation:class="outline" presentation:user-transformed="true">
          <draw:text-box>
            <text:list text:style-name="L2">
              <text:list-item>
                <text:p text:style-name="P1">Gros répertoire téléphonique</text:p>
              </text:list-item>
              <text:list-item>
                <text:p text:style-name="P1">Appel fréquent de quelques personnes seulement</text:p>
              </text:list-item>
              <text:list-item>
                <text:p text:style-name="P1">Cache du répertoire</text:p>
                <text:list>
                  <text:list-item>
                    <text:p text:style-name="P1">26 entrées, accès direct par première lettre</text:p>
                  </text:list-item>
                  <text:list-item>
                    <text:p text:style-name="P1">entrée C mémorise la dernière personne appelée dont le nom commence par C</text:p>
                  </text:list-item>
                </text:list>
              </text:list-item>
            </text:list>
          </draw:text-box>
        </draw:frame>
        <draw:g>
          <draw:custom-shape draw:style-name="gr2" draw:text-style-name="P5" draw:layer="layout" svg:width="6.777cm" svg:height="8.251cm" svg:x="16.5cm" svg:y="7.575cm">
            <text:p/>
            <draw:enhanced-geometry svg:viewBox="0 0 21600 21600" draw:type="rectangle" draw:enhanced-path="M 0 0 L 21600 0 21600 21600 0 21600 0 0 Z N"/>
          </draw:custom-shape>
          <draw:line draw:style-name="gr3" draw:text-style-name="P6" draw:layer="layout" svg:x1="21.901cm" svg:y1="15.825cm" svg:x2="21.901cm" svg:y2="7.574cm">
            <text:p/>
          </draw:line>
          <draw:custom-shape draw:style-name="gr4" draw:text-style-name="P8" draw:layer="layout" svg:width="1.014cm" svg:height="6.19cm" svg:x="22.024cm" svg:y="7.632cm">
            <text:p text:style-name="P7"><text:span text:style-name="T4">A</text:span></text:p>
            <text:p text:style-name="P7"><text:span text:style-name="T4">B</text:span></text:p>
            <text:p text:style-name="P7"><text:span text:style-name="T5">C</text:span></text:p>
            <text:p text:style-name="P7"><text:span text:style-name="T4">D</text:span></text:p>
            <text:p text:style-name="P7"><text:span text:style-name="T4">.</text:span></text:p>
            <text:p text:style-name="P7"><text:span text:style-name="T4">.</text:span></text:p>
            <text:p text:style-name="P7"><text:span text:style-name="T4">.</text:span></text:p>
            <draw:enhanced-geometry svg:viewBox="0 0 21600 21600" draw:type="mso-spt202" draw:enhanced-path="M 0 0 L 21600 0 21600 21600 0 21600 0 0 Z N"/>
          </draw:custom-shape>
          <draw:custom-shape draw:style-name="gr5" draw:text-style-name="P10" draw:layer="layout" svg:width="5.241cm" svg:height="1.955cm" svg:x="16.759cm" svg:y="9.577cm">
            <text:p text:style-name="P7"><text:span text:style-name="T6">Charlotte</text:span></text:p>
            <text:p text:style-name="P9"><text:span text:style-name="T6">05 61 39 12 85</text:span></text:p>
            <draw:enhanced-geometry svg:viewBox="0 0 21600 21600" draw:type="mso-spt202" draw:enhanced-path="M 0 0 L 21600 0 21600 21600 0 21600 0 0 Z N"/>
          </draw:custom-shape>
          <draw:line draw:style-name="gr3" draw:text-style-name="P6" draw:layer="layout" svg:x1="22.011cm" svg:y1="8.576cm" svg:x2="23.264cm" svg:y2="8.576cm">
            <text:p/>
          </draw:line>
          <draw:line draw:style-name="gr3" draw:text-style-name="P6" draw:layer="layout" svg:x1="22.016cm" svg:y1="9.454cm" svg:x2="23.268cm" svg:y2="9.454cm">
            <text:p/>
          </draw:line>
          <draw:line draw:style-name="gr3" draw:text-style-name="P6" draw:layer="layout" svg:x1="22.02cm" svg:y1="10.331cm" svg:x2="23.272cm" svg:y2="10.331cm">
            <text:p/>
          </draw:line>
          <draw:line draw:style-name="gr3" draw:text-style-name="P6" draw:layer="layout" svg:x1="22.024cm" svg:y1="11.209cm" svg:x2="23.277cm" svg:y2="11.209cm">
            <text:p/>
          </draw:line>
          <draw:line draw:style-name="gr3" draw:text-style-name="P6" draw:layer="layout" svg:x1="22.016cm" svg:y1="7.575cm" svg:x2="22.016cm" svg:y2="15.702cm">
            <text:p/>
          </draw:line>
        </draw:g>
        <draw:custom-shape draw:style-name="gr6" draw:text-style-name="P5" draw:layer="layout" svg:width="3.003cm" svg:height="14.376cm" svg:x="24.776cm" svg:y="5.251cm">
          <text:p/>
          <draw:enhanced-geometry svg:viewBox="0 0 21600 21600" draw:type="rectangle" draw:enhanced-path="M 0 0 L 21600 0 21600 21600 0 21600 0 0 Z N"/>
        </draw:custom-shape>
        <draw:custom-shape draw:style-name="gr7" draw:text-style-name="P12" draw:layer="layout" svg:width="2.951cm" svg:height="1.107cm" svg:x="24.774cm" svg:y="9.467cm">
          <text:p text:style-name="P11"><text:span text:style-name="T7">Charlotte</text:span><text:span text:style-name="T7"><text:line-break/></text:span><text:span text:style-name="T7">0561391285</text:span></text:p>
          <draw:enhanced-geometry svg:viewBox="0 0 21600 21600" draw:type="mso-spt202" draw:enhanced-path="M 0 0 L 21600 0 21600 21600 0 21600 0 0 Z N"/>
        </draw:custom-shape>
        <draw:line draw:style-name="gr3" draw:text-style-name="P6" draw:layer="layout" svg:x1="24.904cm" svg:y1="9.626cm" svg:x2="27.779cm" svg:y2="9.626cm">
          <text:p/>
        </draw:line>
        <draw:line draw:style-name="gr3" draw:text-style-name="P6" draw:layer="layout" svg:x1="24.904cm" svg:y1="10.499cm" svg:x2="27.779cm" svg:y2="10.499cm">
          <text:p/>
        </draw:line>
        <draw:custom-shape draw:style-name="gr8" draw:text-style-name="P12" draw:layer="layout" svg:width="2.951cm" svg:height="1.107cm" svg:x="24.774cm" svg:y="13.149cm">
          <text:p text:style-name="P11"><text:span text:style-name="T7">Christian</text:span><text:span text:style-name="T7"><text:line-break/></text:span><text:span text:style-name="T7">0422133345</text:span></text:p>
          <draw:enhanced-geometry svg:viewBox="0 0 21600 21600" draw:type="mso-spt202" draw:enhanced-path="M 0 0 L 21600 0 21600 21600 0 21600 0 0 Z N"/>
        </draw:custom-shape>
        <draw:line draw:style-name="gr3" draw:text-style-name="P6" draw:layer="layout" svg:x1="24.904cm" svg:y1="13.308cm" svg:x2="27.779cm" svg:y2="13.308cm">
          <text:p/>
        </draw:line>
        <draw:line draw:style-name="gr3" draw:text-style-name="P6" draw:layer="layout" svg:x1="24.904cm" svg:y1="14.181cm" svg:x2="27.779cm" svg:y2="14.181cm">
          <text:p/>
        </draw:line>
        <draw:custom-shape draw:style-name="gr9" draw:text-style-name="P12" draw:layer="layout" svg:width="2.951cm" svg:height="1.107cm" svg:x="24.774cm" svg:y="10.375cm">
          <text:p text:style-name="P11"><text:span text:style-name="T7">Denis</text:span><text:span text:style-name="T7"><text:line-break/></text:span><text:span text:style-name="T7">0561392742</text:span></text:p>
          <draw:enhanced-geometry svg:viewBox="0 0 21600 21600" draw:type="mso-spt202" draw:enhanced-path="M 0 0 L 21600 0 21600 21600 0 21600 0 0 Z N"/>
        </draw:custom-shape>
        <draw:line draw:style-name="gr3" draw:text-style-name="P6" draw:layer="layout" svg:x1="24.904cm" svg:y1="11.407cm" svg:x2="27.779cm" svg:y2="11.407cm">
          <text:p/>
        </draw:line>
        <draw:line draw:style-name="gr10" draw:layer="layout" svg:x1="16.5cm" svg:y1="5.5cm" svg:x2="24.5cm" svg:y2="6.5cm">
          <text:p/>
        </draw:line>
        <draw:line draw:style-name="gr11" draw:layer="layout" svg:x1="13cm" svg:y1="10cm" svg:x2="16.5cm" svg:y2="9.5cm">
          <text:p/>
        </draw:line>
        <presentation:notes draw:style-name="dp2">
          <draw:page-thumbnail draw:style-name="gr1" draw:layer="layout" svg:width="13.705cm" svg:height="10.279cm" svg:x="3.647cm" svg:y="2.853cm" draw:page-number="3" presentation:class="page"/>
          <draw:frame presentation:style-name="pr3" draw:text-style-name="P1" draw:layer="layout" svg:width="14.517cm" svg:height="11.41cm" svg:x="3.249cm" svg:y="14.13cm" presentation:class="notes" presentation:placeholder="true">
            <draw:text-box/>
          </draw:frame>
        </presentation:notes>
      </draw:page>
      <draw:page draw:name="page4" draw:style-name="dp1" draw:master-page-name="lyt-cool" presentation:presentation-page-layout-name="AL1T1" presentation:use-footer-name="ftr1">
        <office:forms form:automatic-focus="false" form:apply-design-mode="false"/>
        <draw:frame presentation:style-name="pr7" draw:text-style-name="P1" draw:layer="layout" svg:width="26cm" svg:height="3.001cm" svg:x="2cm" svg:y="1.5cm" presentation:class="title" presentation:user-transformed="true">
          <draw:text-box>
            <text:p text:style-name="P1">Utilisation du cache</text:p>
          </draw:text-box>
        </draw:frame>
        <draw:custom-shape draw:style-name="gr2" draw:text-style-name="P5" draw:layer="layout" svg:width="7.978cm" svg:height="8.251cm" svg:x="5.6cm" svg:y="6.275cm">
          <text:p/>
          <draw:enhanced-geometry svg:viewBox="0 0 21600 21600" draw:mirror-horizontal="false" draw:mirror-vertical="false" draw:type="rectangle" draw:enhanced-path="M 0 0 L 21600 0 21600 21600 0 21600 0 0 Z N"/>
        </draw:custom-shape>
        <draw:line draw:style-name="gr3" draw:text-style-name="P6" draw:layer="layout" svg:x1="12.202cm" svg:y1="14.525cm" svg:x2="12.202cm" svg:y2="6.274cm">
          <text:p/>
        </draw:line>
        <draw:custom-shape draw:style-name="gr12" draw:text-style-name="P8" draw:layer="layout" svg:width="1.179cm" svg:height="6.19cm" svg:x="12.243cm" svg:y="6.332cm">
          <text:p text:style-name="P7"><text:span text:style-name="T4">A</text:span></text:p>
          <text:p text:style-name="P7"><text:span text:style-name="T4">B</text:span></text:p>
          <text:p text:style-name="P7"><text:span text:style-name="T8">C</text:span></text:p>
          <text:p text:style-name="P7"><text:span text:style-name="T4">D</text:span></text:p>
          <text:p text:style-name="P7"><text:span text:style-name="T4">.</text:span></text:p>
          <text:p text:style-name="P7"><text:span text:style-name="T4">.</text:span></text:p>
          <text:p text:style-name="P7"><text:span text:style-name="T4">.</text:span></text:p>
          <draw:enhanced-geometry svg:viewBox="0 0 21600 21600" draw:mirror-horizontal="false" draw:mirror-vertical="false" draw:type="mso-spt202" draw:enhanced-path="M 0 0 L 21600 0 21600 21600 0 21600 0 0 Z N"/>
        </draw:custom-shape>
        <draw:custom-shape draw:style-name="gr13" draw:text-style-name="P13" xml:id="id12" draw:id="id12" draw:layer="layout" svg:width="6.627cm" svg:height="4.325cm" svg:x="6.1cm" svg:y="8.277cm">
          <text:p text:style-name="P7"><text:span text:style-name="T9">C</text:span><text:span text:style-name="T10">harlotte</text:span></text:p>
          <text:p text:style-name="P7"><text:span text:style-name="T10"/></text:p>
          <text:p text:style-name="P9"><text:span text:style-name="T10"/></text:p>
          <text:p text:style-name="P9"><text:span text:style-name="T10">05 61 39 12 85</text:span></text:p>
          <draw:enhanced-geometry svg:viewBox="0 0 21600 21600" draw:mirror-horizontal="false" draw:mirror-vertical="false" draw:type="mso-spt202" draw:enhanced-path="M 0 0 L 21600 0 21600 21600 0 21600 0 0 Z N"/>
        </draw:custom-shape>
        <draw:line draw:style-name="gr3" draw:text-style-name="P6" draw:layer="layout" svg:x1="12.312cm" svg:y1="7.276cm" svg:x2="13.565cm" svg:y2="7.276cm">
          <text:p/>
        </draw:line>
        <draw:line draw:style-name="gr3" draw:text-style-name="P6" draw:layer="layout" svg:x1="12.317cm" svg:y1="8.154cm" svg:x2="13.569cm" svg:y2="8.154cm">
          <text:p/>
        </draw:line>
        <draw:line draw:style-name="gr3" draw:text-style-name="P6" draw:layer="layout" svg:x1="12.321cm" svg:y1="9.031cm" svg:x2="13.573cm" svg:y2="9.031cm">
          <text:p/>
        </draw:line>
        <draw:line draw:style-name="gr3" draw:text-style-name="P6" draw:layer="layout" svg:x1="12.325cm" svg:y1="9.909cm" svg:x2="13.578cm" svg:y2="9.909cm">
          <text:p/>
        </draw:line>
        <draw:line draw:style-name="gr3" draw:text-style-name="P6" draw:layer="layout" svg:x1="12.317cm" svg:y1="6.275cm" svg:x2="12.317cm" svg:y2="14.402cm">
          <text:p/>
        </draw:line>
        <draw:custom-shape draw:style-name="gr14" draw:text-style-name="P5" draw:layer="layout" svg:width="7.073cm" svg:height="4.877cm" svg:x="18.776cm" svg:y="6.006cm">
          <text:p/>
          <draw:enhanced-geometry svg:viewBox="0 0 21600 21600" draw:text-areas="3000 3320 17110 17330" draw:type="cloud-callout" draw:modifiers="20900 304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14" draw:layer="layout" svg:width="3.936cm" svg:height="1.277cm" svg:x="20.278cm" svg:y="7.43cm">
          <text:p text:style-name="P7"><text:span text:style-name="T11">C</text:span><text:span text:style-name="T12">harlotte</text:span></text:p>
          <draw:enhanced-geometry svg:viewBox="0 0 21600 21600" draw:type="mso-spt202" draw:enhanced-path="M 0 0 L 21600 0 21600 21600 0 21600 0 0 Z N"/>
        </draw:custom-shape>
        <draw:custom-shape draw:style-name="gr16" draw:text-style-name="P5" xml:id="id13" draw:id="id13" draw:layer="layout" svg:width="1.001cm" svg:height="2.372cm" draw:transform="rotate (1.5707963267949) translate (21.153cm 9.506cm)">
          <text:p text:style-name="P1"/>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17" xml:id="id11" draw:id="id11" draw:layer="layout" svg:width="5.999cm" svg:height="0.499cm" svg:x="14cm" svg:y="8cm" svg:viewBox="0 0 6000 500" draw:points="6000,0 0,500">
          <text:p text:style-name="P1"/>
        </draw:polyline>
        <draw:custom-shape draw:style-name="gr18" draw:text-style-name="P16" xml:id="id14" draw:id="id14" draw:layer="layout" svg:width="2.45cm" svg:height="1.945cm" svg:x="15.947cm" svg:y="14.764cm">
          <text:p text:style-name="P15"><text:span text:style-name="T13">=?</text:span></text:p>
          <draw:enhanced-geometry svg:viewBox="0 0 21600 21600" draw:glue-points="10800 0 0 10800 10800 21600 21600 10800" draw:text-areas="5400 5400 16200 16200" draw:type="flowchart-decision" draw:enhanced-path="M 0 10800 L 10800 0 21600 10800 10800 21600 0 10800 Z N"/>
        </draw:custom-shape>
        <draw:polyline draw:style-name="gr19" draw:text-style-name="P6" xml:id="id18" draw:id="id18" draw:layer="layout" svg:width="0.753cm" svg:height="0.77cm" svg:x="16.649cm" svg:y="17.241cm" svg:viewBox="0 0 754 771" draw:points="754,0 0,771">
          <text:p text:style-name="P1"/>
        </draw:polyline>
        <draw:custom-shape draw:style-name="gr20" draw:text-style-name="P8" xml:id="id19" draw:id="id19" draw:layer="layout" svg:width="3.368cm" svg:height="1.108cm" svg:x="15.538cm" svg:y="17.942cm">
          <text:p text:style-name="P7"><text:span text:style-name="T14">Oui <text:s text:c="2"/>non</text:span></text:p>
          <draw:enhanced-geometry svg:viewBox="0 0 21600 21600" draw:type="mso-spt202" draw:enhanced-path="M 0 0 L 21600 0 21600 21600 0 21600 0 0 Z N"/>
        </draw:custom-shape>
        <draw:polyline draw:style-name="gr19" draw:text-style-name="P6" xml:id="id20" draw:id="id20" draw:layer="layout" svg:width="1.375cm" svg:height="0cm" svg:x="18.902cm" svg:y="18.511cm" svg:viewBox="0 0 1376 0" draw:points="0,0 1376,0">
          <text:p text:style-name="P1"/>
        </draw:polyline>
        <draw:custom-shape draw:style-name="gr21" draw:text-style-name="P8" xml:id="id21" draw:id="id21" draw:layer="layout" svg:width="5.811cm" svg:height="1.955cm" svg:x="20.64cm" svg:y="17.695cm">
          <text:p text:style-name="P7"><text:span text:style-name="T14">Voir dans le gros</text:span></text:p>
          <text:p text:style-name="P7"><text:span text:style-name="T14">répertoire</text:span></text:p>
          <draw:enhanced-geometry svg:viewBox="0 0 21600 21600" draw:type="mso-spt202" draw:enhanced-path="M 0 0 L 21600 0 21600 21600 0 21600 0 0 Z N"/>
        </draw:custom-shape>
        <draw:polyline draw:style-name="gr19" draw:text-style-name="P6" xml:id="id22" draw:id="id22" draw:layer="layout" svg:width="0.753cm" svg:height="0.771cm" svg:x="17.399cm" svg:y="17.263cm" svg:viewBox="0 0 754 772" draw:points="0,0 754,772">
          <text:p text:style-name="P1"/>
        </draw:polyline>
        <draw:custom-shape draw:style-name="gr16" draw:text-style-name="P5" xml:id="id15" draw:id="id15" draw:layer="layout" svg:width="1.001cm" svg:height="2.372cm" draw:transform="rotate (1.5707963267949) translate (7.153cm 10.207cm)">
          <text:p text:style-name="P1"/>
          <draw:enhanced-geometry svg:viewBox="0 0 21600 21600" draw:glue-points="21600 0 0 10800 21600 21600" draw:text-areas="13800 ?f9 21600 ?f10" draw:type="left-brace" draw:modifiers="1800 10922.882427307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22" xml:id="id16" draw:id="id16" draw:layer="layout" svg:width="7.499cm" svg:height="5.999cm" svg:x="8.5cm" svg:y="10cm" svg:viewBox="0 0 7500 6000" draw:points="0,0 7500,6000">
          <text:p text:style-name="P1"/>
        </draw:polyline>
        <draw:polyline draw:style-name="gr23" xml:id="id17" draw:id="id17" draw:layer="layout" svg:width="3.499cm" svg:height="6.499cm" svg:x="18.5cm" svg:y="9.5cm" svg:viewBox="0 0 3500 6500" draw:points="3500,0 0,6500">
          <text:p text:style-name="P1"/>
        </draw:polyline>
        <draw:polyline draw:style-name="gr19" draw:text-style-name="P6" xml:id="id23" draw:id="id23" draw:layer="layout" svg:width="2.001cm" svg:height="0.01cm" svg:x="13.5cm" svg:y="18.5cm" svg:viewBox="0 0 2002 11" draw:points="2002,11 0,0">
          <text:p text:style-name="P1"/>
        </draw:polyline>
        <draw:frame draw:style-name="gr24" draw:text-style-name="P17" xml:id="id24" draw:id="id24" draw:layer="layout" svg:width="6cm" svg:height="0.954cm" svg:x="7.8cm" svg:y="18cm">
          <draw:text-box>
            <text:p text:style-name="P1"><text:span text:style-name="T15">05 61 39 12 8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3" draw:text-style-name="P1" draw:layer="layout" svg:width="14.517cm" svg:height="11.41cm" svg:x="3.249cm" svg:y="14.13cm" presentation:class="notes" presentation:placeholder="true">
            <draw:text-box/>
          </draw:frame>
        </presentation:notes>
      </draw:page>
      <draw:page draw:name="page5"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Échec ou succès</text:p>
          </draw:text-box>
        </draw:frame>
        <draw:frame presentation:style-name="pr6" draw:text-style-name="P3" draw:layer="layout" svg:width="24.464cm" svg:height="13.501cm" svg:x="3.036cm" svg:y="5cm" presentation:class="outline" presentation:user-transformed="true">
          <draw:text-box>
            <text:list text:style-name="L2">
              <text:list-item>
                <text:p text:style-name="P1">Problème : Charlotte et Christian</text:p>
                <text:list>
                  <text:list-item>
                    <text:p text:style-name="P1">Appel Charlotte</text:p>
                  </text:list-item>
                  <text:list-item>
                    <text:p text:style-name="P1">Appel Christian</text:p>
                  </text:list-item>
                  <text:list-item>
                    <text:p text:style-name="P1">Appel Charlotte</text:p>
                  </text:list-item>
                  <text:list-item>
                    <text:p text:style-name="P1">Appel Charlotte</text:p>
                  </text:list-item>
                </text:list>
              </text:list-item>
            </text:list>
            <text:p text:style-name="P3"><text:span text:style-name="T16"/></text:p>
            <text:list text:continue-numbering="true" text:style-name="L2">
              <text:list-item>
                <text:p xml:id="id31" text:id="id31" text:style-name="P1"><text:span text:style-name="T16">Toutes les personnes dont le nom commence par C vont dans la même fiche.</text:span></text:p>
              </text:list-item>
            </text:list>
          </draw:text-box>
        </draw:frame>
        <draw:polyline draw:style-name="gr25" xml:id="id25" draw:id="id25" draw:layer="layout" svg:width="6.999cm" svg:height="0cm" svg:x="12.5cm" svg:y="8.8cm" svg:viewBox="0 0 7000 0" draw:points="0,0 7000,0">
          <text:p text:style-name="P1"/>
        </draw:polyline>
        <draw:frame draw:style-name="gr24" draw:text-style-name="P1" xml:id="id26" draw:id="id26" draw:layer="layout" svg:width="3cm" svg:height="0.954cm" svg:x="20.5cm" svg:y="8.2cm">
          <draw:text-box>
            <text:p text:style-name="P1">Échec</text:p>
          </draw:text-box>
        </draw:frame>
        <draw:polyline draw:style-name="gr25" xml:id="id27" draw:id="id27" draw:layer="layout" svg:width="6.999cm" svg:height="0cm" svg:x="12.5cm" svg:y="10.301cm" svg:viewBox="0 0 7000 0" draw:points="0,0 7000,0">
          <text:p text:style-name="P1"/>
        </draw:polyline>
        <draw:frame draw:style-name="gr24" draw:text-style-name="P1" xml:id="id28" draw:id="id28" draw:layer="layout" svg:width="3cm" svg:height="0.954cm" svg:x="20.5cm" svg:y="9.701cm">
          <draw:text-box>
            <text:p text:style-name="P1">Échec</text:p>
          </draw:text-box>
        </draw:frame>
        <draw:polyline draw:style-name="gr25" xml:id="id29" draw:id="id29" draw:layer="layout" svg:width="6.999cm" svg:height="0cm" svg:x="12.5cm" svg:y="11.802cm" svg:viewBox="0 0 7000 0" draw:points="0,0 7000,0">
          <text:p text:style-name="P1"/>
        </draw:polyline>
        <draw:frame draw:style-name="gr24" draw:text-style-name="P1" xml:id="id30" draw:id="id30" draw:layer="layout" svg:width="3cm" svg:height="0.954cm" svg:x="20.5cm" svg:y="11.202cm">
          <draw:text-box>
            <text:p text:style-name="P1">Succè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3" draw:text-style-name="P1" draw:layer="layout" svg:width="14.517cm" svg:height="11.41cm" svg:x="3.249cm" svg:y="14.13cm" presentation:class="notes" presentation:placeholder="true">
            <draw:text-box/>
          </draw:frame>
        </presentation:notes>
      </draw:page>
      <draw:page draw:name="page6" draw:style-name="dp1" draw:master-page-name="lyt-cool" presentation:presentation-page-layout-name="AL1T1" presentation:use-footer-name="ftr1">
        <office:forms form:automatic-focus="false" form:apply-design-mode="false"/>
        <draw:frame presentation:style-name="pr7" draw:text-style-name="P1" draw:layer="layout" svg:width="26cm" svg:height="3.001cm" svg:x="2cm" svg:y="1.5cm" presentation:class="title" presentation:user-transformed="true">
          <draw:text-box>
            <text:p text:style-name="P1">Associativité par ensembles</text:p>
          </draw:text-box>
        </draw:frame>
        <draw:custom-shape draw:style-name="gr2" draw:text-style-name="P5" draw:layer="layout" svg:width="7.978cm" svg:height="8.251cm" svg:x="9.9cm" svg:y="6.275cm">
          <text:p/>
          <draw:enhanced-geometry svg:viewBox="0 0 21600 21600" draw:mirror-horizontal="false" draw:mirror-vertical="false" draw:type="rectangle" draw:enhanced-path="M 0 0 L 21600 0 21600 21600 0 21600 0 0 Z N"/>
        </draw:custom-shape>
        <draw:line draw:style-name="gr3" draw:text-style-name="P6" draw:layer="layout" svg:x1="16.502cm" svg:y1="14.525cm" svg:x2="16.502cm" svg:y2="6.274cm">
          <text:p/>
        </draw:line>
        <draw:custom-shape draw:style-name="gr26" draw:text-style-name="P8" draw:layer="layout" svg:width="1.179cm" svg:height="6.659cm" svg:x="16.543cm" svg:y="6.332cm">
          <text:p text:style-name="P7"><text:span text:style-name="T4">A</text:span></text:p>
          <text:p text:style-name="P7"><text:span text:style-name="T4">B</text:span></text:p>
          <text:p text:style-name="P7"><text:span text:style-name="T8">C</text:span></text:p>
          <text:p text:style-name="P7"><text:span text:style-name="T4">D</text:span></text:p>
          <text:p text:style-name="P7"><text:span text:style-name="T4">.</text:span></text:p>
          <text:p text:style-name="P7"><text:span text:style-name="T4">.</text:span></text:p>
          <text:p text:style-name="P7"><text:span text:style-name="T4">.</text:span></text:p>
          <draw:enhanced-geometry svg:viewBox="0 0 21600 21600" draw:mirror-horizontal="false" draw:mirror-vertical="false" draw:type="mso-spt202" draw:enhanced-path="M 0 0 L 21600 0 21600 21600 0 21600 0 0 Z N"/>
        </draw:custom-shape>
        <draw:custom-shape draw:style-name="gr27" draw:text-style-name="P13" draw:layer="layout" svg:width="6.627cm" svg:height="4.461cm" svg:x="10.4cm" svg:y="8.277cm">
          <text:p text:style-name="P7"><text:span text:style-name="T9">C</text:span><text:span text:style-name="T10">harlotte</text:span></text:p>
          <text:p text:style-name="P7"><text:span text:style-name="T10"/></text:p>
          <text:p text:style-name="P9"><text:span text:style-name="T10"/></text:p>
          <text:p text:style-name="P9"><text:span text:style-name="T10">05 61 39 12 85</text:span></text:p>
          <draw:enhanced-geometry svg:viewBox="0 0 21600 21600" draw:mirror-horizontal="false" draw:mirror-vertical="false" draw:type="mso-spt202" draw:enhanced-path="M 0 0 L 21600 0 21600 21600 0 21600 0 0 Z N"/>
        </draw:custom-shape>
        <draw:line draw:style-name="gr3" draw:text-style-name="P6" draw:layer="layout" svg:x1="16.612cm" svg:y1="7.276cm" svg:x2="17.865cm" svg:y2="7.276cm">
          <text:p/>
        </draw:line>
        <draw:line draw:style-name="gr3" draw:text-style-name="P6" draw:layer="layout" svg:x1="16.617cm" svg:y1="8.154cm" svg:x2="17.869cm" svg:y2="8.154cm">
          <text:p/>
        </draw:line>
        <draw:line draw:style-name="gr3" draw:text-style-name="P6" draw:layer="layout" svg:x1="16.621cm" svg:y1="9.031cm" svg:x2="17.873cm" svg:y2="9.031cm">
          <text:p/>
        </draw:line>
        <draw:line draw:style-name="gr3" draw:text-style-name="P6" draw:layer="layout" svg:x1="16.625cm" svg:y1="9.909cm" svg:x2="17.878cm" svg:y2="9.909cm">
          <text:p/>
        </draw:line>
        <draw:line draw:style-name="gr3" draw:text-style-name="P6" draw:layer="layout" svg:x1="16.617cm" svg:y1="6.275cm" svg:x2="16.617cm" svg:y2="14.402cm">
          <text:p/>
        </draw:line>
        <draw:custom-shape draw:style-name="gr14" draw:text-style-name="P5" draw:layer="layout" svg:width="7.073cm" svg:height="4.877cm" svg:x="21.176cm" svg:y="6.006cm">
          <text:p/>
          <draw:enhanced-geometry svg:viewBox="0 0 21600 21600" draw:text-areas="3000 3320 17110 17330" draw:type="cloud-callout" draw:modifiers="20900 304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8" draw:text-style-name="P14" draw:layer="layout" svg:width="3.936cm" svg:height="1.311cm" svg:x="22.678cm" svg:y="7.43cm">
          <text:p text:style-name="P7"><text:span text:style-name="T11">C</text:span><text:span text:style-name="T12">harlotte</text:span></text:p>
          <draw:enhanced-geometry svg:viewBox="0 0 21600 21600" draw:type="mso-spt202" draw:enhanced-path="M 0 0 L 21600 0 21600 21600 0 21600 0 0 Z N"/>
        </draw:custom-shape>
        <draw:custom-shape draw:style-name="gr16" draw:text-style-name="P5" draw:layer="layout" svg:width="1.001cm" svg:height="2.372cm" draw:transform="rotate (1.5707963267949) translate (23.553cm 9.5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17" xml:id="id32" draw:id="id32" draw:layer="layout" svg:width="4.399cm" svg:height="0.499cm" svg:x="18cm" svg:y="8cm" svg:viewBox="0 0 4400 500" draw:points="4400,0 0,500">
          <text:p text:style-name="P1"/>
        </draw:polyline>
        <draw:custom-shape draw:style-name="gr29" draw:text-style-name="P16" xml:id="id33" draw:id="id33" draw:layer="layout" svg:width="2.45cm" svg:height="1.945cm" svg:x="19.177cm" svg:y="14.215cm">
          <text:p text:style-name="P15"><text:span text:style-name="T13">=?</text:span></text:p>
          <draw:enhanced-geometry svg:viewBox="0 0 21600 21600" draw:glue-points="10800 0 0 10800 10800 21600 21600 10800" draw:text-areas="5400 5400 16200 16200" draw:type="flowchart-decision" draw:enhanced-path="M 0 10800 L 10800 0 21600 10800 10800 21600 0 10800 Z N"/>
        </draw:custom-shape>
        <draw:polyline draw:style-name="gr19" draw:text-style-name="P6" xml:id="id41" draw:id="id41" draw:layer="layout" svg:width="0.753cm" svg:height="0.77cm" svg:x="19.849cm" svg:y="16.341cm" svg:viewBox="0 0 754 771" draw:points="754,0 0,771">
          <text:p text:style-name="P1"/>
        </draw:polyline>
        <draw:custom-shape draw:style-name="gr30" draw:text-style-name="P8" xml:id="id37" draw:id="id37" draw:layer="layout" svg:width="1.802cm" svg:height="1.142cm" svg:x="20.731cm" svg:y="16.842cm">
          <text:p text:style-name="P7"><text:span text:style-name="T14">Non</text:span></text:p>
          <draw:enhanced-geometry svg:viewBox="0 0 21600 21600" draw:type="mso-spt202" draw:enhanced-path="M 0 0 L 21600 0 21600 21600 0 21600 0 0 Z N"/>
        </draw:custom-shape>
        <draw:polyline draw:style-name="gr19" draw:text-style-name="P6" xml:id="id38" draw:id="id38" draw:layer="layout" svg:width="0.753cm" svg:height="0.771cm" svg:x="20.799cm" svg:y="16.363cm" svg:viewBox="0 0 754 772" draw:points="0,0 754,772">
          <text:p text:style-name="P1"/>
        </draw:polyline>
        <draw:custom-shape draw:style-name="gr16" draw:text-style-name="P5" xml:id="id39" draw:id="id39" draw:layer="layout" svg:width="1.001cm" svg:height="2.372cm" draw:transform="rotate (1.5707963267949) translate (11.453cm 10.207cm)">
          <text:p text:style-name="P1"/>
          <draw:enhanced-geometry svg:viewBox="0 0 21600 21600" draw:glue-points="21600 0 0 10800 21600 21600" draw:text-areas="13800 ?f9 21600 ?f10" draw:type="left-brace" draw:modifiers="1800 10922.882427307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22" xml:id="id40" draw:id="id40" draw:layer="layout" svg:width="7.299cm" svg:height="4.099cm" svg:x="12.7cm" svg:y="10.4cm" svg:viewBox="0 0 7300 4100" draw:points="0,0 7300,4100">
          <text:p text:style-name="P1"/>
        </draw:polyline>
        <draw:polyline draw:style-name="gr23" xml:id="id34" draw:id="id34" draw:layer="layout" svg:width="2.899cm" svg:height="4.999cm" svg:x="21.5cm" svg:y="9.5cm" svg:viewBox="0 0 2900 5000" draw:points="2900,0 0,5000">
          <text:p text:style-name="P1"/>
        </draw:polyline>
        <draw:polyline draw:style-name="gr19" draw:text-style-name="P6" xml:id="id42" draw:id="id42" draw:layer="layout" svg:width="2.001cm" svg:height="0.01cm" svg:x="16.3cm" svg:y="17.4cm" svg:viewBox="0 0 2002 11" draw:points="2002,11 0,0">
          <text:p text:style-name="P1"/>
        </draw:polyline>
        <draw:frame draw:style-name="gr24" draw:text-style-name="P17" xml:id="id43" draw:id="id43" draw:layer="layout" svg:width="6cm" svg:height="0.954cm" svg:x="10cm" svg:y="17cm">
          <draw:text-box>
            <text:p text:style-name="P1"><text:span text:style-name="T15">05 61 39 12 85</text:span></text:p>
          </draw:text-box>
        </draw:frame>
        <draw:custom-shape draw:style-name="gr2" draw:text-style-name="P5" draw:layer="layout" svg:width="6.9cm" svg:height="8.251cm" svg:x="3cm" svg:y="6.275cm">
          <text:p/>
          <draw:enhanced-geometry svg:viewBox="0 0 21600 21600" draw:mirror-horizontal="false" draw:mirror-vertical="false" draw:type="rectangle" draw:enhanced-path="M 0 0 L 21600 0 21600 21600 0 21600 0 0 Z N"/>
        </draw:custom-shape>
        <draw:custom-shape draw:style-name="gr31" draw:text-style-name="P13" draw:layer="layout" svg:width="6.627cm" svg:height="4.461cm" svg:x="3.5cm" svg:y="8.277cm">
          <text:p text:style-name="P7"><text:span text:style-name="T9">C</text:span><text:span text:style-name="T10">hristian</text:span></text:p>
          <text:p text:style-name="P7"><text:span text:style-name="T10"/></text:p>
          <text:p text:style-name="P9"><text:span text:style-name="T10"/></text:p>
          <text:p text:style-name="P9"><text:span text:style-name="T10">05 63 36 78 16</text:span></text:p>
          <draw:enhanced-geometry svg:viewBox="0 0 21600 21600" draw:mirror-horizontal="false" draw:mirror-vertical="false" draw:type="mso-spt202" draw:enhanced-path="M 0 0 L 21600 0 21600 21600 0 21600 0 0 Z N"/>
        </draw:custom-shape>
        <draw:custom-shape draw:style-name="gr16" draw:text-style-name="P5" xml:id="id35" draw:id="id35" draw:layer="layout" svg:width="1.001cm" svg:height="2.372cm" draw:transform="rotate (1.5707963267949) translate (4.553cm 10.207cm)">
          <text:p text:style-name="P1"/>
          <draw:enhanced-geometry svg:viewBox="0 0 21600 21600" draw:glue-points="21600 0 0 10800 21600 21600" draw:text-areas="13800 ?f9 21600 ?f10" draw:type="left-brace" draw:modifiers="1800 10922.882427307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22" xml:id="id36" draw:id="id36" draw:layer="layout" svg:width="13.399cm" svg:height="4.599cm" svg:x="5.6cm" svg:y="10.4cm" svg:viewBox="0 0 13400 4600" draw:points="0,0 13400,4600">
          <text:p text:style-name="P1"/>
        </draw:polyline>
        <draw:custom-shape draw:style-name="gr32" draw:text-style-name="P8" xml:id="id44" draw:id="id44" draw:layer="layout" svg:width="2.187cm" svg:height="1.142cm" svg:x="18.539cm" svg:y="16.842cm">
          <text:p text:style-name="P7"><text:span text:style-name="T14">Oui <text:s text:c="2"/></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5" smil:attributeName="visibility" smil:to="hidden"/>
                </anim:par>
                <anim:par smil:begin="0s" smil:fill="hold" presentation:node-type="with-previous" presentation:preset-class="exit" presentation:preset-id="ooo-exit-disappear">
                  <anim:set smil:begin="0s" smil:dur="0.001s" smil:fill="hold" smil:targetElement="id36" smil:attributeName="visibility" smil:to="hidden"/>
                </anim:par>
                <anim:par smil:begin="0s" smil:fill="hold" presentation:node-type="with-previous" presentation:preset-class="exit" presentation:preset-id="ooo-exit-disappear">
                  <anim:set smil:begin="0s" smil:dur="0.001s" smil:fill="hold" smil:targetElement="id37" smil:attributeName="visibility" smil:to="hidden"/>
                </anim:par>
                <anim:par smil:begin="0s" smil:fill="hold" presentation:node-type="with-previous" presentation:preset-class="exit" presentation:preset-id="ooo-exit-disappear">
                  <anim:set smil:begin="0s" smil:dur="0.001s" smil:fill="hold" smil:targetElement="id3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3" draw:text-style-name="P1" draw:layer="layout" svg:width="14.517cm" svg:height="11.41cm" svg:x="3.249cm" svg:y="14.13cm" presentation:class="notes" presentation:placeholder="true">
            <draw:text-box/>
          </draw:frame>
        </presentation:notes>
      </draw:page>
      <draw:page draw:name="page7" draw:style-name="dp1" draw:master-page-name="lyt-cool" presentation:presentation-page-layout-name="AL1T1" presentation:use-footer-name="ftr1">
        <office:forms form:automatic-focus="false" form:apply-design-mode="false"/>
        <draw:frame presentation:style-name="pr7" draw:text-style-name="P1" draw:layer="layout" svg:width="26cm" svg:height="3.001cm" svg:x="2cm" svg:y="1.5cm" presentation:class="title" presentation:user-transformed="true">
          <draw:text-box>
            <text:p text:style-name="P1">Augmenter l'associativité</text:p>
          </draw:text-box>
        </draw:frame>
        <draw:frame presentation:style-name="pr8" draw:text-style-name="P3" draw:layer="layout" svg:width="23.656cm" svg:height="5.101cm" svg:x="3.036cm" svg:y="14cm" presentation:class="outline" presentation:user-transformed="true">
          <draw:text-box>
            <text:list text:style-name="L2">
              <text:list-item>
                <text:p text:style-name="P1">Augmentation de la taille du cache</text:p>
              </text:list-item>
              <text:list-item>
                <text:p text:style-name="P1">Risque de nombreux emplacements vides dans le cache</text:p>
              </text:list-item>
            </text:list>
          </draw:text-box>
        </draw:frame>
        <draw:custom-shape draw:style-name="gr2" draw:text-style-name="P5" draw:layer="layout" svg:width="7.278cm" svg:height="8.251cm" svg:x="20cm" svg:y="4.975cm">
          <text:p/>
          <draw:enhanced-geometry svg:viewBox="0 0 21600 21600" draw:mirror-horizontal="false" draw:mirror-vertical="false" draw:type="rectangle" draw:enhanced-path="M 0 0 L 21600 0 21600 21600 0 21600 0 0 Z N"/>
        </draw:custom-shape>
        <draw:line draw:style-name="gr3" draw:text-style-name="P6" draw:layer="layout" svg:x1="25.902cm" svg:y1="13.225cm" svg:x2="25.902cm" svg:y2="4.974cm">
          <text:p/>
        </draw:line>
        <draw:custom-shape draw:style-name="gr33" draw:text-style-name="P8" draw:layer="layout" svg:width="1.179cm" svg:height="6.659cm" svg:x="25.943cm" svg:y="5.032cm">
          <text:p text:style-name="P7"><text:span text:style-name="T4">A</text:span></text:p>
          <text:p text:style-name="P7"><text:span text:style-name="T4">B</text:span></text:p>
          <text:p text:style-name="P7"><text:span text:style-name="T8">C</text:span></text:p>
          <text:p text:style-name="P7"><text:span text:style-name="T4">D</text:span></text:p>
          <text:p text:style-name="P7"><text:span text:style-name="T4">.</text:span></text:p>
          <text:p text:style-name="P7"><text:span text:style-name="T4">.</text:span></text:p>
          <text:p text:style-name="P7"><text:span text:style-name="T4">.</text:span></text:p>
          <draw:enhanced-geometry svg:viewBox="0 0 21600 21600" draw:mirror-horizontal="false" draw:mirror-vertical="false" draw:type="mso-spt202" draw:enhanced-path="M 0 0 L 21600 0 21600 21600 0 21600 0 0 Z N"/>
        </draw:custom-shape>
        <draw:custom-shape draw:style-name="gr34" draw:text-style-name="P13" draw:layer="layout" svg:width="6.627cm" svg:height="4.461cm" svg:x="19.8cm" svg:y="6.977cm">
          <text:p text:style-name="P7"><text:span text:style-name="T9">C</text:span><text:span text:style-name="T10">harlotte</text:span></text:p>
          <text:p text:style-name="P9"><text:span text:style-name="T10"/></text:p>
          <text:p text:style-name="P9"><text:span text:style-name="T10">05 61 39 12 85</text:span></text:p>
          <draw:enhanced-geometry svg:viewBox="0 0 21600 21600" draw:mirror-horizontal="false" draw:mirror-vertical="false" draw:type="mso-spt202" draw:enhanced-path="M 0 0 L 21600 0 21600 21600 0 21600 0 0 Z N"/>
        </draw:custom-shape>
        <draw:line draw:style-name="gr3" draw:text-style-name="P6" draw:layer="layout" svg:x1="26.012cm" svg:y1="5.976cm" svg:x2="27.265cm" svg:y2="5.976cm">
          <text:p/>
        </draw:line>
        <draw:line draw:style-name="gr3" draw:text-style-name="P6" draw:layer="layout" svg:x1="26.017cm" svg:y1="6.854cm" svg:x2="27.269cm" svg:y2="6.854cm">
          <text:p/>
        </draw:line>
        <draw:line draw:style-name="gr3" draw:text-style-name="P6" draw:layer="layout" svg:x1="26.021cm" svg:y1="7.731cm" svg:x2="27.273cm" svg:y2="7.731cm">
          <text:p/>
        </draw:line>
        <draw:line draw:style-name="gr3" draw:text-style-name="P6" draw:layer="layout" svg:x1="26.025cm" svg:y1="8.609cm" svg:x2="27.278cm" svg:y2="8.609cm">
          <text:p/>
        </draw:line>
        <draw:line draw:style-name="gr3" draw:text-style-name="P6" draw:layer="layout" svg:x1="26.017cm" svg:y1="4.975cm" svg:x2="26.017cm" svg:y2="13.102cm">
          <text:p/>
        </draw:line>
        <draw:custom-shape draw:style-name="gr2" draw:text-style-name="P5" draw:layer="layout" svg:width="5.8cm" svg:height="8.251cm" svg:x="14.2cm" svg:y="4.975cm">
          <text:p/>
          <draw:enhanced-geometry svg:viewBox="0 0 21600 21600" draw:mirror-horizontal="false" draw:mirror-vertical="false" draw:type="rectangle" draw:enhanced-path="M 0 0 L 21600 0 21600 21600 0 21600 0 0 Z N"/>
        </draw:custom-shape>
        <draw:custom-shape draw:style-name="gr35" draw:text-style-name="P13" draw:layer="layout" svg:width="6.627cm" svg:height="4.461cm" svg:x="14.1cm" svg:y="6.977cm">
          <text:p text:style-name="P7"><text:span text:style-name="T9">C</text:span><text:span text:style-name="T10">hristian</text:span></text:p>
          <text:p text:style-name="P7"><text:span text:style-name="T10"/></text:p>
          <text:p text:style-name="P9"><text:span text:style-name="T10">05 63 36 78 16</text:span></text:p>
          <draw:enhanced-geometry svg:viewBox="0 0 21600 21600" draw:mirror-horizontal="false" draw:mirror-vertical="false" draw:type="mso-spt202" draw:enhanced-path="M 0 0 L 21600 0 21600 21600 0 21600 0 0 Z N"/>
        </draw:custom-shape>
        <draw:custom-shape draw:style-name="gr2" draw:text-style-name="P5" draw:layer="layout" svg:width="6.001cm" svg:height="8.251cm" svg:x="8.2cm" svg:y="4.976cm">
          <text:p/>
          <draw:enhanced-geometry svg:viewBox="0 0 21600 21600" draw:mirror-horizontal="false" draw:mirror-vertical="false" draw:type="rectangle" draw:enhanced-path="M 0 0 L 21600 0 21600 21600 0 21600 0 0 Z N"/>
        </draw:custom-shape>
        <draw:custom-shape draw:style-name="gr36" draw:text-style-name="P13" draw:layer="layout" svg:width="6.627cm" svg:height="4.461cm" svg:x="8.201cm" svg:y="6.978cm">
          <text:p text:style-name="P7"><text:span text:style-name="T9">C</text:span><text:span text:style-name="T10">écile</text:span></text:p>
          <text:p text:style-name="P7"><text:span text:style-name="T10"/></text:p>
          <text:p text:style-name="P9"><text:span text:style-name="T10">05 68 12 34 78</text:span></text:p>
          <draw:enhanced-geometry svg:viewBox="0 0 21600 21600" draw:mirror-horizontal="false" draw:mirror-vertical="false" draw:type="mso-spt202" draw:enhanced-path="M 0 0 L 21600 0 21600 21600 0 21600 0 0 Z N"/>
        </draw:custom-shape>
        <draw:custom-shape draw:style-name="gr2" draw:text-style-name="P5" draw:layer="layout" svg:width="6.001cm" svg:height="8.251cm" svg:x="2.2cm" svg:y="4.977cm">
          <text:p/>
          <draw:enhanced-geometry svg:viewBox="0 0 21600 21600" draw:mirror-horizontal="false" draw:mirror-vertical="false" draw:type="rectangle" draw:enhanced-path="M 0 0 L 21600 0 21600 21600 0 21600 0 0 Z N"/>
        </draw:custom-shape>
        <draw:custom-shape draw:style-name="gr37" draw:text-style-name="P13" draw:layer="layout" svg:width="6.627cm" svg:height="4.461cm" svg:x="2.201cm" svg:y="6.979cm">
          <text:p text:style-name="P7"><text:span text:style-name="T9">C</text:span><text:span text:style-name="T10">haïma</text:span></text:p>
          <text:p text:style-name="P7"><text:span text:style-name="T10"/></text:p>
          <text:p text:style-name="P9"><text:span text:style-name="T10">01 35 98 56 18</text:span></text:p>
          <draw:enhanced-geometry svg:viewBox="0 0 21600 21600" draw:mirror-horizontal="false" draw:mirror-vertical="false" draw:type="mso-spt202" draw:enhanced-path="M 0 0 L 21600 0 21600 21600 0 21600 0 0 Z N"/>
        </draw:custom-shape>
        <presentation:notes draw:style-name="dp2">
          <draw:page-thumbnail draw:style-name="gr1" draw:layer="layout" svg:width="13.705cm" svg:height="10.279cm" svg:x="3.647cm" svg:y="2.853cm" draw:page-number="7" presentation:class="page"/>
          <draw:frame presentation:style-name="pr3" draw:text-style-name="P1" draw:layer="layout" svg:width="14.517cm" svg:height="11.41cm" svg:x="3.249cm" svg:y="14.13cm" presentation:class="notes" presentation:placeholder="true">
            <draw:text-box/>
          </draw:frame>
        </presentation:notes>
      </draw:page>
      <draw:page draw:name="page8"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Associativité totale</text:p>
          </draw:text-box>
        </draw:frame>
        <draw:frame presentation:style-name="pr6" draw:text-style-name="P3" draw:layer="layout" svg:width="23.656cm" svg:height="13.501cm" svg:x="3.036cm" svg:y="5cm" presentation:class="outline" presentation:user-transformed="true">
          <draw:text-box>
            <text:list text:style-name="L2">
              <text:list-item>
                <text:p text:style-name="P1">Au maximum : un seul ensemble qui peut contenir n'importe quel prénom</text:p>
                <text:list>
                  <text:list-item>
                    <text:p text:style-name="P1">plus difficile de trouver un prénom</text:p>
                    <text:list>
                      <text:list-item>
                        <text:p text:style-name="P1">pas d'index</text:p>
                      </text:list-item>
                      <text:list-item>
                        <text:p text:style-name="P1">besoin de comparer les 26 prénoms</text:p>
                      </text:list-item>
                    </text:list>
                  </text:list-item>
                  <text:list-item>
                    <text:p text:style-name="P1">Où mettre un nouveau prénom ?</text:p>
                    <text:list>
                      <text:list-item>
                        <text:p text:style-name="P1">emplacement vide</text:p>
                      </text:list-item>
                      <text:list-item>
                        <text:p text:style-name="P1">et s'ils sont tous pleins ?</text:p>
                        <text:list>
                          <text:list-item>
                            <text:p xml:id="id45" text:id="id45" text:style-name="P1">enlever un prénom au hasard</text:p>
                          </text:list-item>
                          <text:list-item>
                            <text:p xml:id="id46" text:id="id46" text:style-name="P1">enlever le moins récemment utilisé</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3" draw:text-style-name="P1" draw:layer="layout" svg:width="14.517cm" svg:height="11.41cm" svg:x="3.249cm" svg:y="14.13cm" presentation:class="notes" presentation:placeholder="true">
            <draw:text-box/>
          </draw:frame>
        </presentation:notes>
      </draw:page>
      <draw:page draw:name="page9"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En résumé</text:p>
          </draw:text-box>
        </draw:frame>
        <draw:frame presentation:style-name="pr6" draw:text-style-name="P3" draw:layer="layout" svg:width="25.464cm" svg:height="13.501cm" svg:x="3.036cm" svg:y="5cm" presentation:class="outline" presentation:user-transformed="true">
          <draw:text-box>
            <text:list text:style-name="L2">
              <text:list-item>
                <text:p text:style-name="P1">Cache à accès direct : très rapide</text:p>
                <text:list>
                  <text:list-item>
                    <text:p text:style-name="P1">Je regarde la page C. Si ce n'est pas le bon, je regarde dans le gros répertoire.</text:p>
                  </text:list-item>
                  <text:list-item>
                    <text:p text:style-name="P1">Si j'appelle un prénom commençant par C, je le mets dans la page C (et écrase celui qui y était déjà).</text:p>
                  </text:list-item>
                </text:list>
              </text:list-item>
              <text:list-item>
                <text:p text:style-name="P1">Cache associatif</text:p>
                <text:list>
                  <text:list-item>
                    <text:p text:style-name="P1">Plusieurs emplacements pour chaque lettre</text:p>
                  </text:list-item>
                  <text:list-item>
                    <text:p text:style-name="P1">Moins rapide</text:p>
                    <text:list>
                      <text:list-item>
                        <text:p text:style-name="P1">besoin de regarder plusieurs entrées dans un ensemble</text:p>
                      </text:list-item>
                      <text:list-item>
                        <text:p text:style-name="P1">Si l'ensemble est plein, quelle entrée on remplace ?</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3" draw:text-style-name="P1" draw:layer="layout" svg:width="14.517cm" svg:height="11.41cm" svg:x="3.249cm" svg:y="14.13cm" presentation:class="notes" presentation:placeholder="true">
            <draw:text-box/>
          </draw:frame>
        </presentation:notes>
      </draw:page>
      <draw:page draw:name="page10"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Efficacité du cache</text:p>
          </draw:text-box>
        </draw:frame>
        <draw:frame presentation:style-name="pr6" draw:text-style-name="P3" draw:layer="layout" svg:width="24.964cm" svg:height="13.501cm" svg:x="3.036cm" svg:y="5cm" presentation:class="outline" presentation:user-transformed="true">
          <draw:text-box>
            <text:list text:style-name="L2">
              <text:list-item>
                <text:p text:style-name="P1">Pour que le cache ait un intérêt il faut que les prénoms appelés soient plus souvent dans le cache que dans le gros répertoire.</text:p>
              </text:list-item>
              <text:list-item>
                <text:p text:style-name="P1">Dans le cadre d'un programme informatique, <text:s/>l'utilisation d'un cache est efficace car :</text:p>
                <text:list>
                  <text:list-item>
                    <text:p text:style-name="P1">une instruction ou une donnée accédée a plus de chances d'être accédée par la suite (utilisation de variables et de boucles) : <text:span text:style-name="T17">localité temporelle</text:span></text:p>
                  </text:list-item>
                  <text:list-item>
                    <text:p text:style-name="P1">une instruction voisine d'une instruction exécutée a plus de chances d'être exécutée :<text:span text:style-name="T17"> localité spatiale</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3" draw:text-style-name="P1" draw:layer="layout" svg:width="14.517cm" svg:height="11.41cm" svg:x="3.249cm" svg:y="14.13cm" presentation:class="notes" presentation:placeholder="true">
            <draw:text-box/>
          </draw:frame>
        </presentation:notes>
      </draw:page>
      <draw:page draw:name="page11"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Mémoire cache </text:p>
          </draw:text-box>
        </draw:frame>
        <draw:frame presentation:style-name="pr5" draw:text-style-name="P4" draw:layer="layout" svg:width="23.656cm" svg:height="13.501cm" svg:x="3.036cm" svg:y="5cm" presentation:class="outline" presentation:user-transformed="true">
          <draw:text-box>
            <text:list text:style-name="L2">
              <text:list-item>
                <text:p text:style-name="P1">Pourquoi a-t-on besoin de caches entre la mémoire et le processeur ?</text:p>
              </text:list-item>
              <text:list-item>
                <text:p text:style-name="P1">Comment ça marche ?</text:p>
              </text:list-item>
              <text:list-item>
                <text:p text:style-name="P1">Optimisation des paramètres</text:p>
              </text:list-item>
              <text:list-item>
                <text:p text:style-name="P1">Performances </text:p>
              </text:list-item>
            </text:list>
          </draw:text-box>
        </draw:frame>
        <presentation:notes draw:style-name="dp2">
          <draw:page-thumbnail draw:style-name="gr1" draw:layer="layout" svg:width="13.705cm" svg:height="10.279cm" svg:x="3.647cm" svg:y="2.853cm" draw:page-number="11" presentation:class="page"/>
          <draw:frame presentation:style-name="pr3" draw:text-style-name="P1" draw:layer="layout" svg:width="14.517cm" svg:height="11.41cm" svg:x="3.249cm" svg:y="14.13cm" presentation:class="notes" presentation:placeholder="true">
            <draw:text-box/>
          </draw:frame>
        </presentation:notes>
      </draw:page>
      <draw:page draw:name="page12"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Caractéristiques des mémoires</text:p>
          </draw:text-box>
        </draw:frame>
        <draw:g>
          <draw:custom-shape draw:style-name="gr38" draw:text-style-name="P19" draw:layer="layout" svg:width="5.715cm" svg:height="2.516cm" svg:x="20.115cm" svg:y="15.013cm">
            <text:p text:style-name="P18"><text:span text:style-name="T18">+++ €</text:span></text:p>
            <draw:enhanced-geometry svg:viewBox="0 0 21600 21600" draw:type="rectangle" draw:enhanced-path="M 0 0 L 21600 0 21600 21600 0 21600 0 0 Z N"/>
          </draw:custom-shape>
          <draw:custom-shape draw:style-name="gr39" draw:text-style-name="P19" draw:layer="layout" svg:width="5.714cm" svg:height="2.516cm" svg:x="14.4cm" svg:y="15.013cm">
            <text:p text:style-name="P18"><text:span text:style-name="T18">64 de 4 octets</text:span></text:p>
            <draw:enhanced-geometry svg:viewBox="0 0 21600 21600" draw:type="rectangle" draw:enhanced-path="M 0 0 L 21600 0 21600 21600 0 21600 0 0 Z N"/>
          </draw:custom-shape>
          <draw:custom-shape draw:style-name="gr40" draw:text-style-name="P19" draw:layer="layout" svg:width="5.714cm" svg:height="2.516cm" svg:x="8.686cm" svg:y="15.013cm">
            <text:p text:style-name="P18"><text:span text:style-name="T18">1 ns</text:span></text:p>
            <draw:enhanced-geometry svg:viewBox="0 0 21600 21600" draw:type="rectangle" draw:enhanced-path="M 0 0 L 21600 0 21600 21600 0 21600 0 0 Z N"/>
          </draw:custom-shape>
          <draw:custom-shape draw:style-name="gr41" draw:text-style-name="P19" draw:layer="layout" svg:width="5.715cm" svg:height="2.516cm" svg:x="2.971cm" svg:y="15.013cm">
            <text:p text:style-name="P18"><text:span text:style-name="T18">Registres</text:span></text:p>
            <draw:enhanced-geometry svg:viewBox="0 0 21600 21600" draw:type="rectangle" draw:enhanced-path="M 0 0 L 21600 0 21600 21600 0 21600 0 0 Z N"/>
          </draw:custom-shape>
          <draw:custom-shape draw:style-name="gr42" draw:text-style-name="P19" draw:layer="layout" svg:width="5.715cm" svg:height="2.517cm" svg:x="20.115cm" svg:y="12.496cm">
            <text:p text:style-name="P18"><text:span text:style-name="T18">20 €</text:span></text:p>
            <draw:enhanced-geometry svg:viewBox="0 0 21600 21600" draw:type="rectangle" draw:enhanced-path="M 0 0 L 21600 0 21600 21600 0 21600 0 0 Z N"/>
          </draw:custom-shape>
          <draw:custom-shape draw:style-name="gr43" draw:text-style-name="P19" draw:layer="layout" svg:width="5.714cm" svg:height="2.517cm" svg:x="14.4cm" svg:y="12.496cm">
            <text:p text:style-name="P18"><text:span text:style-name="T18">500 Ko</text:span></text:p>
            <draw:enhanced-geometry svg:viewBox="0 0 21600 21600" draw:type="rectangle" draw:enhanced-path="M 0 0 L 21600 0 21600 21600 0 21600 0 0 Z N"/>
          </draw:custom-shape>
          <draw:custom-shape draw:style-name="gr44" draw:text-style-name="P19" draw:layer="layout" svg:width="5.714cm" svg:height="2.517cm" svg:x="8.686cm" svg:y="12.496cm">
            <text:p text:style-name="P18"><text:span text:style-name="T18">5 ns</text:span></text:p>
            <draw:enhanced-geometry svg:viewBox="0 0 21600 21600" draw:type="rectangle" draw:enhanced-path="M 0 0 L 21600 0 21600 21600 0 21600 0 0 Z N"/>
          </draw:custom-shape>
          <draw:custom-shape draw:style-name="gr45" draw:text-style-name="P19" draw:layer="layout" svg:width="5.715cm" svg:height="2.517cm" svg:x="2.971cm" svg:y="12.496cm">
            <text:p text:style-name="P18"><text:span text:style-name="T18">Mémoire RAM statique</text:span></text:p>
            <draw:enhanced-geometry svg:viewBox="0 0 21600 21600" draw:type="rectangle" draw:enhanced-path="M 0 0 L 21600 0 21600 21600 0 21600 0 0 Z N"/>
          </draw:custom-shape>
          <draw:custom-shape draw:style-name="gr46" draw:text-style-name="P19" draw:layer="layout" svg:width="5.715cm" svg:height="2.517cm" svg:x="20.115cm" svg:y="9.978cm">
            <text:p text:style-name="P18"><text:span text:style-name="T18">0,02 €</text:span></text:p>
            <draw:enhanced-geometry svg:viewBox="0 0 21600 21600" draw:type="rectangle" draw:enhanced-path="M 0 0 L 21600 0 21600 21600 0 21600 0 0 Z N"/>
          </draw:custom-shape>
          <draw:custom-shape draw:style-name="gr47" draw:text-style-name="P19" draw:layer="layout" svg:width="5.714cm" svg:height="2.517cm" svg:x="14.4cm" svg:y="9.978cm">
            <text:p text:style-name="P18"><text:span text:style-name="T18">1 Go</text:span></text:p>
            <draw:enhanced-geometry svg:viewBox="0 0 21600 21600" draw:type="rectangle" draw:enhanced-path="M 0 0 L 21600 0 21600 21600 0 21600 0 0 Z N"/>
          </draw:custom-shape>
          <draw:custom-shape draw:style-name="gr48" draw:text-style-name="P19" draw:layer="layout" svg:width="5.714cm" svg:height="2.517cm" svg:x="8.686cm" svg:y="9.978cm">
            <text:p text:style-name="P18"><text:span text:style-name="T18">10 ns </text:span></text:p>
            <draw:enhanced-geometry svg:viewBox="0 0 21600 21600" draw:type="rectangle" draw:enhanced-path="M 0 0 L 21600 0 21600 21600 0 21600 0 0 Z N"/>
          </draw:custom-shape>
          <draw:custom-shape draw:style-name="gr49" draw:text-style-name="P19" draw:layer="layout" svg:width="5.715cm" svg:height="2.517cm" svg:x="2.971cm" svg:y="9.978cm">
            <text:p text:style-name="P18"><text:span text:style-name="T18">Mémoire RAM dynamique</text:span></text:p>
            <draw:enhanced-geometry svg:viewBox="0 0 21600 21600" draw:type="rectangle" draw:enhanced-path="M 0 0 L 21600 0 21600 21600 0 21600 0 0 Z N"/>
          </draw:custom-shape>
          <draw:custom-shape draw:style-name="gr50" draw:text-style-name="P19" draw:layer="layout" svg:width="5.715cm" svg:height="2.517cm" svg:x="20.115cm" svg:y="7.461cm">
            <text:p text:style-name="P18"><text:span text:style-name="T18">0,0002 €</text:span></text:p>
            <draw:enhanced-geometry svg:viewBox="0 0 21600 21600" draw:type="rectangle" draw:enhanced-path="M 0 0 L 21600 0 21600 21600 0 21600 0 0 Z N"/>
          </draw:custom-shape>
          <draw:custom-shape draw:style-name="gr51" draw:text-style-name="P19" draw:layer="layout" svg:width="5.714cm" svg:height="2.517cm" svg:x="14.4cm" svg:y="7.461cm">
            <text:p text:style-name="P18"><text:span text:style-name="T18">500 Go</text:span></text:p>
            <draw:enhanced-geometry svg:viewBox="0 0 21600 21600" draw:type="rectangle" draw:enhanced-path="M 0 0 L 21600 0 21600 21600 0 21600 0 0 Z N"/>
          </draw:custom-shape>
          <draw:custom-shape draw:style-name="gr52" draw:text-style-name="P19" draw:layer="layout" svg:width="5.714cm" svg:height="2.517cm" svg:x="8.686cm" svg:y="7.461cm">
            <text:p text:style-name="P18"><text:span text:style-name="T18">5 ms</text:span></text:p>
            <draw:enhanced-geometry svg:viewBox="0 0 21600 21600" draw:type="rectangle" draw:enhanced-path="M 0 0 L 21600 0 21600 21600 0 21600 0 0 Z N"/>
          </draw:custom-shape>
          <draw:custom-shape draw:style-name="gr53" draw:text-style-name="P19" draw:layer="layout" svg:width="5.715cm" svg:height="2.517cm" svg:x="2.971cm" svg:y="7.461cm">
            <text:p text:style-name="P18"><text:span text:style-name="T18">Disque</text:span></text:p>
            <draw:enhanced-geometry svg:viewBox="0 0 21600 21600" draw:type="rectangle" draw:enhanced-path="M 0 0 L 21600 0 21600 21600 0 21600 0 0 Z N"/>
          </draw:custom-shape>
          <draw:custom-shape draw:style-name="gr54" draw:text-style-name="P19" draw:layer="layout" svg:width="5.715cm" svg:height="2.516cm" svg:x="20.115cm" svg:y="4.945cm">
            <text:p text:style-name="P18"><text:span text:style-name="T19">Coût par méga_octet</text:span></text:p>
            <draw:enhanced-geometry svg:viewBox="0 0 21600 21600" draw:type="rectangle" draw:enhanced-path="M 0 0 L 21600 0 21600 21600 0 21600 0 0 Z N"/>
          </draw:custom-shape>
          <draw:custom-shape draw:style-name="gr55" draw:text-style-name="P19" draw:layer="layout" svg:width="5.714cm" svg:height="2.516cm" svg:x="14.4cm" svg:y="4.945cm">
            <text:p text:style-name="P18"><text:span text:style-name="T18">Capacité</text:span></text:p>
            <draw:enhanced-geometry svg:viewBox="0 0 21600 21600" draw:type="rectangle" draw:enhanced-path="M 0 0 L 21600 0 21600 21600 0 21600 0 0 Z N"/>
          </draw:custom-shape>
          <draw:custom-shape draw:style-name="gr56" draw:text-style-name="P19" draw:layer="layout" svg:width="5.714cm" svg:height="2.516cm" svg:x="8.686cm" svg:y="4.945cm">
            <text:p text:style-name="P18"><text:span text:style-name="T18">Temps d'accès</text:span></text:p>
            <draw:enhanced-geometry svg:viewBox="0 0 21600 21600" draw:type="rectangle" draw:enhanced-path="M 0 0 L 21600 0 21600 21600 0 21600 0 0 Z N"/>
          </draw:custom-shape>
          <draw:custom-shape draw:style-name="gr57" draw:text-style-name="P5" draw:layer="layout" svg:width="5.715cm" svg:height="2.516cm" svg:x="2.971cm" svg:y="4.945cm">
            <text:p/>
            <draw:enhanced-geometry svg:viewBox="0 0 21600 21600" draw:type="rectangle" draw:enhanced-path="M 0 0 L 21600 0 21600 21600 0 21600 0 0 Z N"/>
          </draw:custom-shape>
          <draw:line draw:style-name="gr58" draw:text-style-name="P6" draw:layer="layout" svg:x1="2.971cm" svg:y1="4.945cm" svg:x2="25.83cm" svg:y2="4.945cm">
            <text:p/>
          </draw:line>
          <draw:line draw:style-name="gr59" draw:text-style-name="P6" draw:layer="layout" svg:x1="2.971cm" svg:y1="7.461cm" svg:x2="25.83cm" svg:y2="7.461cm">
            <text:p/>
          </draw:line>
          <draw:line draw:style-name="gr59" draw:text-style-name="P6" draw:layer="layout" svg:x1="2.971cm" svg:y1="9.978cm" svg:x2="25.83cm" svg:y2="9.978cm">
            <text:p/>
          </draw:line>
          <draw:line draw:style-name="gr59" draw:text-style-name="P6" draw:layer="layout" svg:x1="2.971cm" svg:y1="12.496cm" svg:x2="25.83cm" svg:y2="12.496cm">
            <text:p/>
          </draw:line>
          <draw:line draw:style-name="gr59" draw:text-style-name="P6" draw:layer="layout" svg:x1="2.971cm" svg:y1="15.013cm" svg:x2="25.83cm" svg:y2="15.013cm">
            <text:p/>
          </draw:line>
          <draw:line draw:style-name="gr58" draw:text-style-name="P6" draw:layer="layout" svg:x1="2.971cm" svg:y1="17.529cm" svg:x2="25.83cm" svg:y2="17.529cm">
            <text:p/>
          </draw:line>
          <draw:line draw:style-name="gr58" draw:text-style-name="P6" draw:layer="layout" svg:x1="2.971cm" svg:y1="4.945cm" svg:x2="2.971cm" svg:y2="17.529cm">
            <text:p/>
          </draw:line>
          <draw:line draw:style-name="gr59" draw:text-style-name="P6" draw:layer="layout" svg:x1="8.686cm" svg:y1="4.945cm" svg:x2="8.686cm" svg:y2="17.529cm">
            <text:p/>
          </draw:line>
          <draw:line draw:style-name="gr59" draw:text-style-name="P6" draw:layer="layout" svg:x1="14.4cm" svg:y1="4.945cm" svg:x2="14.4cm" svg:y2="17.529cm">
            <text:p/>
          </draw:line>
          <draw:line draw:style-name="gr59" draw:text-style-name="P6" draw:layer="layout" svg:x1="20.115cm" svg:y1="4.945cm" svg:x2="20.115cm" svg:y2="17.529cm">
            <text:p/>
          </draw:line>
          <draw:line draw:style-name="gr58" draw:text-style-name="P6" draw:layer="layout" svg:x1="25.83cm" svg:y1="4.945cm" svg:x2="25.83cm" svg:y2="17.529cm">
            <text:p/>
          </draw:line>
        </draw:g>
        <presentation:notes draw:style-name="dp2">
          <draw:page-thumbnail draw:style-name="gr1" draw:layer="layout" svg:width="13.705cm" svg:height="10.279cm" svg:x="3.647cm" svg:y="2.853cm" draw:page-number="12" presentation:class="page"/>
          <draw:frame presentation:style-name="pr3" draw:text-style-name="P1" draw:layer="layout" svg:width="14.517cm" svg:height="11.41cm" svg:x="3.249cm" svg:y="14.13cm" presentation:class="notes" presentation:placeholder="true">
            <draw:text-box/>
          </draw:frame>
        </presentation:notes>
      </draw:page>
      <draw:page draw:name="page13"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Caractéristiques des programmes</text:p>
          </draw:text-box>
        </draw:frame>
        <draw:frame presentation:style-name="pr6" draw:text-style-name="P3" draw:layer="layout" svg:width="26cm" svg:height="13.501cm" svg:x="2.5cm" svg:y="5cm" presentation:class="outline" presentation:user-transformed="true">
          <draw:text-box>
            <text:list text:style-name="L2">
              <text:list-item>
                <text:p text:style-name="P1">20% de branchements</text:p>
              </text:list-item>
              <text:list-item>
                <text:p text:style-name="P1">20% d'accès à la mémoire</text:p>
              </text:list-item>
              <text:list-item>
                <text:p text:style-name="P1">Temps d'accès à la mémoire centrale &gt; 20 instructions</text:p>
                <text:list>
                  <text:list-item>
                    <text:p text:style-name="P1">5 instructions = 1 accès à la mémoire </text:p>
                  </text:list-item>
                </text:list>
              </text:list-item>
            </text:list>
            <text:p text:style-name="P20"/>
          </draw:text-box>
        </draw:frame>
        <draw:line draw:style-name="gr60" draw:text-style-name="P6" draw:layer="layout" svg:x1="3.199cm" svg:y1="13.474cm" svg:x2="4.699cm" svg:y2="13.474cm">
          <text:p/>
        </draw:line>
        <draw:line draw:style-name="gr61" draw:text-style-name="P6" draw:layer="layout" svg:x1="4.699cm" svg:y1="13.474cm" svg:x2="16.949cm" svg:y2="13.474cm">
          <text:p/>
        </draw:line>
        <draw:line draw:style-name="gr60" draw:text-style-name="P6" draw:layer="layout" svg:x1="16.949cm" svg:y1="13.474cm" svg:x2="18.448cm" svg:y2="13.474cm">
          <text:p/>
        </draw:line>
        <draw:line draw:style-name="gr61" draw:text-style-name="P6" draw:layer="layout" svg:x1="18.448cm" svg:y1="13.474cm" svg:x2="26.522cm" svg:y2="13.474cm">
          <text:p/>
        </draw:line>
        <draw:line draw:style-name="gr62" draw:text-style-name="P6" draw:layer="layout" svg:x1="3.698cm" svg:y1="14.1cm" svg:x2="3.698cm" svg:y2="16.477cm">
          <text:p/>
        </draw:line>
        <draw:custom-shape draw:style-name="gr63" draw:text-style-name="P21" draw:layer="layout" svg:width="5.328cm" svg:height="1.785cm" svg:x="2.701cm" svg:y="17.103cm">
          <text:p text:style-name="P15"><text:span text:style-name="T20">4 instructions +</text:span></text:p>
          <text:p text:style-name="P15"><text:span text:style-name="T20">1 accès mémoire</text:span></text:p>
          <draw:enhanced-geometry svg:viewBox="0 0 21600 21600" draw:mirror-horizontal="false" draw:mirror-vertical="false" draw:type="mso-spt202" draw:enhanced-path="M 0 0 L 21600 0 21600 21600 0 21600 0 0 Z N"/>
        </draw:custom-shape>
        <draw:line draw:style-name="gr64" draw:text-style-name="P6" draw:layer="layout" svg:x1="10.198cm" svg:y1="14.1cm" svg:x2="11.45cm" svg:y2="16.6cm">
          <text:p/>
        </draw:line>
        <draw:custom-shape draw:style-name="gr65" draw:text-style-name="P22" draw:layer="layout" svg:width="4.905cm" svg:height="1.785cm" svg:x="8.953cm" svg:y="17.099cm">
          <text:p text:style-name="P15"><text:span text:style-name="T21">attente réponse</text:span></text:p>
          <text:p text:style-name="P15"><text:span text:style-name="T21">mémoire</text:span></text:p>
          <draw:enhanced-geometry svg:viewBox="0 0 21600 21600" draw:type="mso-spt202" draw:enhanced-path="M 0 0 L 21600 0 21600 21600 0 21600 0 0 Z N"/>
        </draw:custom-shape>
        <draw:line draw:style-name="gr62" draw:text-style-name="P6" draw:layer="layout" svg:x1="17.663cm" svg:y1="14.1cm" svg:x2="17.663cm" svg:y2="16.477cm">
          <text:p/>
        </draw:line>
        <draw:custom-shape draw:style-name="gr66" draw:text-style-name="P22" draw:layer="layout" svg:width="5.328cm" svg:height="1.785cm" svg:x="16.666cm" svg:y="17.103cm">
          <text:p text:style-name="P15"><text:span text:style-name="T20">4 instructions +</text:span></text:p>
          <text:p text:style-name="P15"><text:span text:style-name="T20">1 accès mémoire</text:span></text:p>
          <draw:enhanced-geometry svg:viewBox="0 0 21600 21600" draw:type="mso-spt202" draw:enhanced-path="M 0 0 L 21600 0 21600 21600 0 21600 0 0 Z N"/>
        </draw:custom-shape>
        <draw:custom-shape draw:style-name="gr67" draw:text-style-name="P22" draw:layer="layout" svg:width="4.905cm" svg:height="1.785cm" svg:x="22.328cm" svg:y="17.099cm">
          <text:p text:style-name="P15"><text:span text:style-name="T21">attente réponse</text:span></text:p>
          <text:p text:style-name="P15"><text:span text:style-name="T21">mémoire</text:span></text:p>
          <draw:enhanced-geometry svg:viewBox="0 0 21600 21600" draw:type="mso-spt202" draw:enhanced-path="M 0 0 L 21600 0 21600 21600 0 21600 0 0 Z N"/>
        </draw:custom-shape>
        <draw:line draw:style-name="gr62" draw:text-style-name="P6" draw:layer="layout" svg:x1="23.449cm" svg:y1="14.224cm" svg:x2="24.701cm" svg:y2="16.724cm">
          <text:p/>
        </draw:line>
        <draw:custom-shape draw:style-name="gr68" draw:text-style-name="P8" draw:layer="layout" svg:width="10.45cm" svg:height="1.023cm" svg:x="8.698cm" svg:y="12.473cm">
          <text:p text:style-name="P7"><text:span text:style-name="T13">OCCUPATION DU PROCESSEUR</text:span></text:p>
          <draw:enhanced-geometry svg:viewBox="0 0 21600 21600" draw:type="mso-spt202" draw:enhanced-path="M 0 0 L 21600 0 21600 21600 0 21600 0 0 Z N"/>
        </draw:custom-shape>
        <draw:line draw:style-name="gr69" draw:text-style-name="P6" draw:layer="layout" svg:x1="3.323cm" svg:y1="11.842cm" svg:x2="26.328cm" svg:y2="11.842cm">
          <text:p/>
        </draw:line>
        <draw:custom-shape draw:style-name="gr70" draw:text-style-name="P8" draw:layer="layout" svg:width="2.229cm" svg:height="1.023cm" svg:x="24.574cm" svg:y="10.599cm">
          <text:p text:style-name="P7"><text:span text:style-name="T13">temps</text:span></text:p>
          <draw:enhanced-geometry svg:viewBox="0 0 21600 21600" draw:type="mso-spt202" draw:enhanced-path="M 0 0 L 21600 0 21600 21600 0 21600 0 0 Z N"/>
        </draw:custom-shape>
        <draw:custom-shape draw:style-name="gr71" draw:text-style-name="P23" xml:id="id47" draw:id="id47" draw:layer="layout" svg:width="22.084cm" svg:height="1.108cm" svg:x="3.343cm" svg:y="18.911cm">
          <text:p text:style-name="P7"><text:span text:style-name="T22">Mais les instructions aussi doivent être chargées depuis la mémoire !</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1" draw:layer="layout" svg:width="13.705cm" svg:height="10.279cm" svg:x="3.647cm" svg:y="2.853cm" draw:page-number="13" presentation:class="page"/>
          <draw:frame presentation:style-name="pr3" draw:text-style-name="P1" draw:layer="layout" svg:width="14.517cm" svg:height="11.41cm" svg:x="3.249cm" svg:y="14.13cm" presentation:class="notes" presentation:placeholder="true">
            <draw:text-box/>
          </draw:frame>
        </presentation:notes>
      </draw:page>
      <draw:page draw:name="page14"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Évolution</text:p>
          </draw:text-box>
        </draw:frame>
        <draw:frame presentation:style-name="pr9" draw:text-style-name="P3" draw:layer="layout" svg:width="23.656cm" svg:height="3.501cm" svg:x="3cm" svg:y="15.299cm" presentation:class="outline" presentation:user-transformed="true">
          <draw:text-box>
            <text:list text:style-name="L2">
              <text:list-item>
                <text:p xml:id="id48" text:id="id48" text:style-name="P1">La mémoire est de moins en moins rapide par rapport au processeur</text:p>
              </text:list-item>
            </text:list>
          </draw:text-box>
        </draw:frame>
        <draw:g>
          <draw:custom-shape draw:style-name="gr72" draw:text-style-name="P24" draw:layer="layout" svg:width="17.555cm" svg:height="2.21cm" svg:x="8.676cm" svg:y="11.79cm">
            <text:p text:style-name="P18"><text:span text:style-name="T23">60</text:span></text:p>
            <draw:enhanced-geometry svg:viewBox="0 0 21600 21600" draw:type="rectangle" draw:enhanced-path="M 0 0 L 21600 0 21600 21600 0 21600 0 0 Z N"/>
          </draw:custom-shape>
          <draw:custom-shape draw:style-name="gr73" draw:text-style-name="P24" draw:layer="layout" svg:width="4.128cm" svg:height="2.21cm" svg:x="4.548cm" svg:y="11.79cm">
            <text:p text:style-name="P18"><text:span text:style-name="T23">2005</text:span></text:p>
            <draw:enhanced-geometry svg:viewBox="0 0 21600 21600" draw:type="rectangle" draw:enhanced-path="M 0 0 L 21600 0 21600 21600 0 21600 0 0 Z N"/>
          </draw:custom-shape>
          <draw:custom-shape draw:style-name="gr74" draw:text-style-name="P24" draw:layer="layout" svg:width="17.555cm" svg:height="2.216cm" svg:x="8.676cm" svg:y="9.574cm">
            <text:p text:style-name="P18"><text:span text:style-name="T23">30</text:span></text:p>
            <draw:enhanced-geometry svg:viewBox="0 0 21600 21600" draw:type="rectangle" draw:enhanced-path="M 0 0 L 21600 0 21600 21600 0 21600 0 0 Z N"/>
          </draw:custom-shape>
          <draw:custom-shape draw:style-name="gr75" draw:text-style-name="P24" draw:layer="layout" svg:width="4.128cm" svg:height="2.216cm" svg:x="4.548cm" svg:y="9.574cm">
            <text:p text:style-name="P18"><text:span text:style-name="T23">2000</text:span></text:p>
            <draw:enhanced-geometry svg:viewBox="0 0 21600 21600" draw:type="rectangle" draw:enhanced-path="M 0 0 L 21600 0 21600 21600 0 21600 0 0 Z N"/>
          </draw:custom-shape>
          <draw:custom-shape draw:style-name="gr76" draw:text-style-name="P24" draw:layer="layout" svg:width="17.555cm" svg:height="2.21cm" svg:x="8.676cm" svg:y="7.364cm">
            <text:p text:style-name="P18"><text:span text:style-name="T23">10</text:span></text:p>
            <draw:enhanced-geometry svg:viewBox="0 0 21600 21600" draw:type="rectangle" draw:enhanced-path="M 0 0 L 21600 0 21600 21600 0 21600 0 0 Z N"/>
          </draw:custom-shape>
          <draw:custom-shape draw:style-name="gr77" draw:text-style-name="P24" draw:layer="layout" svg:width="4.128cm" svg:height="2.21cm" svg:x="4.548cm" svg:y="7.364cm">
            <text:p text:style-name="P18"><text:span text:style-name="T23">1995</text:span></text:p>
            <draw:enhanced-geometry svg:viewBox="0 0 21600 21600" draw:type="rectangle" draw:enhanced-path="M 0 0 L 21600 0 21600 21600 0 21600 0 0 Z N"/>
          </draw:custom-shape>
          <draw:custom-shape draw:style-name="gr78" draw:text-style-name="P24" draw:layer="layout" svg:width="17.555cm" svg:height="2.262cm" svg:x="8.676cm" svg:y="5.102cm">
            <text:p text:style-name="P18"><text:span text:style-name="T23">Nombre d'instructions pouvant être exécutées durant un accès à la mémoire</text:span></text:p>
            <draw:enhanced-geometry svg:viewBox="0 0 21600 21600" draw:type="rectangle" draw:enhanced-path="M 0 0 L 21600 0 21600 21600 0 21600 0 0 Z N"/>
          </draw:custom-shape>
          <draw:custom-shape draw:style-name="gr79" draw:text-style-name="P24" draw:layer="layout" svg:width="4.128cm" svg:height="2.262cm" svg:x="4.548cm" svg:y="5.102cm">
            <text:p text:style-name="P18"><text:span text:style-name="T23">Année</text:span></text:p>
            <draw:enhanced-geometry svg:viewBox="0 0 21600 21600" draw:type="rectangle" draw:enhanced-path="M 0 0 L 21600 0 21600 21600 0 21600 0 0 Z N"/>
          </draw:custom-shape>
          <draw:line draw:style-name="gr58" draw:text-style-name="P6" draw:layer="layout" svg:x1="4.548cm" svg:y1="5.102cm" svg:x2="26.231cm" svg:y2="5.102cm">
            <text:p/>
          </draw:line>
          <draw:line draw:style-name="gr59" draw:text-style-name="P6" draw:layer="layout" svg:x1="4.548cm" svg:y1="7.364cm" svg:x2="26.231cm" svg:y2="7.364cm">
            <text:p/>
          </draw:line>
          <draw:line draw:style-name="gr59" draw:text-style-name="P6" draw:layer="layout" svg:x1="4.548cm" svg:y1="9.574cm" svg:x2="26.231cm" svg:y2="9.574cm">
            <text:p/>
          </draw:line>
          <draw:line draw:style-name="gr59" draw:text-style-name="P6" draw:layer="layout" svg:x1="4.548cm" svg:y1="11.79cm" svg:x2="26.231cm" svg:y2="11.79cm">
            <text:p/>
          </draw:line>
          <draw:line draw:style-name="gr58" draw:text-style-name="P6" draw:layer="layout" svg:x1="4.548cm" svg:y1="14cm" svg:x2="26.231cm" svg:y2="14cm">
            <text:p/>
          </draw:line>
          <draw:line draw:style-name="gr58" draw:text-style-name="P6" draw:layer="layout" svg:x1="4.548cm" svg:y1="5.102cm" svg:x2="4.548cm" svg:y2="14cm">
            <text:p/>
          </draw:line>
          <draw:line draw:style-name="gr59" draw:text-style-name="P6" draw:layer="layout" svg:x1="8.676cm" svg:y1="5.102cm" svg:x2="8.676cm" svg:y2="14cm">
            <text:p/>
          </draw:line>
          <draw:line draw:style-name="gr58" draw:text-style-name="P6" draw:layer="layout" svg:x1="26.231cm" svg:y1="5.102cm" svg:x2="26.231cm" svg:y2="1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1" draw:layer="layout" svg:width="13.705cm" svg:height="10.279cm" svg:x="3.647cm" svg:y="2.853cm" draw:page-number="14" presentation:class="page"/>
          <draw:frame presentation:style-name="pr3" draw:text-style-name="P1" draw:layer="layout" svg:width="14.517cm" svg:height="11.41cm" svg:x="3.249cm" svg:y="14.13cm" presentation:class="notes" presentation:placeholder="true">
            <draw:text-box/>
          </draw:frame>
        </presentation:notes>
      </draw:page>
      <draw:page draw:name="page15"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Architecture générale</text:p>
          </draw:text-box>
        </draw:frame>
        <draw:custom-shape draw:style-name="gr80" draw:text-style-name="P5" draw:layer="layout" svg:width="7.875cm" svg:height="3.003cm" svg:x="6.494cm" svg:y="5.574cm">
          <text:p/>
          <draw:enhanced-geometry svg:viewBox="0 0 21600 21600" draw:type="rectangle" draw:enhanced-path="M 0 0 L 21600 0 21600 21600 0 21600 0 0 Z N"/>
        </draw:custom-shape>
        <draw:custom-shape draw:style-name="gr80" draw:text-style-name="P5" draw:layer="layout" svg:width="7.871cm" svg:height="3.003cm" svg:x="6.622cm" svg:y="15.2cm">
          <text:p/>
          <draw:enhanced-geometry svg:viewBox="0 0 21600 21600" draw:type="rectangle" draw:enhanced-path="M 0 0 L 21600 0 21600 21600 0 21600 0 0 Z N"/>
        </draw:custom-shape>
        <draw:custom-shape draw:style-name="gr81" draw:text-style-name="P5" draw:layer="layout" svg:width="4.004cm" svg:height="13.503cm" svg:x="19.37cm" svg:y="5.574cm">
          <text:p/>
          <draw:enhanced-geometry svg:viewBox="0 0 21600 21600" draw:type="rectangle" draw:enhanced-path="M 0 0 L 21600 0 21600 21600 0 21600 0 0 Z N"/>
        </draw:custom-shape>
        <draw:custom-shape draw:style-name="gr82" draw:text-style-name="P8" draw:layer="layout" svg:width="2.551cm" svg:height="1.108cm" svg:x="8.823cm" svg:y="16.201cm">
          <text:p text:style-name="P7"><text:span text:style-name="T14">Cache</text:span></text:p>
          <draw:enhanced-geometry svg:viewBox="0 0 21600 21600" draw:type="mso-spt202" draw:enhanced-path="M 0 0 L 21600 0 21600 21600 0 21600 0 0 Z N"/>
        </draw:custom-shape>
        <draw:custom-shape draw:style-name="gr83" draw:text-style-name="P8" draw:layer="layout" svg:width="4.088cm" svg:height="1.108cm" svg:x="8.112cm" svg:y="6.452cm">
          <text:p text:style-name="P7"><text:span text:style-name="T14">Processeur</text:span></text:p>
          <draw:enhanced-geometry svg:viewBox="0 0 21600 21600" draw:type="mso-spt202" draw:enhanced-path="M 0 0 L 21600 0 21600 21600 0 21600 0 0 Z N"/>
        </draw:custom-shape>
        <draw:custom-shape draw:style-name="gr84" draw:text-style-name="P8" draw:layer="layout" svg:width="3.254cm" svg:height="1.108cm" svg:x="19.617cm" svg:y="10.826cm">
          <text:p text:style-name="P7"><text:span text:style-name="T14">Mémoire</text:span></text:p>
          <draw:enhanced-geometry svg:viewBox="0 0 21600 21600" draw:type="mso-spt202" draw:enhanced-path="M 0 0 L 21600 0 21600 21600 0 21600 0 0 Z N"/>
        </draw:custom-shape>
        <draw:custom-shape draw:style-name="gr85" draw:text-style-name="P5" draw:layer="layout" svg:width="9.499cm" svg:height="1.124cm" svg:x="9.871cm" svg:y="12.449cm">
          <text:p/>
          <draw:enhanced-geometry svg:viewBox="0 0 21600 21600" draw:text-areas="0 ?f0 ?f5 ?f2" draw:type="right-arrow" draw:modifiers="18431 38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8" draw:layer="layout" svg:width="3.101cm" svg:height="1.108cm" svg:x="14.991cm" svg:y="12.449cm">
          <text:p text:style-name="P7"><text:span text:style-name="T14">Adresse</text:span></text:p>
          <draw:enhanced-geometry svg:viewBox="0 0 21600 21600" draw:type="mso-spt202" draw:enhanced-path="M 0 0 L 21600 0 21600 21600 0 21600 0 0 Z N"/>
        </draw:custom-shape>
        <draw:custom-shape draw:style-name="gr87" draw:text-style-name="P5" draw:layer="layout" svg:width="1.623cm" svg:height="1.001cm" draw:transform="rotate (-1.5707963267949) translate (13.495cm 12.202cm)">
          <text:p/>
          <draw:enhanced-geometry svg:viewBox="0 0 21600 21600" draw:glue-points="10800 0 5400 10800 10800 21600 16200 10800" draw:text-areas="5400 10800 16200 21600" draw:type="flowchart-extract" draw:enhanced-path="M 10800 0 L 21600 21600 0 21600 10800 0 Z N"/>
        </draw:custom-shape>
        <draw:line draw:style-name="gr69" draw:text-style-name="P6" draw:layer="layout" svg:x1="12.87cm" svg:y1="15.199cm" svg:x2="12.87cm" svg:y2="13.572cm">
          <text:p/>
        </draw:line>
        <draw:custom-shape draw:style-name="gr88" draw:text-style-name="P5" draw:layer="layout" svg:width="7.501cm" svg:height="1.124cm" svg:x="11.869cm" svg:y="9.953cm">
          <text:p/>
          <draw:enhanced-geometry svg:viewBox="0 0 21600 21600" draw:text-areas="0 ?f0 ?f5 ?f2" draw:type="right-arrow" draw:modifiers="18431 38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8" draw:layer="layout" svg:width="2.983cm" svg:height="1.108cm" svg:x="14.993cm" svg:y="9.953cm">
          <text:p text:style-name="P7"><text:span text:style-name="T14">Donnée</text:span></text:p>
          <draw:enhanced-geometry svg:viewBox="0 0 21600 21600" draw:type="mso-spt202" draw:enhanced-path="M 0 0 L 21600 0 21600 21600 0 21600 0 0 Z N"/>
        </draw:custom-shape>
        <draw:g>
          <draw:custom-shape draw:style-name="gr90" draw:text-style-name="P5" draw:layer="layout" svg:width="1.124cm" svg:height="6.622cm" svg:x="8.994cm" svg:y="8.5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1" draw:text-style-name="P5" draw:layer="layout" svg:width="1.124cm" svg:height="6.622cm" svg:x="10.996cm" svg:y="8.5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2" draw:text-style-name="P5" draw:layer="layout" svg:width="1.124cm" svg:height="6.622cm" svg:x="7.12cm" svg:y="8.5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93" draw:text-style-name="P5" draw:layer="layout" svg:width="4.873cm" svg:height="1.248cm" svg:x="14.497cm" svg:y="16.3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8" draw:layer="layout" svg:width="2.509cm" svg:height="0.937cm" svg:x="15.745cm" svg:y="16.448cm">
          <text:p text:style-name="P7"><text:span text:style-name="T24">contrôle</text:span></text:p>
          <draw:enhanced-geometry svg:viewBox="0 0 21600 21600" draw:type="mso-spt202" draw:enhanced-path="M 0 0 L 21600 0 21600 21600 0 21600 0 0 Z N"/>
        </draw:custom-shape>
        <draw:custom-shape draw:style-name="gr87" draw:text-style-name="P5" draw:layer="layout" svg:width="1.622cm" svg:height="1.001cm" draw:transform="rotate (-1.5707963267949) translate (13.5cm 9.70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7" draw:text-style-name="P5" draw:layer="layout" svg:width="1.622cm" svg:height="1.001cm" draw:transform="rotate (-1.5707963267949) translate (13.982cm 9.70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69" draw:text-style-name="P6" draw:layer="layout" svg:x1="12.875cm" svg:y1="15.077cm" svg:x2="12.875cm" svg:y2="11.077cm">
          <text:p/>
        </draw:line>
        <presentation:notes draw:style-name="dp2">
          <draw:page-thumbnail draw:style-name="gr1" draw:layer="layout" svg:width="13.705cm" svg:height="10.279cm" svg:x="3.647cm" svg:y="2.853cm" draw:page-number="15" presentation:class="page"/>
          <draw:frame presentation:style-name="pr3" draw:text-style-name="P1" draw:layer="layout" svg:width="14.517cm" svg:height="11.41cm" svg:x="3.249cm" svg:y="14.13cm" presentation:class="notes" presentation:placeholder="true">
            <draw:text-box/>
          </draw:frame>
        </presentation:notes>
      </draw:page>
      <draw:page draw:name="page16"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Fonctionnement général (1)</text:p>
          </draw:text-box>
        </draw:frame>
        <draw:frame presentation:style-name="pr6" draw:text-style-name="P25" draw:layer="layout" svg:width="25.464cm" svg:height="13.501cm" svg:x="3.036cm" svg:y="5cm" presentation:class="outline" presentation:user-transformed="true">
          <draw:text-box>
            <text:list text:style-name="L2">
              <text:list-item>
                <text:p text:style-name="P1"><text:span text:style-name="T25">Lecture par le processeur d'une instruction (ou d'une donnée)</text:span></text:p>
              </text:list-item>
              <text:list-item>
                <text:p text:style-name="P1"><text:span text:style-name="T25">Recherche dans le cache (</text:span><text:span text:style-name="T26">comment ?</text:span><text:span text:style-name="T25">)</text:span></text:p>
              </text:list-item>
              <text:list-item>
                <text:p text:style-name="P1"><text:span text:style-name="T25">Si succès, le cache renvoie l'instruction sur le bus de données</text:span></text:p>
              </text:list-item>
              <text:list-item>
                <text:p text:style-name="P1"><text:span text:style-name="T25">Si échec, accès à la mémoire </text:span></text:p>
                <text:list>
                  <text:list-item>
                    <text:p text:style-name="P1"><text:span text:style-name="T27">la mémoire renvoie l'instruction sur le bus de données</text:span></text:p>
                  </text:list-item>
                  <text:list-item>
                    <text:p text:style-name="P1"><text:span text:style-name="T27">l'instruction est automatiquement recopiée dans le cache (</text:span><text:span text:style-name="T28">où ?</text:span><text:span text:style-name="T27">)</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3" draw:text-style-name="P1" draw:layer="layout" svg:width="14.517cm" svg:height="11.41cm" svg:x="3.249cm" svg:y="14.13cm" presentation:class="notes" presentation:placeholder="true">
            <draw:text-box/>
          </draw:frame>
        </presentation:notes>
      </draw:page>
      <draw:page draw:name="page17"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Fonctionnement général (2)</text:p>
          </draw:text-box>
        </draw:frame>
        <draw:frame presentation:style-name="pr6" draw:text-style-name="P25" draw:layer="layout" svg:width="25.464cm" svg:height="13.501cm" svg:x="3.036cm" svg:y="5cm" presentation:class="outline" presentation:user-transformed="true">
          <draw:text-box>
            <text:list text:style-name="L2">
              <text:list-item>
                <text:list>
                  <text:list-item>
                    <text:p text:style-name="P1"><text:span text:style-name="T27">pour profiter de la localité spatiale</text:span></text:p>
                    <text:list>
                      <text:list-item>
                        <text:p text:style-name="P1"><text:span text:style-name="T29">la mémoire renvoie l'instruction et ses voisines (</text:span><text:span text:style-name="T30">combien ? lesquelles ?</text:span><text:span text:style-name="T29">)</text:span></text:p>
                      </text:list-item>
                      <text:list-item>
                        <text:p text:style-name="P1"><text:span text:style-name="T29">elles sont recopiées dans le cache (</text:span><text:span text:style-name="T30">où ?</text:span><text:span text:style-name="T29">)</text:span></text:p>
                      </text:list-item>
                    </text:list>
                  </text:list-item>
                </text:list>
              </text:list-item>
              <text:list-item>
                <text:p text:style-name="P1"><text:span text:style-name="T25">Cas de l'écriture d'une donnée</text:span></text:p>
                <text:list>
                  <text:list-item>
                    <text:p text:style-name="P1"><text:span text:style-name="T31">si la donnée est dans le cache :</text:span><text:span text:style-name="T28"> écriture dans le cache ?dans la mémoire ? dans les 2 ?</text:span></text:p>
                  </text:list-item>
                  <text:list-item>
                    <text:p text:style-name="P1"><text:span text:style-name="T31">si la donnée n'est pas dans le cache :</text:span><text:span text:style-name="T28"> </text:span><text:span text:style-name="T31">écriture dans la mémoire. </text:span><text:span text:style-name="T28">Recopie dans le cache ?</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3" draw:text-style-name="P1" draw:layer="layout" svg:width="14.517cm" svg:height="11.41cm" svg:x="3.249cm" svg:y="14.13cm" presentation:class="notes" presentation:placeholder="true">
            <draw:text-box/>
          </draw:frame>
        </presentation:notes>
      </draw:page>
      <draw:page draw:name="page18"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Découpage en blocs</text:p>
          </draw:text-box>
        </draw:frame>
        <draw:frame presentation:style-name="pr6" draw:text-style-name="P3" draw:layer="layout" svg:width="17.5cm" svg:height="13.501cm" svg:x="2cm" svg:y="5cm" presentation:class="outline" presentation:user-transformed="true">
          <draw:text-box>
            <text:list text:style-name="L2">
              <text:list-item>
                <text:p text:style-name="P1">On découpe l'espace mémoire en blocs de taille 2<text:span text:style-name="T32">n</text:span>.</text:p>
              </text:list-item>
              <text:list-item>
                <text:p text:style-name="P1">Ainsi les n bits de poids faible d'une adresse indiquent l'adresse dans le bloc et les bits de poids fort le numéro de bloc</text:p>
              </text:list-item>
              <text:list-item>
                <text:p text:style-name="P1">Exemple : n=5 =&gt; blocs de 32 octets</text:p>
              </text:list-item>
              <text:list-item>
                <text:p text:style-name="P1">L'octet d'adresse <text:span text:style-name="T33">1</text:span><text:span text:style-name="T15">11000</text:span> :<text:tab/></text:p>
                <text:list>
                  <text:list-item>
                    <text:p xml:id="id49" text:id="id49" text:style-name="P1">se situe dans le <text:span text:style-name="T33">bloc 1</text:span></text:p>
                  </text:list-item>
                  <text:list-item>
                    <text:p xml:id="id50" text:id="id50" text:style-name="P1"><text:span text:style-name="T34">son adresse dans le bloc est </text:span><text:span text:style-name="T15">11000</text:span></text:p>
                  </text:list-item>
                </text:list>
              </text:list-item>
            </text:list>
          </draw:text-box>
        </draw:frame>
        <draw:custom-shape draw:style-name="gr95" draw:text-style-name="P5" draw:layer="layout" svg:width="3.373cm" svg:height="12.255cm" svg:x="22.102cm" svg:y="6.299cm">
          <text:p/>
          <draw:enhanced-geometry svg:viewBox="0 0 21600 21600" draw:type="rectangle" draw:enhanced-path="M 0 0 L 21600 0 21600 21600 0 21600 0 0 Z N"/>
        </draw:custom-shape>
        <draw:custom-shape draw:style-name="gr96" draw:text-style-name="P5" draw:layer="layout" svg:width="3.373cm" svg:height="0.252cm" svg:x="22.102cm" svg:y="10.328cm">
          <text:p/>
          <draw:enhanced-geometry svg:viewBox="0 0 21600 21600" draw:type="rectangle" draw:enhanced-path="M 0 0 L 21600 0 21600 21600 0 21600 0 0 Z N"/>
        </draw:custom-shape>
        <draw:line draw:style-name="gr97" draw:text-style-name="P6" draw:layer="layout" svg:x1="22.102cm" svg:y1="6.052cm" svg:x2="25.475cm" svg:y2="6.052cm">
          <text:p/>
        </draw:line>
        <draw:custom-shape draw:style-name="gr98" draw:text-style-name="P8" draw:layer="layout" svg:width="2.034cm" svg:height="1.108cm" svg:x="22.597cm" svg:y="4.985cm">
          <text:p text:style-name="P7"><text:span text:style-name="T14">octet</text:span></text:p>
          <draw:enhanced-geometry svg:viewBox="0 0 21600 21600" draw:type="mso-spt202" draw:enhanced-path="M 0 0 L 21600 0 21600 21600 0 21600 0 0 Z N"/>
        </draw:custom-shape>
        <draw:custom-shape draw:style-name="gr99" draw:text-style-name="P5" draw:layer="layout" svg:width="0.498cm" svg:height="2.254cm" svg:x="25.603cm" svg:y="6.2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0" draw:text-style-name="P8" draw:layer="layout" svg:width="2.39cm" svg:height="1.108cm" svg:x="25.944cm" svg:y="6.947cm">
          <text:p text:style-name="P7"><text:span text:style-name="T14">bloc 0</text:span></text:p>
          <draw:enhanced-geometry svg:viewBox="0 0 21600 21600" draw:type="mso-spt202" draw:enhanced-path="M 0 0 L 21600 0 21600 21600 0 21600 0 0 Z N"/>
        </draw:custom-shape>
        <draw:custom-shape draw:style-name="gr101" draw:text-style-name="P23" draw:layer="layout" svg:width="2.39cm" svg:height="1.108cm" svg:x="25.943cm" svg:y="9.448cm">
          <text:p text:style-name="P7"><text:span text:style-name="T22">bloc 1</text:span></text:p>
          <draw:enhanced-geometry svg:viewBox="0 0 21600 21600" draw:type="mso-spt202" draw:enhanced-path="M 0 0 L 21600 0 21600 21600 0 21600 0 0 Z N"/>
        </draw:custom-shape>
        <draw:custom-shape draw:style-name="gr102" draw:text-style-name="P8" draw:layer="layout" svg:width="2.39cm" svg:height="1.108cm" svg:x="25.943cm" svg:y="11.825cm">
          <text:p text:style-name="P7"><text:span text:style-name="T14">bloc 2</text:span></text:p>
          <draw:enhanced-geometry svg:viewBox="0 0 21600 21600" draw:type="mso-spt202" draw:enhanced-path="M 0 0 L 21600 0 21600 21600 0 21600 0 0 Z N"/>
        </draw:custom-shape>
        <draw:custom-shape draw:style-name="gr103" draw:text-style-name="P8" draw:layer="layout" svg:width="2.39cm" svg:height="1.108cm" svg:x="25.943cm" svg:y="14.197cm">
          <text:p text:style-name="P7"><text:span text:style-name="T14">bloc 3</text:span></text:p>
          <draw:enhanced-geometry svg:viewBox="0 0 21600 21600" draw:type="mso-spt202" draw:enhanced-path="M 0 0 L 21600 0 21600 21600 0 21600 0 0 Z N"/>
        </draw:custom-shape>
        <draw:line draw:style-name="gr3" draw:text-style-name="P6" draw:layer="layout" svg:x1="25.474cm" svg:y1="8.747cm" svg:x2="22.101cm" svg:y2="8.747cm">
          <text:p/>
        </draw:line>
        <draw:line draw:style-name="gr3" draw:text-style-name="P6" draw:layer="layout" svg:x1="25.474cm" svg:y1="11.198cm" svg:x2="22.101cm" svg:y2="11.198cm">
          <text:p/>
        </draw:line>
        <draw:line draw:style-name="gr3" draw:text-style-name="P6" draw:layer="layout" svg:x1="25.474cm" svg:y1="13.65cm" svg:x2="22.101cm" svg:y2="13.65cm">
          <text:p/>
        </draw:line>
        <draw:custom-shape draw:style-name="gr104" draw:text-style-name="P26" draw:layer="layout" svg:width="0.498cm" svg:height="2.376cm" svg:x="25.603cm" svg:y="8.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5" draw:text-style-name="P5" draw:layer="layout" svg:width="0.498cm" svg:height="2.253cm" svg:x="25.603cm" svg:y="1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6" draw:text-style-name="P5" draw:layer="layout" svg:width="0.375cm" svg:height="2.249cm" svg:x="25.603cm" svg:y="13.67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7" draw:text-style-name="P6" draw:layer="layout" svg:x1="22.102cm" svg:y1="18.554cm" svg:x2="22.102cm" svg:y2="19.925cm">
          <text:p/>
        </draw:line>
        <draw:line draw:style-name="gr107" draw:text-style-name="P6" draw:layer="layout" svg:x1="25.475cm" svg:y1="18.554cm" svg:x2="25.475cm" svg:y2="19.925cm">
          <text:p/>
        </draw:line>
        <draw:line draw:style-name="gr3" draw:text-style-name="P6" draw:layer="layout" svg:x1="25.474cm" svg:y1="18.554cm" svg:x2="22.101cm" svg:y2="18.554cm">
          <text:p/>
        </draw:line>
        <draw:line draw:style-name="gr3" draw:text-style-name="P6" draw:layer="layout" svg:x1="25.474cm" svg:y1="6.299cm" svg:x2="22.101cm" svg:y2="6.299cm">
          <text:p/>
        </draw:line>
        <draw:line draw:style-name="gr3" draw:text-style-name="P6" draw:layer="layout" svg:x1="25.474cm" svg:y1="16.102cm" svg:x2="22.101cm" svg:y2="16.102cm">
          <text:p/>
        </draw:line>
        <draw:custom-shape draw:style-name="gr108" draw:text-style-name="P8" draw:layer="layout" svg:width="2.39cm" svg:height="1.108cm" svg:x="25.943cm" svg:y="16.697cm">
          <text:p text:style-name="P7"><text:span text:style-name="T14">bloc 4</text:span></text:p>
          <draw:enhanced-geometry svg:viewBox="0 0 21600 21600" draw:type="mso-spt202" draw:enhanced-path="M 0 0 L 21600 0 21600 21600 0 21600 0 0 Z N"/>
        </draw:custom-shape>
        <draw:custom-shape draw:style-name="gr105" draw:text-style-name="P5" draw:layer="layout" svg:width="0.498cm" svg:height="2.253cm" svg:x="25.603cm" svg:y="16.17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line draw:style-name="gr109" xml:id="id51" draw:id="id51" draw:layer="layout" svg:width="3.499cm" svg:height="7.499cm" svg:x="18.5cm" svg:y="10.5cm" svg:viewBox="0 0 3500 7500" draw:points="0,7500 3500,0">
          <text:p text:style-name="P1"/>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1" draw:layer="layout" svg:width="13.705cm" svg:height="10.279cm" svg:x="3.647cm" svg:y="2.853cm" draw:page-number="18" presentation:class="page"/>
          <draw:frame presentation:style-name="pr3" draw:text-style-name="P1" draw:layer="layout" svg:width="14.517cm" svg:height="11.41cm" svg:x="3.249cm" svg:y="14.13cm" presentation:class="notes" presentation:placeholder="true">
            <draw:text-box/>
          </draw:frame>
        </presentation:notes>
      </draw:page>
      <draw:page draw:name="page19"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Cache direct (1)</text:p>
          </draw:text-box>
        </draw:frame>
        <draw:frame presentation:style-name="pr6" draw:text-style-name="P3" draw:layer="layout" svg:width="9.864cm" svg:height="13.501cm" svg:x="2.136cm" svg:y="5cm" presentation:class="outline" presentation:user-transformed="true">
          <draw:text-box>
            <text:list text:style-name="L2">
              <text:list-item>
                <text:p text:style-name="P1">Un cache direct contient 2<text:span text:style-name="T35">p</text:span> lignes</text:p>
              </text:list-item>
              <text:list-item>
                <text:p text:style-name="P1">Chaque ligne est de la taille d'un bloc</text:p>
              </text:list-item>
              <text:list-item>
                <text:p text:style-name="P1">Les p bits de poids faibles du numéro de bloc indiquent dans quelle ligne du cache est chargé un bloc.</text:p>
              </text:list-item>
            </text:list>
          </draw:text-box>
        </draw:frame>
        <draw:line draw:style-name="gr97" draw:text-style-name="P6" draw:layer="layout" svg:x1="22.502cm" svg:y1="6.052cm" svg:x2="25.875cm" svg:y2="6.052cm">
          <text:p/>
        </draw:line>
        <draw:custom-shape draw:style-name="gr110" draw:text-style-name="P8" draw:layer="layout" svg:width="2.034cm" svg:height="1.108cm" svg:x="22.997cm" svg:y="4.985cm">
          <text:p text:style-name="P7"><text:span text:style-name="T14">octet</text:span></text:p>
          <draw:enhanced-geometry svg:viewBox="0 0 21600 21600" draw:type="mso-spt202" draw:enhanced-path="M 0 0 L 21600 0 21600 21600 0 21600 0 0 Z N"/>
        </draw:custom-shape>
        <draw:custom-shape draw:style-name="gr99" draw:text-style-name="P5" draw:layer="layout" svg:width="0.498cm" svg:height="2.254cm" svg:x="26.003cm" svg:y="6.2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1" draw:text-style-name="P8" draw:layer="layout" svg:width="2.39cm" svg:height="1.108cm" svg:x="26.344cm" svg:y="6.947cm">
          <text:p text:style-name="P7"><text:span text:style-name="T14">bloc 0</text:span></text:p>
          <draw:enhanced-geometry svg:viewBox="0 0 21600 21600" draw:type="mso-spt202" draw:enhanced-path="M 0 0 L 21600 0 21600 21600 0 21600 0 0 Z N"/>
        </draw:custom-shape>
        <draw:custom-shape draw:style-name="gr112" draw:text-style-name="P8" draw:layer="layout" svg:width="2.39cm" svg:height="1.108cm" svg:x="26.343cm" svg:y="9.448cm">
          <text:p text:style-name="P7"><text:span text:style-name="T14">bloc 1</text:span></text:p>
          <draw:enhanced-geometry svg:viewBox="0 0 21600 21600" draw:type="mso-spt202" draw:enhanced-path="M 0 0 L 21600 0 21600 21600 0 21600 0 0 Z N"/>
        </draw:custom-shape>
        <draw:custom-shape draw:style-name="gr113" draw:text-style-name="P8" draw:layer="layout" svg:width="2.39cm" svg:height="1.108cm" svg:x="26.343cm" svg:y="11.825cm">
          <text:p text:style-name="P7"><text:span text:style-name="T14">bloc 2</text:span></text:p>
          <draw:enhanced-geometry svg:viewBox="0 0 21600 21600" draw:type="mso-spt202" draw:enhanced-path="M 0 0 L 21600 0 21600 21600 0 21600 0 0 Z N"/>
        </draw:custom-shape>
        <draw:custom-shape draw:style-name="gr114" draw:text-style-name="P8" draw:layer="layout" svg:width="2.39cm" svg:height="1.108cm" svg:x="26.343cm" svg:y="14.197cm">
          <text:p text:style-name="P7"><text:span text:style-name="T14">bloc 3</text:span></text:p>
          <draw:enhanced-geometry svg:viewBox="0 0 21600 21600" draw:type="mso-spt202" draw:enhanced-path="M 0 0 L 21600 0 21600 21600 0 21600 0 0 Z N"/>
        </draw:custom-shape>
        <draw:custom-shape draw:style-name="gr115" draw:text-style-name="P26" draw:layer="layout" svg:width="0.498cm" svg:height="2.376cm" svg:x="26.003cm" svg:y="8.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5" draw:text-style-name="P5" draw:layer="layout" svg:width="0.498cm" svg:height="2.253cm" svg:x="26.003cm" svg:y="1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6" draw:text-style-name="P5" draw:layer="layout" svg:width="0.375cm" svg:height="2.249cm" svg:x="26.003cm" svg:y="13.67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7" draw:text-style-name="P6" draw:layer="layout" svg:x1="22.502cm" svg:y1="18.554cm" svg:x2="22.502cm" svg:y2="19.925cm">
          <text:p/>
        </draw:line>
        <draw:line draw:style-name="gr107" draw:text-style-name="P6" draw:layer="layout" svg:x1="25.875cm" svg:y1="18.554cm" svg:x2="25.875cm" svg:y2="19.925cm">
          <text:p/>
        </draw:line>
        <draw:custom-shape draw:style-name="gr116" draw:text-style-name="P8" draw:layer="layout" svg:width="2.39cm" svg:height="1.108cm" svg:x="26.343cm" svg:y="16.697cm">
          <text:p text:style-name="P7"><text:span text:style-name="T14">bloc 4</text:span></text:p>
          <draw:enhanced-geometry svg:viewBox="0 0 21600 21600" draw:type="mso-spt202" draw:enhanced-path="M 0 0 L 21600 0 21600 21600 0 21600 0 0 Z N"/>
        </draw:custom-shape>
        <draw:custom-shape draw:style-name="gr105" draw:text-style-name="P5" draw:layer="layout" svg:width="0.498cm" svg:height="2.253cm" svg:x="26.003cm" svg:y="16.17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7" draw:text-style-name="P27" draw:layer="layout" svg:width="6cm" svg:height="1cm" svg:x="13.3cm" svg:y="11.2cm">
          <text:p/>
          <draw:enhanced-geometry svg:viewBox="0 0 21600 21600" draw:type="rectangle" draw:enhanced-path="M 0 0 L 21600 0 21600 21600 0 21600 0 0 Z N"/>
        </draw:custom-shape>
        <draw:custom-shape draw:style-name="gr118" draw:text-style-name="P27" draw:layer="layout" svg:width="3.398cm" svg:height="2.398cm" svg:x="22.502cm" svg:y="16.102cm">
          <text:p/>
          <draw:enhanced-geometry svg:viewBox="0 0 21600 21600" draw:type="rectangle" draw:enhanced-path="M 0 0 L 21600 0 21600 21600 0 21600 0 0 Z N"/>
        </draw:custom-shape>
        <draw:custom-shape draw:style-name="gr119" draw:text-style-name="P27" draw:layer="layout" svg:width="3.398cm" svg:height="2.398cm" svg:x="22.502cm" svg:y="13.702cm">
          <text:p/>
          <draw:enhanced-geometry svg:viewBox="0 0 21600 21600" draw:type="rectangle" draw:enhanced-path="M 0 0 L 21600 0 21600 21600 0 21600 0 0 Z N"/>
        </draw:custom-shape>
        <draw:custom-shape draw:style-name="gr120" draw:text-style-name="P27" draw:layer="layout" svg:width="3.398cm" svg:height="2.398cm" svg:x="22.502cm" svg:y="11.302cm">
          <text:p/>
          <draw:enhanced-geometry svg:viewBox="0 0 21600 21600" draw:type="rectangle" draw:enhanced-path="M 0 0 L 21600 0 21600 21600 0 21600 0 0 Z N"/>
        </draw:custom-shape>
        <draw:custom-shape draw:style-name="gr121" draw:text-style-name="P27" draw:layer="layout" svg:width="3.398cm" svg:height="2.398cm" svg:x="22.502cm" svg:y="8.902cm">
          <text:p/>
          <draw:enhanced-geometry svg:viewBox="0 0 21600 21600" draw:type="rectangle" draw:enhanced-path="M 0 0 L 21600 0 21600 21600 0 21600 0 0 Z N"/>
        </draw:custom-shape>
        <draw:custom-shape draw:style-name="gr122" draw:text-style-name="P27" draw:layer="layout" svg:width="3.398cm" svg:height="2.398cm" svg:x="22.502cm" svg:y="6.502cm">
          <text:p/>
          <draw:enhanced-geometry svg:viewBox="0 0 21600 21600" draw:type="rectangle" draw:enhanced-path="M 0 0 L 21600 0 21600 21600 0 21600 0 0 Z N"/>
        </draw:custom-shape>
        <draw:custom-shape draw:style-name="gr117" draw:text-style-name="P27" draw:layer="layout" svg:width="6cm" svg:height="1cm" svg:x="13.3cm" svg:y="12.2cm">
          <text:p/>
          <draw:enhanced-geometry svg:viewBox="0 0 21600 21600" draw:type="rectangle" draw:enhanced-path="M 0 0 L 21600 0 21600 21600 0 21600 0 0 Z N"/>
        </draw:custom-shape>
        <draw:custom-shape draw:style-name="gr117" draw:text-style-name="P27" draw:layer="layout" svg:width="6cm" svg:height="1cm" svg:x="13.3cm" svg:y="13.2cm">
          <text:p/>
          <draw:enhanced-geometry svg:viewBox="0 0 21600 21600" draw:type="rectangle" draw:enhanced-path="M 0 0 L 21600 0 21600 21600 0 21600 0 0 Z N"/>
        </draw:custom-shape>
        <draw:custom-shape draw:style-name="gr117" draw:text-style-name="P27" draw:layer="layout" svg:width="6cm" svg:height="1cm" svg:x="13.3cm" svg:y="14.2cm">
          <text:p/>
          <draw:enhanced-geometry svg:viewBox="0 0 21600 21600" draw:type="rectangle" draw:enhanced-path="M 0 0 L 21600 0 21600 21600 0 21600 0 0 Z N"/>
        </draw:custom-shape>
        <draw:frame draw:style-name="gr123" draw:text-style-name="P28" draw:layer="layout" svg:width="6.5cm" svg:height="3.249cm" svg:x="13.4cm" svg:y="8.5cm">
          <draw:text-box>
            <text:p text:style-name="P28">Cache à 4 lignes</text:p>
            <text:p text:style-name="P28">(p=2)</text:p>
          </draw:text-box>
        </draw:frame>
        <draw:polyline draw:style-name="gr124" xml:id="id52" draw:id="id52" draw:layer="layout" svg:width="2.999cm" svg:height="3.999cm" svg:x="19.5cm" svg:y="7.5cm" svg:viewBox="0 0 3000 4000" draw:points="3000,0 0,4000">
          <text:p text:style-name="P1"/>
        </draw:polyline>
        <draw:custom-shape draw:style-name="gr125" draw:text-style-name="P27" xml:id="id53" draw:id="id53" draw:layer="layout" svg:width="6cm" svg:height="1cm" svg:x="13.3cm" svg:y="11.2cm">
          <text:p text:style-name="P1"/>
          <draw:enhanced-geometry svg:viewBox="0 0 21600 21600" draw:type="rectangle" draw:enhanced-path="M 0 0 L 21600 0 21600 21600 0 21600 0 0 Z N"/>
        </draw:custom-shape>
        <draw:polyline draw:style-name="gr126" xml:id="id54" draw:id="id54" draw:layer="layout" svg:width="2.999cm" svg:height="0.999cm" svg:x="19.5cm" svg:y="12.5cm" svg:viewBox="0 0 3000 1000" draw:points="3000,0 0,1000">
          <text:p text:style-name="P1"/>
        </draw:polyline>
        <draw:custom-shape draw:style-name="gr127" draw:text-style-name="P27" xml:id="id55" draw:id="id55" draw:layer="layout" svg:width="6cm" svg:height="1cm" svg:x="13.3cm" svg:y="13.2cm">
          <text:p text:style-name="P1"/>
          <draw:enhanced-geometry svg:viewBox="0 0 21600 21600" draw:type="rectangle" draw:enhanced-path="M 0 0 L 21600 0 21600 21600 0 21600 0 0 Z N"/>
        </draw:custom-shape>
        <draw:polyline draw:style-name="gr128" xml:id="id56" draw:id="id56" draw:layer="layout" svg:width="2.999cm" svg:height="5.999cm" svg:x="19.5cm" svg:y="11.5cm" svg:viewBox="0 0 3000 6000" draw:points="3000,6000 0,0">
          <text:p text:style-name="P1"/>
        </draw:polyline>
        <draw:custom-shape draw:style-name="gr129" draw:text-style-name="P27" xml:id="id57" draw:id="id57" draw:layer="layout" svg:width="6cm" svg:height="1cm" svg:x="13.3cm" svg:y="11.2cm">
          <text:p text:style-name="P1"/>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1" draw:layer="layout" svg:width="13.705cm" svg:height="10.279cm" svg:x="3.647cm" svg:y="2.853cm" draw:page-number="19" presentation:class="page"/>
          <draw:frame presentation:style-name="pr3" draw:text-style-name="P1" draw:layer="layout" svg:width="14.517cm" svg:height="11.41cm" svg:x="3.249cm" svg:y="14.13cm" presentation:class="notes" presentation:placeholder="true">
            <draw:text-box/>
          </draw:frame>
        </presentation:notes>
      </draw:page>
      <draw:page draw:name="page20"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Cache direct (2)</text:p>
          </draw:text-box>
        </draw:frame>
        <draw:frame presentation:style-name="pr10" draw:text-style-name="P3" draw:layer="layout" svg:width="25.5cm" svg:height="13.412cm" svg:x="2.5cm" svg:y="5cm" presentation:class="outline" presentation:user-transformed="true">
          <draw:text-box>
            <text:list text:style-name="L2">
              <text:list-item>
                <text:p text:style-name="P1">Pour savoir quel bloc est stocké dans une ligne du cache il faut stocker les premiers bits du numéro de bloc : on appelle ce champ <text:span text:style-name="T17">l'étiquette </text:span><text:span text:style-name="T36">du bloc</text:span></text:p>
              </text:list-item>
              <text:list-item>
                <text:p text:style-name="P1">Une adresse mémoire se décompose donc en 3 :</text:p>
                <text:list>
                  <text:list-item>
                    <text:p text:style-name="P1"><text:span text:style-name="T15">l'adresse dans le bloc</text:span> (ex = 5bits)</text:p>
                  </text:list-item>
                  <text:list-item>
                    <text:p text:style-name="P1"><text:span text:style-name="T37">le numéro de ligne du cache correspondant </text:span>(ex = 2 bits)</text:p>
                  </text:list-item>
                  <text:list-item>
                    <text:p text:style-name="P1"><text:span text:style-name="T33">l'étiquette identifiant le bloc</text:span> </text:p>
                  </text:list-item>
                </text:list>
              </text:list-item>
              <text:list-item>
                <text:p text:style-name="P1">Exemple : adresse de 16 bits, taille bloc = 32 octets et 4 lignes de cache</text:p>
                <text:list>
                  <text:list-item>
                    <text:p text:style-name="P1"><text:span text:style-name="T33">010010101</text:span> <text:span text:style-name="T37">11</text:span> <text:span text:style-name="T15">00011 </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3" draw:text-style-name="P1" draw:layer="layout" svg:width="14.517cm" svg:height="11.41cm" svg:x="3.249cm" svg:y="14.13cm" presentation:class="notes" presentation:placeholder="true">
            <draw:text-box/>
          </draw:frame>
        </presentation:notes>
      </draw:page>
      <draw:page draw:name="page21"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Exemples de lecture </text:p>
          </draw:text-box>
        </draw:frame>
        <draw:frame presentation:style-name="pr6" draw:text-style-name="P3" draw:layer="layout" svg:width="11.464cm" svg:height="13.501cm" svg:x="3.036cm" svg:y="5cm" presentation:class="outline" presentation:user-transformed="true">
          <draw:text-box>
            <text:list text:style-name="L2">
              <text:list-item>
                <text:p text:style-name="P1">Lecture de :</text:p>
                <text:list>
                  <text:list-item>
                    <text:p text:style-name="P1"><text:span text:style-name="T33">000000000</text:span> <text:span text:style-name="T37">00</text:span> <text:span text:style-name="T15">00011 </text:span></text:p>
                  </text:list-item>
                  <text:list-item>
                    <text:p xml:id="id63" text:id="id63" text:style-name="P1"><text:span text:style-name="T33">010011110</text:span><text:span text:style-name="T34"> </text:span><text:span text:style-name="T37">01</text:span><text:span text:style-name="T34"> </text:span><text:span text:style-name="T15">00111</text:span></text:p>
                  </text:list-item>
                  <text:list-item>
                    <text:p xml:id="id69" text:id="id69" text:style-name="P1"><text:span text:style-name="T33">000000000</text:span><text:span text:style-name="T15"> </text:span><text:span text:style-name="T37">00</text:span><text:span text:style-name="T15"> 00000</text:span></text:p>
                  </text:list-item>
                </text:list>
              </text:list-item>
            </text:list>
            <text:p text:style-name="P29"><text:span text:style-name="T38"/></text:p>
          </draw:text-box>
        </draw:frame>
        <draw:custom-shape draw:style-name="gr99" draw:text-style-name="P5" draw:layer="layout" svg:width="0.498cm" svg:height="2.254cm" svg:x="23.504cm" svg:y="6.2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0" draw:text-style-name="P8" draw:layer="layout" svg:width="4.832cm" svg:height="1.845cm" svg:x="23.827cm" svg:y="6.947cm">
          <text:p text:style-name="P7"><text:span text:style-name="T14">bloc </text:span></text:p>
          <text:p text:style-name="P7"><text:span text:style-name="T22">000000000</text:span><text:span text:style-name="T39">00</text:span></text:p>
          <draw:enhanced-geometry svg:viewBox="0 0 21600 21600" draw:type="mso-spt202" draw:enhanced-path="M 0 0 L 21600 0 21600 21600 0 21600 0 0 Z N"/>
        </draw:custom-shape>
        <draw:custom-shape draw:style-name="gr106" draw:text-style-name="P5" draw:layer="layout" svg:width="0.375cm" svg:height="2.249cm" svg:x="23.504cm" svg:y="11.27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7" draw:text-style-name="P6" draw:layer="layout" svg:x1="20.003cm" svg:y1="18.554cm" svg:x2="20.003cm" svg:y2="19.925cm">
          <text:p/>
        </draw:line>
        <draw:line draw:style-name="gr107" draw:text-style-name="P6" draw:layer="layout" svg:x1="23.376cm" svg:y1="18.554cm" svg:x2="23.376cm" svg:y2="19.925cm">
          <text:p/>
        </draw:line>
        <draw:custom-shape draw:style-name="gr120" draw:text-style-name="P27" draw:layer="layout" svg:width="3.398cm" svg:height="2.398cm" svg:x="20.003cm" svg:y="16.102cm">
          <text:p/>
          <draw:enhanced-geometry svg:viewBox="0 0 21600 21600" draw:type="rectangle" draw:enhanced-path="M 0 0 L 21600 0 21600 21600 0 21600 0 0 Z N"/>
        </draw:custom-shape>
        <draw:custom-shape draw:style-name="gr131" draw:text-style-name="P27" draw:layer="layout" svg:width="3.398cm" svg:height="2.398cm" svg:x="20.003cm" svg:y="13.702cm">
          <text:p/>
          <draw:enhanced-geometry svg:viewBox="0 0 21600 21600" draw:type="rectangle" draw:enhanced-path="M 0 0 L 21600 0 21600 21600 0 21600 0 0 Z N"/>
        </draw:custom-shape>
        <draw:custom-shape draw:style-name="gr132" draw:text-style-name="P27" draw:layer="layout" svg:width="3.398cm" svg:height="2.398cm" svg:x="20.003cm" svg:y="11.302cm">
          <text:p/>
          <draw:enhanced-geometry svg:viewBox="0 0 21600 21600" draw:type="rectangle" draw:enhanced-path="M 0 0 L 21600 0 21600 21600 0 21600 0 0 Z N"/>
        </draw:custom-shape>
        <draw:custom-shape draw:style-name="gr131" draw:text-style-name="P27" draw:layer="layout" svg:width="3.398cm" svg:height="2.398cm" svg:x="20.003cm" svg:y="8.902cm">
          <text:p/>
          <draw:enhanced-geometry svg:viewBox="0 0 21600 21600" draw:type="rectangle" draw:enhanced-path="M 0 0 L 21600 0 21600 21600 0 21600 0 0 Z N"/>
        </draw:custom-shape>
        <draw:custom-shape draw:style-name="gr133" draw:text-style-name="P27" draw:layer="layout" svg:width="3.398cm" svg:height="2.398cm" svg:x="20.003cm" svg:y="6.502cm">
          <text:p/>
          <draw:enhanced-geometry svg:viewBox="0 0 21600 21600" draw:type="rectangle" draw:enhanced-path="M 0 0 L 21600 0 21600 21600 0 21600 0 0 Z N"/>
        </draw:custom-shape>
        <draw:frame draw:style-name="gr134" draw:text-style-name="P28" draw:layer="layout" svg:width="6.5cm" svg:height="1.5cm" svg:x="9.101cm" svg:y="12.2cm">
          <draw:text-box>
            <text:p text:style-name="P28">Cache à 4 lignes</text:p>
          </draw:text-box>
        </draw:frame>
        <draw:frame draw:style-name="gr135" draw:text-style-name="P28" draw:layer="layout" svg:width="4.5cm" svg:height="0.954cm" svg:x="9.3cm" svg:y="14.1cm">
          <draw:text-box>
            <text:p text:style-name="P28">011000000</text:p>
          </draw:text-box>
        </draw:frame>
        <draw:frame draw:style-name="gr136" draw:text-style-name="P28" draw:layer="layout" svg:width="2.7cm" svg:height="0.954cm" svg:x="13.8cm" svg:y="14.101cm">
          <draw:text-box>
            <text:p/>
          </draw:text-box>
        </draw:frame>
        <draw:line draw:style-name="gr107" draw:text-style-name="P6" draw:layer="layout" svg:x1="19.976cm" svg:y1="5.155cm" svg:x2="19.976cm" svg:y2="6.526cm">
          <text:p/>
        </draw:line>
        <draw:line draw:style-name="gr107" draw:text-style-name="P6" draw:layer="layout" svg:x1="23.376cm" svg:y1="5.156cm" svg:x2="23.376cm" svg:y2="6.527cm">
          <text:p/>
        </draw:line>
        <draw:frame draw:style-name="gr135" draw:text-style-name="P28" draw:layer="layout" svg:width="4.5cm" svg:height="0.954cm" svg:x="9.3cm" svg:y="15.1cm">
          <draw:text-box>
            <text:p text:style-name="P28">010011010</text:p>
          </draw:text-box>
        </draw:frame>
        <draw:frame draw:style-name="gr136" draw:text-style-name="P28" draw:layer="layout" svg:width="2.7cm" svg:height="0.954cm" svg:x="13.8cm" svg:y="15.101cm">
          <draw:text-box>
            <text:p/>
          </draw:text-box>
        </draw:frame>
        <draw:frame draw:style-name="gr135" draw:text-style-name="P28" draw:layer="layout" svg:width="4.5cm" svg:height="0.954cm" svg:x="9.3cm" svg:y="16.1cm">
          <draw:text-box>
            <text:p text:style-name="P28">010011011</text:p>
          </draw:text-box>
        </draw:frame>
        <draw:frame draw:style-name="gr136" draw:text-style-name="P28" draw:layer="layout" svg:width="2.7cm" svg:height="0.954cm" svg:x="13.8cm" svg:y="16.101cm">
          <draw:text-box>
            <text:p/>
          </draw:text-box>
        </draw:frame>
        <draw:frame draw:style-name="gr135" draw:text-style-name="P28" draw:layer="layout" svg:width="4.5cm" svg:height="0.954cm" svg:x="9.3cm" svg:y="17.1cm">
          <draw:text-box>
            <text:p text:style-name="P28">000110000</text:p>
          </draw:text-box>
        </draw:frame>
        <draw:frame draw:style-name="gr136" draw:text-style-name="P28" draw:layer="layout" svg:width="2.7cm" svg:height="0.954cm" svg:x="13.8cm" svg:y="17.101cm">
          <draw:text-box>
            <text:p/>
          </draw:text-box>
        </draw:frame>
        <draw:custom-shape draw:style-name="gr137" draw:text-style-name="P8" draw:layer="layout" svg:width="4.832cm" svg:height="1.955cm" svg:x="23.828cm" svg:y="11.348cm">
          <text:p text:style-name="P7"><text:span text:style-name="T14">bloc </text:span></text:p>
          <text:p text:style-name="P7"><text:span text:style-name="T22">010011110</text:span><text:span text:style-name="T39">01</text:span></text:p>
          <draw:enhanced-geometry svg:viewBox="0 0 21600 21600" draw:type="mso-spt202" draw:enhanced-path="M 0 0 L 21600 0 21600 21600 0 21600 0 0 Z N"/>
        </draw:custom-shape>
        <draw:custom-shape draw:style-name="gr106" draw:text-style-name="P5" draw:layer="layout" svg:width="0.375cm" svg:height="2.249cm" svg:x="23.505cm" svg:y="16.3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8" draw:text-style-name="P8" draw:layer="layout" svg:width="4.832cm" svg:height="1.955cm" svg:x="23.829cm" svg:y="16.449cm">
          <text:p text:style-name="P7"><text:span text:style-name="T14">bloc </text:span></text:p>
          <text:p text:style-name="P7"><text:span text:style-name="T22">011111110</text:span><text:span text:style-name="T39">11</text:span></text:p>
          <draw:enhanced-geometry svg:viewBox="0 0 21600 21600" draw:type="mso-spt202" draw:enhanced-path="M 0 0 L 21600 0 21600 21600 0 21600 0 0 Z N"/>
        </draw:custom-shape>
        <draw:frame draw:style-name="gr139" draw:text-style-name="P28" xml:id="id61" draw:id="id61" draw:layer="layout" svg:width="2.7cm" svg:height="0.954cm" svg:x="13.8cm" svg:y="14.102cm">
          <draw:text-box>
            <text:p text:style-name="P1"/>
          </draw:text-box>
        </draw:frame>
        <draw:polyline draw:style-name="gr140" xml:id="id62" draw:id="id62" draw:layer="layout" svg:width="3.999cm" svg:height="6.499cm" svg:x="16cm" svg:y="7.5cm" svg:viewBox="0 0 4000 6500" draw:points="4000,0 0,6500">
          <text:p text:style-name="P1"/>
        </draw:polyline>
        <draw:frame draw:style-name="gr141" draw:layer="layout" svg:width="0.002cm" svg:height="0.954cm" svg:x="16.5cm" svg:y="7.5cm">
          <draw:text-box>
            <text:p/>
          </draw:text-box>
        </draw:frame>
        <draw:frame draw:style-name="gr24" draw:text-style-name="P30" draw:layer="layout" svg:width="4cm" svg:height="3.656cm" svg:x="16cm" svg:y="6.8cm">
          <draw:text-box>
            <text:p xml:id="id59" text:id="id59" text:style-name="P1">Échec</text:p>
            <text:p text:style-name="P1"><text:span text:style-name="T40"/></text:p>
            <text:p xml:id="id65" text:id="id65" text:style-name="P1">Échec</text:p>
            <text:p text:style-name="P1"><text:span text:style-name="T40"/></text:p>
            <text:p xml:id="id71" text:id="id71" text:style-name="P1">Succès</text:p>
          </draw:text-box>
        </draw:frame>
        <draw:frame draw:style-name="gr142" draw:text-style-name="P28" xml:id="id66" draw:id="id66" draw:layer="layout" svg:width="2.7cm" svg:height="0.954cm" svg:x="13.8cm" svg:y="15.102cm">
          <draw:text-box>
            <text:p text:style-name="P1"/>
          </draw:text-box>
        </draw:frame>
        <draw:polyline draw:style-name="gr143" xml:id="id67" draw:id="id67" draw:layer="layout" svg:width="2.999cm" svg:height="2.999cm" svg:x="16.5cm" svg:y="12.5cm" svg:viewBox="0 0 3000 3000" draw:points="3000,0 0,3000">
          <text:p text:style-name="P1"/>
        </draw:polyline>
        <draw:polyline draw:style-name="gr144" xml:id="id70" draw:id="id70" draw:layer="layout" svg:width="0cm" svg:height="3.499cm" svg:x="10.5cm" svg:y="11cm" svg:viewBox="0 0 0 3500" draw:points="0,0 0,3500">
          <text:p text:style-name="P1"/>
        </draw:polyline>
        <draw:frame draw:style-name="gr145" draw:text-style-name="P28" xml:id="id60" draw:id="id60" draw:layer="layout" svg:width="4.5cm" svg:height="0.954cm" svg:x="9.3cm" svg:y="14.101cm">
          <draw:text-box>
            <text:p text:style-name="P28">000000000</text:p>
          </draw:text-box>
        </draw:frame>
        <draw:polyline draw:style-name="gr146" xml:id="id64" draw:id="id64" draw:layer="layout" svg:width="0.499cm" svg:height="5.999cm" svg:x="11cm" svg:y="9.5cm" svg:viewBox="0 0 500 6000" draw:points="0,0 500,6000">
          <text:p text:style-name="P1"/>
        </draw:polyline>
        <draw:polyline draw:style-name="gr147" xml:id="id58" draw:id="id58" draw:layer="layout" svg:width="0.499cm" svg:height="6.499cm" svg:x="10.5cm" svg:y="8cm" svg:viewBox="0 0 500 6500" draw:points="0,0 500,6500">
          <text:p text:style-name="P1"/>
        </draw:polyline>
        <draw:frame draw:style-name="gr145" draw:text-style-name="P28" xml:id="id68" draw:id="id68" draw:layer="layout" svg:width="4.5cm" svg:height="0.954cm" svg:x="9.3cm" svg:y="15.101cm">
          <draw:text-box>
            <text:p text:style-name="P28">010011110</text:p>
          </draw:text-box>
        </draw:frame>
        <draw:frame draw:style-name="gr136" draw:text-style-name="P28" draw:layer="layout" svg:width="0.8cm" svg:height="0.954cm" svg:x="8.5cm" svg:y="17.102cm">
          <draw:text-box>
            <text:p/>
          </draw:text-box>
        </draw:frame>
        <draw:frame draw:style-name="gr136" draw:text-style-name="P28" draw:layer="layout" svg:width="0.8cm" svg:height="0.954cm" svg:x="8.5cm" svg:y="16.103cm">
          <draw:text-box>
            <text:p/>
          </draw:text-box>
        </draw:frame>
        <draw:frame draw:style-name="gr136" draw:text-style-name="P28" draw:layer="layout" svg:width="0.8cm" svg:height="0.954cm" svg:x="8.5cm" svg:y="15.103cm">
          <draw:text-box>
            <text:p/>
          </draw:text-box>
        </draw:frame>
        <draw:frame draw:style-name="gr136" draw:text-style-name="P28" draw:layer="layout" svg:width="0.8cm" svg:height="0.954cm" svg:x="8.5cm" svg:y="14.104cm">
          <draw:text-box>
            <text:p/>
          </draw:text-box>
        </draw:frame>
        <draw:line draw:style-name="gr148" draw:layer="layout" svg:x1="7.5cm" svg:y1="19.3cm" svg:x2="9cm" svg:y2="18.3cm">
          <text:p/>
        </draw:line>
        <draw:frame draw:style-name="gr24" draw:text-style-name="P1" draw:layer="layout" svg:width="5cm" svg:height="0.954cm" svg:x="2.7cm" svg:y="18.7cm">
          <draw:text-box>
            <text:p text:style-name="P1">bit de validité</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8" smil:attributeName="visibility" smil:to="hidden"/>
                </anim:par>
                <anim:par smil:begin="0s" smil:fill="hold" presentation:node-type="with-previous" presentation:preset-class="exit" presentation:preset-id="ooo-exit-disappear">
                  <anim:set smil:begin="0s" smil:dur="0.001s" smil:fill="hold" smil:targetElement="id62" smil:attributeName="visibility" smil:to="hidden"/>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4" smil:attributeName="visibility" smil:to="hidden"/>
                </anim:par>
                <anim:par smil:begin="0s" smil:fill="hold" presentation:node-type="with-previous" presentation:preset-class="exit" presentation:preset-id="ooo-exit-disappear">
                  <anim:set smil:begin="0s" smil:dur="0.001s" smil:fill="hold" smil:targetElement="id67" smil:attributeName="visibility" smil:to="hidden"/>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1" draw:layer="layout" svg:width="13.705cm" svg:height="10.279cm" svg:x="3.647cm" svg:y="2.853cm" draw:page-number="21" presentation:class="page"/>
          <draw:frame presentation:style-name="pr3" draw:text-style-name="P1" draw:layer="layout" svg:width="14.517cm" svg:height="11.41cm" svg:x="3.249cm" svg:y="14.13cm" presentation:class="notes" presentation:placeholder="true">
            <draw:text-box/>
          </draw:frame>
        </presentation:notes>
      </draw:page>
      <draw:page draw:name="page22"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Cas d'une écriture</text:p>
          </draw:text-box>
        </draw:frame>
        <draw:frame presentation:style-name="pr6" draw:text-style-name="P25" draw:layer="layout" svg:width="25.464cm" svg:height="13.501cm" svg:x="3.036cm" svg:y="5cm" presentation:class="outline" presentation:user-transformed="true">
          <draw:text-box>
            <text:list text:style-name="L2">
              <text:list-item>
                <text:p text:style-name="P31"><text:span text:style-name="T41">en cas de succès :</text:span></text:p>
                <text:list>
                  <text:list-item>
                    <text:p text:style-name="P32"><text:span text:style-name="T42">soit </text:span><text:span text:style-name="T43">écriture simultanée</text:span><text:span text:style-name="T42"> (</text:span><text:span text:style-name="T44">write-through</text:span><text:span text:style-name="T42">) dans le cache et en mémoire</text:span><text:span text:style-name="T42"><text:tab/></text:span></text:p>
                  </text:list-item>
                  <text:list-item>
                    <text:p text:style-name="P31"><text:span text:style-name="T42">soit </text:span><text:span text:style-name="T43">écriture différée</text:span><text:span text:style-name="T42"> en mémoire (</text:span><text:span text:style-name="T44">write-back</text:span><text:span text:style-name="T42">) lors du </text:span><text:span text:style-name="T45">remplacement du bloc par un autre</text:span></text:p>
                  </text:list-item>
                </text:list>
              </text:list-item>
              <text:list-item>
                <text:p text:style-name="P31"><text:span text:style-name="T41">en cas d'échec :</text:span></text:p>
                <text:list>
                  <text:list-item>
                    <text:p text:style-name="P31"><text:span text:style-name="T42">soit </text:span><text:span text:style-name="T43">écriture allouée</text:span><text:span text:style-name="T42"> : </text:span><text:span text:style-name="T45">bloc copié dans le cache</text:span></text:p>
                  </text:list-item>
                  <text:list-item>
                    <text:p text:style-name="P31"><text:span text:style-name="T42">soit </text:span><text:span text:style-name="T43">écriture non allouée</text:span><text:span text:style-name="T42"> : </text:span><text:span text:style-name="T45">écriture seulement en mémoire</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3" draw:text-style-name="P1" draw:layer="layout" svg:width="14.517cm" svg:height="11.41cm" svg:x="3.249cm" svg:y="14.13cm" presentation:class="notes" presentation:placeholder="true">
            <draw:text-box/>
          </draw:frame>
        </presentation:notes>
      </draw:page>
      <draw:page draw:name="page23"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Associativité par ensembles</text:p>
          </draw:text-box>
        </draw:frame>
        <draw:frame presentation:style-name="pr6" draw:text-style-name="P3" draw:layer="layout" svg:width="24.964cm" svg:height="13.874cm" svg:x="3.036cm" svg:y="5cm" presentation:class="outline" presentation:user-transformed="true">
          <draw:text-box>
            <text:list text:style-name="L2">
              <text:list-item>
                <text:p text:style-name="P1">Pour chaque ligne → k entrées (ici k=2)</text:p>
              </text:list-item>
            </text:list>
            <text:p text:style-name="P3"/>
            <text:p text:style-name="P3"/>
            <text:p text:style-name="P3"/>
            <text:p text:style-name="P3"/>
            <text:p text:style-name="P3"/>
            <text:p text:style-name="P3"/>
            <text:list text:continue-numbering="true" text:style-name="L2">
              <text:list-item>
                <text:p text:style-name="P1">Pour chaque adresse : 2 entrées possibles du cache</text:p>
              </text:list-item>
              <text:list-item>
                <text:p text:style-name="P1">Si toutes les entrées sont pleines ?</text:p>
              </text:list-item>
            </text:list>
          </draw:text-box>
        </draw:frame>
        <draw:frame draw:style-name="gr149" draw:text-style-name="P28" draw:layer="layout" svg:width="4.5cm" svg:height="0.954cm" svg:x="6.9cm" svg:y="7.7cm">
          <draw:text-box>
            <text:p text:style-name="P28">011000000</text:p>
          </draw:text-box>
        </draw:frame>
        <draw:frame draw:style-name="gr139" draw:text-style-name="P28" draw:layer="layout" svg:width="2.7cm" svg:height="0.954cm" svg:x="11.4cm" svg:y="7.701cm">
          <draw:text-box>
            <text:p/>
          </draw:text-box>
        </draw:frame>
        <draw:frame draw:style-name="gr149" draw:text-style-name="P28" draw:layer="layout" svg:width="4.5cm" svg:height="0.954cm" svg:x="6.9cm" svg:y="8.7cm">
          <draw:text-box>
            <text:p text:style-name="P28">010011010</text:p>
          </draw:text-box>
        </draw:frame>
        <draw:frame draw:style-name="gr139" draw:text-style-name="P28" draw:layer="layout" svg:width="2.7cm" svg:height="0.954cm" svg:x="11.4cm" svg:y="8.701cm">
          <draw:text-box>
            <text:p/>
          </draw:text-box>
        </draw:frame>
        <draw:frame draw:style-name="gr139" draw:text-style-name="P28" draw:layer="layout" svg:width="4.5cm" svg:height="0.954cm" svg:x="6.9cm" svg:y="9.7cm">
          <draw:text-box>
            <text:p/>
          </draw:text-box>
        </draw:frame>
        <draw:frame draw:style-name="gr139" draw:text-style-name="P28" draw:layer="layout" svg:width="2.7cm" svg:height="0.954cm" svg:x="11.4cm" svg:y="9.701cm">
          <draw:text-box>
            <text:p/>
          </draw:text-box>
        </draw:frame>
        <draw:frame draw:style-name="gr139" draw:text-style-name="P28" draw:layer="layout" svg:width="4.5cm" svg:height="0.954cm" svg:x="6.9cm" svg:y="10.7cm">
          <draw:text-box>
            <text:p/>
          </draw:text-box>
        </draw:frame>
        <draw:frame draw:style-name="gr139" draw:text-style-name="P28" draw:layer="layout" svg:width="2.7cm" svg:height="0.954cm" svg:x="11.4cm" svg:y="10.701cm">
          <draw:text-box>
            <text:p/>
          </draw:text-box>
        </draw:frame>
        <draw:frame draw:style-name="gr139" draw:text-style-name="P28" draw:layer="layout" svg:width="2.7cm" svg:height="0.954cm" svg:x="11.4cm" svg:y="7.702cm">
          <draw:text-box>
            <text:p/>
          </draw:text-box>
        </draw:frame>
        <draw:frame draw:style-name="gr139" draw:text-style-name="P28" draw:layer="layout" svg:width="2.7cm" svg:height="0.954cm" svg:x="11.4cm" svg:y="8.702cm">
          <draw:text-box>
            <text:p/>
          </draw:text-box>
        </draw:frame>
        <draw:frame draw:style-name="gr139" draw:text-style-name="P28" draw:layer="layout" svg:width="4.5cm" svg:height="0.954cm" svg:x="6.9cm" svg:y="7.701cm">
          <draw:text-box>
            <text:p/>
          </draw:text-box>
        </draw:frame>
        <draw:frame draw:style-name="gr139" draw:text-style-name="P28" draw:layer="layout" svg:width="4.5cm" svg:height="0.954cm" svg:x="6.9cm" svg:y="8.701cm">
          <draw:text-box>
            <text:p/>
          </draw:text-box>
        </draw:frame>
        <draw:frame draw:style-name="gr139" draw:text-style-name="P28" draw:layer="layout" svg:width="0.8cm" svg:height="0.954cm" svg:x="6.1cm" svg:y="10.702cm">
          <draw:text-box>
            <text:p/>
          </draw:text-box>
        </draw:frame>
        <draw:frame draw:style-name="gr139" draw:text-style-name="P28" draw:layer="layout" svg:width="0.8cm" svg:height="0.954cm" svg:x="6.1cm" svg:y="9.703cm">
          <draw:text-box>
            <text:p/>
          </draw:text-box>
        </draw:frame>
        <draw:frame draw:style-name="gr139" draw:text-style-name="P28" draw:layer="layout" svg:width="0.8cm" svg:height="0.954cm" svg:x="6.1cm" svg:y="8.703cm">
          <draw:text-box>
            <text:p/>
          </draw:text-box>
        </draw:frame>
        <draw:frame draw:style-name="gr139" draw:text-style-name="P28" draw:layer="layout" svg:width="0.8cm" svg:height="0.954cm" svg:x="6.1cm" svg:y="7.704cm">
          <draw:text-box>
            <text:p/>
          </draw:text-box>
        </draw:frame>
        <draw:line draw:style-name="gr148" draw:layer="layout" svg:x1="6.5cm" svg:y1="13.9cm" svg:x2="6.5cm" svg:y2="11.9cm">
          <text:p/>
        </draw:line>
        <draw:frame draw:style-name="gr24" draw:text-style-name="P1" draw:layer="layout" svg:width="3.3cm" svg:height="0.954cm" svg:x="5cm" svg:y="14.001cm">
          <draw:text-box>
            <text:p text:style-name="P1">valide ?</text:p>
          </draw:text-box>
        </draw:frame>
        <draw:line draw:style-name="gr150" draw:layer="layout" svg:x1="9.2cm" svg:y1="12.9cm" svg:x2="9.2cm" svg:y2="11.9cm">
          <text:p/>
        </draw:line>
        <draw:frame draw:style-name="gr24" draw:text-style-name="P1" draw:layer="layout" svg:width="4cm" svg:height="0.954cm" svg:x="11.4cm" svg:y="13cm">
          <draw:text-box>
            <text:p text:style-name="P1">Données</text:p>
          </draw:text-box>
        </draw:frame>
        <draw:frame draw:style-name="gr24" draw:text-style-name="P1" draw:layer="layout" svg:width="4cm" svg:height="0.954cm" svg:x="7.7cm" svg:y="13.001cm">
          <draw:text-box>
            <text:p text:style-name="P1">Étiquette</text:p>
          </draw:text-box>
        </draw:frame>
        <draw:line draw:style-name="gr150" draw:layer="layout" svg:x1="12.8cm" svg:y1="13cm" svg:x2="12.8cm" svg:y2="12cm">
          <text:p/>
        </draw:line>
        <draw:frame draw:style-name="gr149" draw:text-style-name="P28" draw:layer="layout" svg:width="4.5cm" svg:height="0.954cm" svg:x="19.1cm" svg:y="7.7cm">
          <draw:text-box>
            <text:p text:style-name="P28">011000000</text:p>
          </draw:text-box>
        </draw:frame>
        <draw:frame draw:style-name="gr139" draw:text-style-name="P28" draw:layer="layout" svg:width="2.7cm" svg:height="0.954cm" svg:x="23.6cm" svg:y="7.701cm">
          <draw:text-box>
            <text:p/>
          </draw:text-box>
        </draw:frame>
        <draw:frame draw:style-name="gr149" draw:text-style-name="P28" draw:layer="layout" svg:width="4.5cm" svg:height="0.954cm" svg:x="19.1cm" svg:y="8.7cm">
          <draw:text-box>
            <text:p text:style-name="P28">010011010</text:p>
          </draw:text-box>
        </draw:frame>
        <draw:frame draw:style-name="gr139" draw:text-style-name="P28" draw:layer="layout" svg:width="2.7cm" svg:height="0.954cm" svg:x="23.6cm" svg:y="8.701cm">
          <draw:text-box>
            <text:p/>
          </draw:text-box>
        </draw:frame>
        <draw:frame draw:style-name="gr139" draw:text-style-name="P28" draw:layer="layout" svg:width="4.5cm" svg:height="0.954cm" svg:x="19.1cm" svg:y="9.7cm">
          <draw:text-box>
            <text:p/>
          </draw:text-box>
        </draw:frame>
        <draw:frame draw:style-name="gr139" draw:text-style-name="P28" draw:layer="layout" svg:width="2.7cm" svg:height="0.954cm" svg:x="23.6cm" svg:y="9.701cm">
          <draw:text-box>
            <text:p/>
          </draw:text-box>
        </draw:frame>
        <draw:frame draw:style-name="gr139" draw:text-style-name="P28" draw:layer="layout" svg:width="4.5cm" svg:height="0.954cm" svg:x="19.1cm" svg:y="10.7cm">
          <draw:text-box>
            <text:p/>
          </draw:text-box>
        </draw:frame>
        <draw:frame draw:style-name="gr139" draw:text-style-name="P28" draw:layer="layout" svg:width="2.7cm" svg:height="0.954cm" svg:x="23.6cm" svg:y="10.701cm">
          <draw:text-box>
            <text:p/>
          </draw:text-box>
        </draw:frame>
        <draw:frame draw:style-name="gr139" draw:text-style-name="P28" draw:layer="layout" svg:width="2.7cm" svg:height="0.954cm" svg:x="23.6cm" svg:y="7.702cm">
          <draw:text-box>
            <text:p/>
          </draw:text-box>
        </draw:frame>
        <draw:frame draw:style-name="gr139" draw:text-style-name="P28" draw:layer="layout" svg:width="2.7cm" svg:height="0.954cm" svg:x="23.6cm" svg:y="8.702cm">
          <draw:text-box>
            <text:p/>
          </draw:text-box>
        </draw:frame>
        <draw:frame draw:style-name="gr139" draw:text-style-name="P28" draw:layer="layout" svg:width="4.5cm" svg:height="0.954cm" svg:x="19.1cm" svg:y="7.701cm">
          <draw:text-box>
            <text:p/>
          </draw:text-box>
        </draw:frame>
        <draw:frame draw:style-name="gr139" draw:text-style-name="P28" draw:layer="layout" svg:width="4.5cm" svg:height="0.954cm" svg:x="19.1cm" svg:y="8.701cm">
          <draw:text-box>
            <text:p/>
          </draw:text-box>
        </draw:frame>
        <draw:frame draw:style-name="gr139" draw:text-style-name="P28" draw:layer="layout" svg:width="0.8cm" svg:height="0.954cm" svg:x="18.3cm" svg:y="10.702cm">
          <draw:text-box>
            <text:p/>
          </draw:text-box>
        </draw:frame>
        <draw:frame draw:style-name="gr139" draw:text-style-name="P28" draw:layer="layout" svg:width="0.8cm" svg:height="0.954cm" svg:x="18.3cm" svg:y="9.703cm">
          <draw:text-box>
            <text:p/>
          </draw:text-box>
        </draw:frame>
        <draw:frame draw:style-name="gr139" draw:text-style-name="P28" draw:layer="layout" svg:width="0.8cm" svg:height="0.954cm" svg:x="18.3cm" svg:y="8.703cm">
          <draw:text-box>
            <text:p/>
          </draw:text-box>
        </draw:frame>
        <draw:frame draw:style-name="gr139" draw:text-style-name="P28" draw:layer="layout" svg:width="0.8cm" svg:height="0.954cm" svg:x="18.3cm" svg:y="7.704cm">
          <draw:text-box>
            <text:p/>
          </draw:text-box>
        </draw:frame>
        <draw:line draw:style-name="gr150" draw:layer="layout" svg:x1="21.4cm" svg:y1="12.9cm" svg:x2="21.4cm" svg:y2="11.9cm">
          <text:p/>
        </draw:line>
        <draw:frame draw:style-name="gr24" draw:text-style-name="P1" draw:layer="layout" svg:width="4cm" svg:height="0.954cm" svg:x="23.6cm" svg:y="13.2cm">
          <draw:text-box>
            <text:p text:style-name="P1">Données</text:p>
          </draw:text-box>
        </draw:frame>
        <draw:frame draw:style-name="gr24" draw:text-style-name="P1" draw:layer="layout" svg:width="4cm" svg:height="0.954cm" svg:x="19.9cm" svg:y="13.001cm">
          <draw:text-box>
            <text:p text:style-name="P1">Étiquette</text:p>
          </draw:text-box>
        </draw:frame>
        <draw:line draw:style-name="gr150" draw:layer="layout" svg:x1="25cm" svg:y1="13cm" svg:x2="25cm" svg:y2="12cm">
          <text:p/>
        </draw:line>
        <draw:line draw:style-name="gr148" draw:layer="layout" svg:x1="18.7cm" svg:y1="13.9cm" svg:x2="18.7cm" svg:y2="11.9cm">
          <text:p/>
        </draw:line>
        <draw:frame draw:style-name="gr24" draw:text-style-name="P1" draw:layer="layout" svg:width="3.3cm" svg:height="0.954cm" svg:x="17.2cm" svg:y="14.001cm">
          <draw:text-box>
            <text:p text:style-name="P1">valide ?</text:p>
          </draw:text-box>
        </draw:frame>
        <draw:frame draw:style-name="gr24" draw:text-style-name="P33" draw:layer="layout" svg:width="1.5cm" svg:height="0.954cm" svg:x="4.4cm" svg:y="7.7cm">
          <draw:text-box>
            <text:p text:style-name="P1"><text:span text:style-name="T37">00</text:span></text:p>
          </draw:text-box>
        </draw:frame>
        <draw:frame draw:style-name="gr24" draw:text-style-name="P33" draw:layer="layout" svg:width="1.5cm" svg:height="0.954cm" svg:x="4.4cm" svg:y="8.701cm">
          <draw:text-box>
            <text:p text:style-name="P1"><text:span text:style-name="T37">01</text:span></text:p>
          </draw:text-box>
        </draw:frame>
        <draw:frame draw:style-name="gr24" draw:text-style-name="P33" draw:layer="layout" svg:width="1.5cm" svg:height="0.954cm" svg:x="4.4cm" svg:y="9.702cm">
          <draw:text-box>
            <text:p text:style-name="P1"><text:span text:style-name="T37">10</text:span></text:p>
          </draw:text-box>
        </draw:frame>
        <draw:frame draw:style-name="gr24" draw:text-style-name="P33" draw:layer="layout" svg:width="1.5cm" svg:height="0.954cm" svg:x="4.4cm" svg:y="10.703cm">
          <draw:text-box>
            <text:p text:style-name="P1"><text:span text:style-name="T37">11</text:span></text:p>
          </draw:text-box>
        </draw:frame>
        <draw:g xml:id="id72" draw:id="id72">
          <draw:frame draw:style-name="gr151" draw:text-style-name="P28" draw:layer="layout" svg:width="0.8cm" svg:height="0.954cm" svg:x="14.1cm" svg:y="10.703cm">
            <draw:text-box>
              <text:p/>
            </draw:text-box>
          </draw:frame>
          <draw:frame draw:style-name="gr151" draw:text-style-name="P28" draw:layer="layout" svg:width="0.8cm" svg:height="0.954cm" svg:x="14.1cm" svg:y="9.704cm">
            <draw:text-box>
              <text:p/>
            </draw:text-box>
          </draw:frame>
          <draw:frame draw:style-name="gr151" draw:text-style-name="P28" draw:layer="layout" svg:width="0.8cm" svg:height="0.954cm" svg:x="14.1cm" svg:y="8.704cm">
            <draw:text-box>
              <text:p/>
            </draw:text-box>
          </draw:frame>
          <draw:frame draw:style-name="gr151" draw:text-style-name="P28" draw:layer="layout" svg:width="0.8cm" svg:height="0.954cm" svg:x="14.1cm" svg:y="7.705cm">
            <draw:text-box>
              <text:p/>
            </draw:text-box>
          </draw:frame>
          <draw:line draw:style-name="gr148" draw:layer="layout" svg:x1="14.6cm" svg:y1="13.9cm" svg:x2="14.6cm" svg:y2="11.9cm">
            <text:p/>
          </draw:line>
          <draw:frame draw:style-name="gr24" draw:text-style-name="P1" draw:layer="layout" svg:width="2.4cm" svg:height="0.954cm" svg:x="13.7cm" svg:y="14.001cm">
            <draw:text-box>
              <text:p text:style-name="P1">LRU</text:p>
            </draw:text-box>
          </draw:frame>
        </draw:g>
        <draw:g xml:id="id73" draw:id="id73">
          <draw:frame draw:style-name="gr151" draw:text-style-name="P28" draw:layer="layout" svg:width="0.8cm" svg:height="0.954cm" svg:x="26.3cm" svg:y="10.704cm">
            <draw:text-box>
              <text:p/>
            </draw:text-box>
          </draw:frame>
          <draw:frame draw:style-name="gr151" draw:text-style-name="P28" draw:layer="layout" svg:width="0.8cm" svg:height="0.954cm" svg:x="26.3cm" svg:y="9.705cm">
            <draw:text-box>
              <text:p/>
            </draw:text-box>
          </draw:frame>
          <draw:frame draw:style-name="gr151" draw:text-style-name="P28" draw:layer="layout" svg:width="0.8cm" svg:height="0.954cm" svg:x="26.3cm" svg:y="8.705cm">
            <draw:text-box>
              <text:p/>
            </draw:text-box>
          </draw:frame>
          <draw:frame draw:style-name="gr151" draw:text-style-name="P28" draw:layer="layout" svg:width="0.8cm" svg:height="0.954cm" svg:x="26.3cm" svg:y="7.706cm">
            <draw:text-box>
              <text:p/>
            </draw:text-box>
          </draw:frame>
          <draw:line draw:style-name="gr148" draw:layer="layout" svg:x1="26.8cm" svg:y1="13.901cm" svg:x2="26.8cm" svg:y2="11.901cm">
            <text:p/>
          </draw:line>
          <draw:frame draw:style-name="gr24" draw:text-style-name="P1" draw:layer="layout" svg:width="2.4cm" svg:height="0.954cm" svg:x="25.9cm" svg:y="14.002cm">
            <draw:text-box>
              <text:p text:style-name="P1">LRU</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1" draw:layer="layout" svg:width="13.705cm" svg:height="10.279cm" svg:x="3.647cm" svg:y="2.853cm" draw:page-number="23" presentation:class="page"/>
          <draw:frame presentation:style-name="pr3" draw:text-style-name="P1" draw:layer="layout" svg:width="14.517cm" svg:height="11.41cm" svg:x="3.249cm" svg:y="14.13cm" presentation:class="notes" presentation:placeholder="true">
            <draw:text-box/>
          </draw:frame>
        </presentation:notes>
      </draw:page>
      <draw:page draw:name="page24"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LRU</text:p>
          </draw:text-box>
        </draw:frame>
        <draw:frame presentation:style-name="pr6" draw:text-style-name="P3" draw:layer="layout" svg:width="23.656cm" svg:height="13.501cm" svg:x="3.036cm" svg:y="5cm" presentation:class="outline" presentation:user-transformed="true">
          <draw:text-box>
            <text:list text:style-name="L2">
              <text:list-item>
                <text:p text:style-name="P1">LRU = Last Recently Used</text:p>
              </text:list-item>
              <text:list-item>
                <text:p text:style-name="P1">Si toutes les entrées sont pleines, le bloc est chargé à la place de celui le moins récemment utilisé.</text:p>
              </text:list-item>
              <text:list-item>
                <text:p text:style-name="P1">Exemple d'algorithme :</text:p>
                <text:list>
                  <text:list-item>
                    <text:p text:style-name="P1">chaque entrée possède une valeur LRU correspondant à son ancienneté (entre 1 et le nombre d'entrées)</text:p>
                  </text:list-item>
                  <text:list-item>
                    <text:p text:style-name="P1">chaque utilisation d'une entrée remet à 1 son LRU et met à jour les autres entrées</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3" draw:text-style-name="P1" draw:layer="layout" svg:width="14.517cm" svg:height="11.41cm" svg:x="3.249cm" svg:y="14.13cm" presentation:class="notes" presentation:placeholder="true">
            <draw:text-box/>
          </draw:frame>
        </presentation:notes>
      </draw:page>
      <draw:page draw:name="page25"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Taux d'échec / nombre d'entrées</text:p>
          </draw:text-box>
        </draw:frame>
        <draw:frame presentation:style-name="pr9" draw:text-style-name="P3" draw:layer="layout" svg:width="23.656cm" svg:height="3.501cm" svg:x="3.036cm" svg:y="15cm" presentation:class="outline" presentation:user-transformed="true">
          <draw:text-box>
            <text:p text:style-name="P3">LRU = plus complexe à mettre en oeuvre</text:p>
          </draw:text-box>
        </draw:frame>
        <draw:g>
          <draw:custom-shape draw:style-name="gr152" draw:text-style-name="P19" draw:layer="layout" svg:width="3.228cm" svg:height="1.102cm" svg:x="23.002cm" svg:y="12.535cm">
            <text:p text:style-name="P18"><text:span text:style-name="T18">1,12%</text:span></text:p>
            <draw:enhanced-geometry svg:viewBox="0 0 21600 21600" draw:type="rectangle" draw:enhanced-path="M 0 0 L 21600 0 21600 21600 0 21600 0 0 Z N"/>
          </draw:custom-shape>
          <draw:custom-shape draw:style-name="gr153" draw:text-style-name="P19" draw:layer="layout" svg:width="3.219cm" svg:height="1.102cm" svg:x="19.783cm" svg:y="12.535cm">
            <text:p text:style-name="P18"><text:span text:style-name="T18">1,12%</text:span></text:p>
            <draw:enhanced-geometry svg:viewBox="0 0 21600 21600" draw:type="rectangle" draw:enhanced-path="M 0 0 L 21600 0 21600 21600 0 21600 0 0 Z N"/>
          </draw:custom-shape>
          <draw:custom-shape draw:style-name="gr154" draw:text-style-name="P19" draw:layer="layout" svg:width="3.356cm" svg:height="1.102cm" svg:x="16.427cm" svg:y="12.535cm">
            <text:p text:style-name="P18"><text:span text:style-name="T18">1,13%</text:span></text:p>
            <draw:enhanced-geometry svg:viewBox="0 0 21600 21600" draw:type="rectangle" draw:enhanced-path="M 0 0 L 21600 0 21600 21600 0 21600 0 0 Z N"/>
          </draw:custom-shape>
          <draw:custom-shape draw:style-name="gr155" draw:text-style-name="P19" draw:layer="layout" svg:width="2.628cm" svg:height="1.102cm" svg:x="13.799cm" svg:y="12.535cm">
            <text:p text:style-name="P18"><text:span text:style-name="T18">1,13%</text:span></text:p>
            <draw:enhanced-geometry svg:viewBox="0 0 21600 21600" draw:type="rectangle" draw:enhanced-path="M 0 0 L 21600 0 21600 21600 0 21600 0 0 Z N"/>
          </draw:custom-shape>
          <draw:custom-shape draw:style-name="gr156" draw:text-style-name="P19" draw:layer="layout" svg:width="2.875cm" svg:height="1.102cm" svg:x="10.924cm" svg:y="12.535cm">
            <text:p text:style-name="P18"><text:span text:style-name="T18">1,17%</text:span></text:p>
            <draw:enhanced-geometry svg:viewBox="0 0 21600 21600" draw:type="rectangle" draw:enhanced-path="M 0 0 L 21600 0 21600 21600 0 21600 0 0 Z N"/>
          </draw:custom-shape>
          <draw:custom-shape draw:style-name="gr157" draw:text-style-name="P19" draw:layer="layout" svg:width="2.752cm" svg:height="1.102cm" svg:x="8.172cm" svg:y="12.535cm">
            <text:p text:style-name="P18"><text:span text:style-name="T18">1,15%</text:span></text:p>
            <draw:enhanced-geometry svg:viewBox="0 0 21600 21600" draw:type="rectangle" draw:enhanced-path="M 0 0 L 21600 0 21600 21600 0 21600 0 0 Z N"/>
          </draw:custom-shape>
          <draw:custom-shape draw:style-name="gr158" draw:text-style-name="P19" draw:layer="layout" svg:width="4.498cm" svg:height="1.102cm" svg:x="3.674cm" svg:y="12.535cm">
            <text:p text:style-name="P18"><text:span text:style-name="T18">256 Ko</text:span></text:p>
            <draw:enhanced-geometry svg:viewBox="0 0 21600 21600" draw:type="rectangle" draw:enhanced-path="M 0 0 L 21600 0 21600 21600 0 21600 0 0 Z N"/>
          </draw:custom-shape>
          <draw:custom-shape draw:style-name="gr159" draw:text-style-name="P19" draw:layer="layout" svg:width="3.228cm" svg:height="1.102cm" svg:x="23.002cm" svg:y="11.433cm">
            <text:p text:style-name="P18"><text:span text:style-name="T18">1,53%</text:span></text:p>
            <draw:enhanced-geometry svg:viewBox="0 0 21600 21600" draw:type="rectangle" draw:enhanced-path="M 0 0 L 21600 0 21600 21600 0 21600 0 0 Z N"/>
          </draw:custom-shape>
          <draw:custom-shape draw:style-name="gr160" draw:text-style-name="P19" draw:layer="layout" svg:width="3.219cm" svg:height="1.102cm" svg:x="19.783cm" svg:y="11.433cm">
            <text:p text:style-name="P18"><text:span text:style-name="T18">1,39%</text:span></text:p>
            <draw:enhanced-geometry svg:viewBox="0 0 21600 21600" draw:type="rectangle" draw:enhanced-path="M 0 0 L 21600 0 21600 21600 0 21600 0 0 Z N"/>
          </draw:custom-shape>
          <draw:custom-shape draw:style-name="gr161" draw:text-style-name="P19" draw:layer="layout" svg:width="3.356cm" svg:height="1.102cm" svg:x="16.427cm" svg:y="11.433cm">
            <text:p text:style-name="P18"><text:span text:style-name="T18">1,66%</text:span></text:p>
            <draw:enhanced-geometry svg:viewBox="0 0 21600 21600" draw:type="rectangle" draw:enhanced-path="M 0 0 L 21600 0 21600 21600 0 21600 0 0 Z N"/>
          </draw:custom-shape>
          <draw:custom-shape draw:style-name="gr162" draw:text-style-name="P19" draw:layer="layout" svg:width="2.628cm" svg:height="1.102cm" svg:x="13.799cm" svg:y="11.433cm">
            <text:p text:style-name="P18"><text:span text:style-name="T18">1,54%</text:span></text:p>
            <draw:enhanced-geometry svg:viewBox="0 0 21600 21600" draw:type="rectangle" draw:enhanced-path="M 0 0 L 21600 0 21600 21600 0 21600 0 0 Z N"/>
          </draw:custom-shape>
          <draw:custom-shape draw:style-name="gr163" draw:text-style-name="P19" draw:layer="layout" svg:width="2.875cm" svg:height="1.102cm" svg:x="10.924cm" svg:y="11.433cm">
            <text:p text:style-name="P18"><text:span text:style-name="T18">2,01%</text:span></text:p>
            <draw:enhanced-geometry svg:viewBox="0 0 21600 21600" draw:type="rectangle" draw:enhanced-path="M 0 0 L 21600 0 21600 21600 0 21600 0 0 Z N"/>
          </draw:custom-shape>
          <draw:custom-shape draw:style-name="gr164" draw:text-style-name="P19" draw:layer="layout" svg:width="2.752cm" svg:height="1.102cm" svg:x="8.172cm" svg:y="11.433cm">
            <text:p text:style-name="P18"><text:span text:style-name="T18">1,88%</text:span></text:p>
            <draw:enhanced-geometry svg:viewBox="0 0 21600 21600" draw:type="rectangle" draw:enhanced-path="M 0 0 L 21600 0 21600 21600 0 21600 0 0 Z N"/>
          </draw:custom-shape>
          <draw:custom-shape draw:style-name="gr165" draw:text-style-name="P19" draw:layer="layout" svg:width="4.498cm" svg:height="1.102cm" svg:x="3.674cm" svg:y="11.433cm">
            <text:p text:style-name="P18"><text:span text:style-name="T18">64 Ko</text:span></text:p>
            <draw:enhanced-geometry svg:viewBox="0 0 21600 21600" draw:type="rectangle" draw:enhanced-path="M 0 0 L 21600 0 21600 21600 0 21600 0 0 Z N"/>
          </draw:custom-shape>
          <draw:custom-shape draw:style-name="gr166" draw:text-style-name="P19" draw:layer="layout" svg:width="3.228cm" svg:height="1.103cm" svg:x="23.002cm" svg:y="10.33cm">
            <text:p text:style-name="P18"><text:span text:style-name="T18">4,96%</text:span></text:p>
            <draw:enhanced-geometry svg:viewBox="0 0 21600 21600" draw:type="rectangle" draw:enhanced-path="M 0 0 L 21600 0 21600 21600 0 21600 0 0 Z N"/>
          </draw:custom-shape>
          <draw:custom-shape draw:style-name="gr167" draw:text-style-name="P19" draw:layer="layout" svg:width="3.219cm" svg:height="1.103cm" svg:x="19.783cm" svg:y="10.33cm">
            <text:p text:style-name="P18"><text:span text:style-name="T18">4,39%</text:span></text:p>
            <draw:enhanced-geometry svg:viewBox="0 0 21600 21600" draw:type="rectangle" draw:enhanced-path="M 0 0 L 21600 0 21600 21600 0 21600 0 0 Z N"/>
          </draw:custom-shape>
          <draw:custom-shape draw:style-name="gr168" draw:text-style-name="P19" draw:layer="layout" svg:width="3.356cm" svg:height="1.103cm" svg:x="16.427cm" svg:y="10.33cm">
            <text:p text:style-name="P18"><text:span text:style-name="T18">5,29%</text:span></text:p>
            <draw:enhanced-geometry svg:viewBox="0 0 21600 21600" draw:type="rectangle" draw:enhanced-path="M 0 0 L 21600 0 21600 21600 0 21600 0 0 Z N"/>
          </draw:custom-shape>
          <draw:custom-shape draw:style-name="gr169" draw:text-style-name="P19" draw:layer="layout" svg:width="2.628cm" svg:height="1.103cm" svg:x="13.799cm" svg:y="10.33cm">
            <text:p text:style-name="P18"><text:span text:style-name="T18">4,67%</text:span></text:p>
            <draw:enhanced-geometry svg:viewBox="0 0 21600 21600" draw:type="rectangle" draw:enhanced-path="M 0 0 L 21600 0 21600 21600 0 21600 0 0 Z N"/>
          </draw:custom-shape>
          <draw:custom-shape draw:style-name="gr170" draw:text-style-name="P19" draw:layer="layout" svg:width="2.875cm" svg:height="1.103cm" svg:x="10.924cm" svg:y="10.33cm">
            <text:p text:style-name="P18"><text:span text:style-name="T18">5,69%</text:span></text:p>
            <draw:enhanced-geometry svg:viewBox="0 0 21600 21600" draw:type="rectangle" draw:enhanced-path="M 0 0 L 21600 0 21600 21600 0 21600 0 0 Z N"/>
          </draw:custom-shape>
          <draw:custom-shape draw:style-name="gr171" draw:text-style-name="P19" draw:layer="layout" svg:width="2.752cm" svg:height="1.103cm" svg:x="8.172cm" svg:y="10.33cm">
            <text:p text:style-name="P18"><text:span text:style-name="T18">5,18%</text:span></text:p>
            <draw:enhanced-geometry svg:viewBox="0 0 21600 21600" draw:type="rectangle" draw:enhanced-path="M 0 0 L 21600 0 21600 21600 0 21600 0 0 Z N"/>
          </draw:custom-shape>
          <draw:custom-shape draw:style-name="gr172" draw:text-style-name="P19" draw:layer="layout" svg:width="4.498cm" svg:height="1.103cm" svg:x="3.674cm" svg:y="10.33cm">
            <text:p text:style-name="P18"><text:span text:style-name="T18">16 Ko</text:span></text:p>
            <draw:enhanced-geometry svg:viewBox="0 0 21600 21600" draw:type="rectangle" draw:enhanced-path="M 0 0 L 21600 0 21600 21600 0 21600 0 0 Z N"/>
          </draw:custom-shape>
          <draw:custom-shape draw:style-name="gr173" draw:text-style-name="P19" draw:layer="layout" svg:width="3.228cm" svg:height="1.102cm" svg:x="23.002cm" svg:y="9.228cm">
            <text:p text:style-name="P18"><text:span text:style-name="T18">hasard</text:span></text:p>
            <draw:enhanced-geometry svg:viewBox="0 0 21600 21600" draw:type="rectangle" draw:enhanced-path="M 0 0 L 21600 0 21600 21600 0 21600 0 0 Z N"/>
          </draw:custom-shape>
          <draw:custom-shape draw:style-name="gr174" draw:text-style-name="P19" draw:layer="layout" svg:width="3.219cm" svg:height="1.102cm" svg:x="19.783cm" svg:y="9.228cm">
            <text:p text:style-name="P18"><text:span text:style-name="T18">LRU</text:span></text:p>
            <draw:enhanced-geometry svg:viewBox="0 0 21600 21600" draw:type="rectangle" draw:enhanced-path="M 0 0 L 21600 0 21600 21600 0 21600 0 0 Z N"/>
          </draw:custom-shape>
          <draw:custom-shape draw:style-name="gr175" draw:text-style-name="P19" draw:layer="layout" svg:width="3.356cm" svg:height="1.102cm" svg:x="16.427cm" svg:y="9.228cm">
            <text:p text:style-name="P18"><text:span text:style-name="T18">hasard</text:span></text:p>
            <draw:enhanced-geometry svg:viewBox="0 0 21600 21600" draw:type="rectangle" draw:enhanced-path="M 0 0 L 21600 0 21600 21600 0 21600 0 0 Z N"/>
          </draw:custom-shape>
          <draw:custom-shape draw:style-name="gr176" draw:text-style-name="P19" draw:layer="layout" svg:width="2.628cm" svg:height="1.102cm" svg:x="13.799cm" svg:y="9.228cm">
            <text:p text:style-name="P18"><text:span text:style-name="T18">LRU</text:span></text:p>
            <draw:enhanced-geometry svg:viewBox="0 0 21600 21600" draw:type="rectangle" draw:enhanced-path="M 0 0 L 21600 0 21600 21600 0 21600 0 0 Z N"/>
          </draw:custom-shape>
          <draw:custom-shape draw:style-name="gr177" draw:text-style-name="P19" draw:layer="layout" svg:width="2.875cm" svg:height="1.102cm" svg:x="10.924cm" svg:y="9.228cm">
            <text:p text:style-name="P18"><text:span text:style-name="T18">hasard</text:span></text:p>
            <draw:enhanced-geometry svg:viewBox="0 0 21600 21600" draw:type="rectangle" draw:enhanced-path="M 0 0 L 21600 0 21600 21600 0 21600 0 0 Z N"/>
          </draw:custom-shape>
          <draw:custom-shape draw:style-name="gr178" draw:text-style-name="P19" draw:layer="layout" svg:width="2.752cm" svg:height="1.102cm" svg:x="8.172cm" svg:y="9.228cm">
            <text:p text:style-name="P18"><text:span text:style-name="T18">LRU</text:span></text:p>
            <draw:enhanced-geometry svg:viewBox="0 0 21600 21600" draw:type="rectangle" draw:enhanced-path="M 0 0 L 21600 0 21600 21600 0 21600 0 0 Z N"/>
          </draw:custom-shape>
          <draw:custom-shape draw:style-name="gr179" draw:text-style-name="P19" draw:layer="layout" svg:width="4.498cm" svg:height="1.102cm" svg:x="3.674cm" svg:y="9.228cm">
            <text:p text:style-name="P18"><text:span text:style-name="T18">Taille</text:span></text:p>
            <draw:enhanced-geometry svg:viewBox="0 0 21600 21600" draw:type="rectangle" draw:enhanced-path="M 0 0 L 21600 0 21600 21600 0 21600 0 0 Z N"/>
          </draw:custom-shape>
          <draw:custom-shape draw:style-name="gr180" draw:text-style-name="P35" draw:layer="layout" svg:width="6.447cm" svg:height="1.103cm" svg:x="19.783cm" svg:y="8.125cm">
            <text:p text:style-name="P34"><text:span text:style-name="T18">8 entrées/ligne</text:span></text:p>
            <draw:enhanced-geometry svg:viewBox="0 0 21600 21600" draw:type="rectangle" draw:enhanced-path="M 0 0 L 21600 0 21600 21600 0 21600 0 0 Z N"/>
          </draw:custom-shape>
          <draw:custom-shape draw:style-name="gr181" draw:text-style-name="P35" draw:layer="layout" svg:width="5.984cm" svg:height="1.103cm" svg:x="13.799cm" svg:y="8.125cm">
            <text:p text:style-name="P34"><text:span text:style-name="T18">4 entrées/ligne</text:span></text:p>
            <draw:enhanced-geometry svg:viewBox="0 0 21600 21600" draw:type="rectangle" draw:enhanced-path="M 0 0 L 21600 0 21600 21600 0 21600 0 0 Z N"/>
          </draw:custom-shape>
          <draw:custom-shape draw:style-name="gr182" draw:text-style-name="P36" draw:layer="layout" svg:width="5.627cm" svg:height="1.103cm" svg:x="8.172cm" svg:y="8.125cm">
            <text:p text:style-name="P34"><text:span text:style-name="T18">2 entrées/ligne</text:span></text:p>
            <draw:enhanced-geometry svg:viewBox="0 0 21600 21600" draw:type="rectangle" draw:enhanced-path="M 0 0 L 21600 0 21600 21600 0 21600 0 0 Z N"/>
          </draw:custom-shape>
          <draw:custom-shape draw:style-name="gr183" draw:text-style-name="P19" draw:layer="layout" svg:width="4.498cm" svg:height="1.103cm" svg:x="3.674cm" svg:y="8.125cm">
            <text:p text:style-name="P18"><text:span text:style-name="T18">associativité</text:span></text:p>
            <draw:enhanced-geometry svg:viewBox="0 0 21600 21600" draw:type="rectangle" draw:enhanced-path="M 0 0 L 21600 0 21600 21600 0 21600 0 0 Z N"/>
          </draw:custom-shape>
          <draw:line draw:style-name="gr58" draw:text-style-name="P6" draw:layer="layout" svg:x1="3.674cm" svg:y1="8.125cm" svg:x2="26.23cm" svg:y2="8.125cm">
            <text:p/>
          </draw:line>
          <draw:line draw:style-name="gr59" draw:text-style-name="P6" draw:layer="layout" svg:x1="3.674cm" svg:y1="9.228cm" svg:x2="26.23cm" svg:y2="9.228cm">
            <text:p/>
          </draw:line>
          <draw:line draw:style-name="gr58" draw:text-style-name="P6" draw:layer="layout" svg:x1="3.674cm" svg:y1="10.33cm" svg:x2="26.23cm" svg:y2="10.33cm">
            <text:p/>
          </draw:line>
          <draw:line draw:style-name="gr59" draw:text-style-name="P6" draw:layer="layout" svg:x1="3.674cm" svg:y1="11.433cm" svg:x2="26.23cm" svg:y2="11.433cm">
            <text:p/>
          </draw:line>
          <draw:line draw:style-name="gr59" draw:text-style-name="P6" draw:layer="layout" svg:x1="3.674cm" svg:y1="12.535cm" svg:x2="26.23cm" svg:y2="12.535cm">
            <text:p/>
          </draw:line>
          <draw:line draw:style-name="gr58" draw:text-style-name="P6" draw:layer="layout" svg:x1="3.674cm" svg:y1="13.637cm" svg:x2="26.23cm" svg:y2="13.637cm">
            <text:p/>
          </draw:line>
          <draw:line draw:style-name="gr59" draw:text-style-name="P6" draw:layer="layout" svg:x1="8.172cm" svg:y1="8.125cm" svg:x2="8.172cm" svg:y2="13.637cm">
            <text:p/>
          </draw:line>
          <draw:line draw:style-name="gr59" draw:text-style-name="P6" draw:layer="layout" svg:x1="13.799cm" svg:y1="8.125cm" svg:x2="13.799cm" svg:y2="13.637cm">
            <text:p/>
          </draw:line>
          <draw:line draw:style-name="gr59" draw:text-style-name="P6" draw:layer="layout" svg:x1="19.783cm" svg:y1="8.125cm" svg:x2="19.783cm" svg:y2="13.637cm">
            <text:p/>
          </draw:line>
          <draw:line draw:style-name="gr59" draw:text-style-name="P6" draw:layer="layout" svg:x1="10.924cm" svg:y1="9.228cm" svg:x2="10.924cm" svg:y2="13.637cm">
            <text:p/>
          </draw:line>
          <draw:line draw:style-name="gr59" draw:text-style-name="P6" draw:layer="layout" svg:x1="16.427cm" svg:y1="9.228cm" svg:x2="16.427cm" svg:y2="13.637cm">
            <text:p/>
          </draw:line>
          <draw:line draw:style-name="gr59" draw:text-style-name="P6" draw:layer="layout" svg:x1="23.002cm" svg:y1="9.228cm" svg:x2="23.002cm" svg:y2="13.637cm">
            <text:p/>
          </draw:line>
          <draw:line draw:style-name="gr58" draw:text-style-name="P6" draw:layer="layout" svg:x1="3.674cm" svg:y1="9.228cm" svg:x2="3.674cm" svg:y2="10.33cm">
            <text:p/>
          </draw:line>
          <draw:line draw:style-name="gr58" draw:text-style-name="P6" draw:layer="layout" svg:x1="3.674cm" svg:y1="8.125cm" svg:x2="3.674cm" svg:y2="9.228cm">
            <text:p/>
          </draw:line>
          <draw:line draw:style-name="gr58" draw:text-style-name="P6" draw:layer="layout" svg:x1="3.674cm" svg:y1="10.33cm" svg:x2="3.674cm" svg:y2="13.637cm">
            <text:p/>
          </draw:line>
          <draw:line draw:style-name="gr58" draw:text-style-name="P6" draw:layer="layout" svg:x1="26.23cm" svg:y1="9.228cm" svg:x2="26.23cm" svg:y2="10.33cm">
            <text:p/>
          </draw:line>
          <draw:line draw:style-name="gr58" draw:text-style-name="P6" draw:layer="layout" svg:x1="26.23cm" svg:y1="8.125cm" svg:x2="26.23cm" svg:y2="9.228cm">
            <text:p/>
          </draw:line>
          <draw:line draw:style-name="gr58" draw:text-style-name="P6" draw:layer="layout" svg:x1="26.23cm" svg:y1="10.33cm" svg:x2="26.23cm" svg:y2="13.637cm">
            <text:p/>
          </draw:line>
        </draw:g>
        <presentation:notes draw:style-name="dp2">
          <draw:page-thumbnail draw:style-name="gr1" draw:layer="layout" svg:width="13.705cm" svg:height="10.279cm" svg:x="3.647cm" svg:y="2.853cm" draw:page-number="25" presentation:class="page"/>
          <draw:frame presentation:style-name="pr3" draw:text-style-name="P1" draw:layer="layout" svg:width="14.517cm" svg:height="11.41cm" svg:x="3.249cm" svg:y="14.13cm" presentation:class="notes" presentation:placeholder="true">
            <draw:text-box/>
          </draw:frame>
        </presentation:notes>
      </draw:page>
      <draw:page draw:name="page26"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Associativité totale</text:p>
          </draw:text-box>
        </draw:frame>
        <draw:frame presentation:style-name="pr5" draw:text-style-name="P4" draw:layer="layout" svg:width="23.656cm" svg:height="13.501cm" svg:x="3.036cm" svg:y="5cm" presentation:class="outline" presentation:user-transformed="true">
          <draw:text-box>
            <text:list text:style-name="L2">
              <text:list-item>
                <text:p text:style-name="P1">Cache = 1 ligne avec n entrées</text:p>
              </text:list-item>
              <text:list-item>
                <text:p text:style-name="P1">Un bloc peut aller dans n'importe quelle entrée</text:p>
              </text:list-item>
              <text:list-item>
                <text:p text:style-name="P1">Pour savoir si un bloc est dans le cache :</text:p>
                <text:list>
                  <text:list-item>
                    <text:p text:style-name="P1">Comparaison des étiquettes de toutes les entrées !</text:p>
                  </text:list-item>
                </text:list>
              </text:list-item>
              <text:list-item>
                <text:p text:style-name="P1">Algorithme LRU :</text:p>
                <text:list>
                  <text:list-item>
                    <text:p text:style-name="P1">Gérer le champs LRU <text:s/>de toutes les entrées !</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3" draw:text-style-name="P1" draw:layer="layout" svg:width="14.517cm" svg:height="11.41cm" svg:x="3.249cm" svg:y="14.13cm" presentation:class="notes" presentation:placeholder="true">
            <draw:text-box/>
          </draw:frame>
        </presentation:notes>
      </draw:page>
      <draw:page draw:name="page27"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Taux d'échec / nombre d'entrées</text:p>
          </draw:text-box>
        </draw:frame>
        <draw:line draw:style-name="gr184" draw:text-style-name="P6" draw:layer="layout" svg:x1="7.597cm" svg:y1="14.879cm" svg:x2="7.602cm" svg:y2="6.046cm">
          <text:p/>
        </draw:line>
        <draw:line draw:style-name="gr184" draw:text-style-name="P6" draw:layer="layout" svg:x1="7.456cm" svg:y1="14.88cm" svg:x2="7.738cm" svg:y2="14.884cm">
          <text:p/>
        </draw:line>
        <draw:line draw:style-name="gr184" draw:text-style-name="P6" draw:layer="layout" svg:x1="7.456cm" svg:y1="13.614cm" svg:x2="7.738cm" svg:y2="13.618cm">
          <text:p/>
        </draw:line>
        <draw:line draw:style-name="gr184" draw:text-style-name="P6" draw:layer="layout" svg:x1="7.456cm" svg:y1="12.348cm" svg:x2="7.738cm" svg:y2="12.353cm">
          <text:p/>
        </draw:line>
        <draw:line draw:style-name="gr184" draw:text-style-name="P6" draw:layer="layout" svg:x1="7.456cm" svg:y1="11.114cm" svg:x2="7.738cm" svg:y2="11.118cm">
          <text:p/>
        </draw:line>
        <draw:line draw:style-name="gr184" draw:text-style-name="P6" draw:layer="layout" svg:x1="7.456cm" svg:y1="9.848cm" svg:x2="7.738cm" svg:y2="9.852cm">
          <text:p/>
        </draw:line>
        <draw:line draw:style-name="gr184" draw:text-style-name="P6" draw:layer="layout" svg:x1="7.456cm" svg:y1="8.582cm" svg:x2="7.738cm" svg:y2="8.587cm">
          <text:p/>
        </draw:line>
        <draw:line draw:style-name="gr184" draw:text-style-name="P6" draw:layer="layout" svg:x1="7.456cm" svg:y1="7.312cm" svg:x2="7.738cm" svg:y2="7.317cm">
          <text:p/>
        </draw:line>
        <draw:line draw:style-name="gr184" draw:text-style-name="P6" draw:layer="layout" svg:x1="7.456cm" svg:y1="6.047cm" svg:x2="7.738cm" svg:y2="6.051cm">
          <text:p/>
        </draw:line>
        <draw:line draw:style-name="gr184" draw:text-style-name="P6" draw:layer="layout" svg:x1="7.597cm" svg:y1="14.88cm" svg:x2="22.498cm" svg:y2="14.884cm">
          <text:p/>
        </draw:line>
        <draw:line draw:style-name="gr184" draw:text-style-name="P6" draw:layer="layout" svg:x1="7.597cm" svg:y1="15.02cm" svg:x2="7.602cm" svg:y2="14.737cm">
          <text:p/>
        </draw:line>
        <draw:line draw:style-name="gr184" draw:text-style-name="P6" draw:layer="layout" svg:x1="9.714cm" svg:y1="15.02cm" svg:x2="9.718cm" svg:y2="14.737cm">
          <text:p/>
        </draw:line>
        <draw:line draw:style-name="gr184" draw:text-style-name="P6" draw:layer="layout" svg:x1="11.862cm" svg:y1="15.02cm" svg:x2="11.866cm" svg:y2="14.737cm">
          <text:p/>
        </draw:line>
        <draw:line draw:style-name="gr184" draw:text-style-name="P6" draw:layer="layout" svg:x1="13.974cm" svg:y1="15.02cm" svg:x2="13.978cm" svg:y2="14.737cm">
          <text:p/>
        </draw:line>
        <draw:line draw:style-name="gr184" draw:text-style-name="P6" draw:layer="layout" svg:x1="16.121cm" svg:y1="15.02cm" svg:x2="16.126cm" svg:y2="14.737cm">
          <text:p/>
        </draw:line>
        <draw:line draw:style-name="gr184" draw:text-style-name="P6" draw:layer="layout" svg:x1="18.234cm" svg:y1="15.02cm" svg:x2="18.238cm" svg:y2="14.737cm">
          <text:p/>
        </draw:line>
        <draw:line draw:style-name="gr184" draw:text-style-name="P6" draw:layer="layout" svg:x1="20.381cm" svg:y1="15.02cm" svg:x2="20.386cm" svg:y2="14.737cm">
          <text:p/>
        </draw:line>
        <draw:line draw:style-name="gr184" draw:text-style-name="P6" draw:layer="layout" svg:x1="22.498cm" svg:y1="15.02cm" svg:x2="22.502cm" svg:y2="14.737cm">
          <text:p/>
        </draw:line>
        <draw:custom-shape draw:style-name="gr185" draw:text-style-name="P5" draw:layer="layout" svg:width="14.901cm" svg:height="0.07cm" svg:x="7.597cm" svg:y="14.774cm">
          <text:p/>
          <draw:enhanced-geometry svg:viewBox="0 0 3379 16" draw:type="non-primitive" draw:enhanced-path="M 0 0 L 480 0 967 0 1446 0 1933 0 2412 0 2899 0 3379 0 3379 16 2899 16 2412 16 1933 16 1446 16 967 16 480 16 0 16 0 0 Z N"/>
        </draw:custom-shape>
        <draw:custom-shape draw:style-name="gr186" draw:text-style-name="P5" draw:layer="layout" svg:width="14.901cm" svg:height="5.032cm" svg:x="7.597cm" svg:y="9.742cm">
          <text:p/>
          <draw:enhanced-geometry svg:viewBox="0 0 3379 1141" draw:type="non-primitive" draw:enhanced-path="M 0 0 L 480 503 967 694 1446 806 1933 926 2412 990 2899 1045 3379 1085 3379 1141 2899 1141 2412 1141 1933 1141 1446 1141 967 1141 480 1141 0 1141 0 0 Z N"/>
        </draw:custom-shape>
        <draw:custom-shape draw:style-name="gr187" draw:text-style-name="P5" draw:layer="layout" svg:width="14.901cm" svg:height="5.138cm" svg:x="7.597cm" svg:y="9.389cm">
          <text:p/>
          <draw:enhanced-geometry svg:viewBox="0 0 3379 1165" draw:type="non-primitive" draw:enhanced-path="M 0 0 L 480 471 967 687 1446 830 1933 982 2412 1062 2899 1125 3379 1157 3379 1165 2899 1125 2412 1070 1933 1006 1446 886 967 774 480 583 0 80 0 0 Z N"/>
        </draw:custom-shape>
        <draw:custom-shape draw:style-name="gr188" draw:text-style-name="P5" draw:layer="layout" svg:width="14.901cm" svg:height="5.591cm" svg:x="7.597cm" svg:y="8.9cm">
          <text:p/>
          <draw:enhanced-geometry svg:viewBox="0 0 3379 1268" draw:type="non-primitive" draw:enhanced-path="M 0 0 L 480 446 967 654 1446 861 1933 1069 2412 1173 2899 1228 3379 1268 3379 1268 2899 1236 2412 1173 1933 1093 1446 941 967 798 480 582 0 111 0 0 Z N"/>
        </draw:custom-shape>
        <draw:custom-shape draw:style-name="gr189" draw:text-style-name="P5" draw:layer="layout" svg:width="14.901cm" svg:height="6.226cm" svg:x="7.597cm" svg:y="8.265cm">
          <text:p/>
          <draw:enhanced-geometry svg:viewBox="0 0 3379 1412" draw:type="non-primitive" draw:enhanced-path="M 0 0 L 480 407 967 686 1446 965 1933 1189 2412 1301 2899 1364 3379 1404 3379 1412 2899 1372 2412 1317 1933 1213 1446 1005 967 798 480 590 0 144 0 0 Z N"/>
        </draw:custom-shape>
        <draw:custom-shape draw:style-name="gr190" draw:text-style-name="P5" draw:layer="layout" svg:width="14.901cm" svg:height="7.986cm" svg:x="7.597cm" svg:y="6.47cm">
          <text:p/>
          <draw:enhanced-geometry svg:viewBox="0 0 3379 1811" draw:type="non-primitive" draw:enhanced-path="M 0 0 L 480 511 967 870 1446 1253 1933 1500 2412 1628 2899 1716 3379 1771 3379 1811 2899 1771 2412 1708 1933 1596 1446 1372 967 1093 480 814 0 407 0 0 Z N"/>
        </draw:custom-shape>
        <draw:custom-shape draw:style-name="gr191" draw:text-style-name="P8" draw:layer="layout" svg:width="6.572cm" svg:height="0.763cm" svg:x="11.521cm" svg:y="17.098cm">
          <text:p text:style-name="P7"><text:span text:style-name="T46">Taille Cache (Ko) <text:s text:c="2"/></text:span></text:p>
          <draw:enhanced-geometry svg:viewBox="0 0 21600 21600" draw:type="rectangle" draw:enhanced-path="M 0 0 L 21600 0 21600 21600 0 21600 0 0 Z N"/>
        </draw:custom-shape>
        <draw:custom-shape draw:style-name="gr192" draw:text-style-name="P8" draw:layer="layout" svg:width="7.745cm" svg:height="0.763cm" draw:transform="rotate (1.5707963267949) translate (4.352cm 14.377cm)">
          <text:p text:style-name="P7"><text:span text:style-name="T46">Taux d'échec par type</text:span></text:p>
          <draw:enhanced-geometry svg:viewBox="0 0 21600 21600" draw:type="rectangle" draw:enhanced-path="M 0 0 L 21600 0 21600 21600 0 21600 0 0 Z N"/>
        </draw:custom-shape>
        <draw:custom-shape draw:style-name="gr193" draw:text-style-name="P8" draw:layer="layout" svg:width="0.434cm" svg:height="0.763cm" svg:x="6.609cm" svg:y="14.491cm">
          <text:p text:style-name="P7"><text:span text:style-name="T46">0</text:span></text:p>
          <draw:enhanced-geometry svg:viewBox="0 0 21600 21600" draw:type="rectangle" draw:enhanced-path="M 0 0 L 21600 0 21600 21600 0 21600 0 0 Z N"/>
        </draw:custom-shape>
        <draw:custom-shape draw:style-name="gr194" draw:text-style-name="P8" draw:layer="layout" svg:width="1.534cm" svg:height="0.763cm" svg:x="5.336cm" svg:y="13.261cm">
          <text:p text:style-name="P7"><text:span text:style-name="T46">0.02</text:span></text:p>
          <draw:enhanced-geometry svg:viewBox="0 0 21600 21600" draw:type="rectangle" draw:enhanced-path="M 0 0 L 21600 0 21600 21600 0 21600 0 0 Z N"/>
        </draw:custom-shape>
        <draw:custom-shape draw:style-name="gr195" draw:text-style-name="P8" draw:layer="layout" svg:width="1.534cm" svg:height="0.763cm" svg:x="5.336cm" svg:y="11.991cm">
          <text:p text:style-name="P7"><text:span text:style-name="T46">0.04</text:span></text:p>
          <draw:enhanced-geometry svg:viewBox="0 0 21600 21600" draw:type="rectangle" draw:enhanced-path="M 0 0 L 21600 0 21600 21600 0 21600 0 0 Z N"/>
        </draw:custom-shape>
        <draw:custom-shape draw:style-name="gr196" draw:text-style-name="P8" draw:layer="layout" svg:width="1.534cm" svg:height="0.763cm" svg:x="5.336cm" svg:y="10.726cm">
          <text:p text:style-name="P7"><text:span text:style-name="T46">0.06</text:span></text:p>
          <draw:enhanced-geometry svg:viewBox="0 0 21600 21600" draw:type="rectangle" draw:enhanced-path="M 0 0 L 21600 0 21600 21600 0 21600 0 0 Z N"/>
        </draw:custom-shape>
        <draw:custom-shape draw:style-name="gr197" draw:text-style-name="P8" draw:layer="layout" svg:width="1.534cm" svg:height="0.763cm" svg:x="5.336cm" svg:y="9.46cm">
          <text:p text:style-name="P7"><text:span text:style-name="T46">0.08</text:span></text:p>
          <draw:enhanced-geometry svg:viewBox="0 0 21600 21600" draw:type="rectangle" draw:enhanced-path="M 0 0 L 21600 0 21600 21600 0 21600 0 0 Z N"/>
        </draw:custom-shape>
        <draw:custom-shape draw:style-name="gr198" draw:text-style-name="P8" draw:layer="layout" svg:width="1.103cm" svg:height="0.763cm" svg:x="5.834cm" svg:y="8.194cm">
          <text:p text:style-name="P7"><text:span text:style-name="T46">0.1</text:span></text:p>
          <draw:enhanced-geometry svg:viewBox="0 0 21600 21600" draw:type="rectangle" draw:enhanced-path="M 0 0 L 21600 0 21600 21600 0 21600 0 0 Z N"/>
        </draw:custom-shape>
        <draw:custom-shape draw:style-name="gr199" draw:text-style-name="P8" draw:layer="layout" svg:width="1.534cm" svg:height="0.763cm" svg:x="5.336cm" svg:y="6.96cm">
          <text:p text:style-name="P7"><text:span text:style-name="T46">0.12</text:span></text:p>
          <draw:enhanced-geometry svg:viewBox="0 0 21600 21600" draw:type="rectangle" draw:enhanced-path="M 0 0 L 21600 0 21600 21600 0 21600 0 0 Z N"/>
        </draw:custom-shape>
        <draw:custom-shape draw:style-name="gr200" draw:text-style-name="P8" draw:layer="layout" svg:width="1.534cm" svg:height="0.763cm" svg:x="5.336cm" svg:y="5.694cm">
          <text:p text:style-name="P7"><text:span text:style-name="T46">0.14</text:span></text:p>
          <draw:enhanced-geometry svg:viewBox="0 0 21600 21600" draw:type="rectangle" draw:enhanced-path="M 0 0 L 21600 0 21600 21600 0 21600 0 0 Z N"/>
        </draw:custom-shape>
        <draw:custom-shape draw:style-name="gr201" draw:text-style-name="P8" draw:layer="layout" svg:width="0.434cm" svg:height="0.763cm" draw:transform="rotate (1.5707963267949) translate (7.209cm 15.871cm)">
          <text:p text:style-name="P7"><text:span text:style-name="T46">1</text:span></text:p>
          <draw:enhanced-geometry svg:viewBox="0 0 21600 21600" draw:type="rectangle" draw:enhanced-path="M 0 0 L 21600 0 21600 21600 0 21600 0 0 Z N"/>
        </draw:custom-shape>
        <draw:custom-shape draw:style-name="gr202" draw:text-style-name="P8" draw:layer="layout" svg:width="0.434cm" svg:height="0.763cm" draw:transform="rotate (1.5707963267949) translate (9.326cm 15.871cm)">
          <text:p text:style-name="P7"><text:span text:style-name="T46">2</text:span></text:p>
          <draw:enhanced-geometry svg:viewBox="0 0 21600 21600" draw:type="rectangle" draw:enhanced-path="M 0 0 L 21600 0 21600 21600 0 21600 0 0 Z N"/>
        </draw:custom-shape>
        <draw:custom-shape draw:style-name="gr203" draw:text-style-name="P8" draw:layer="layout" svg:width="0.434cm" svg:height="0.763cm" draw:transform="rotate (1.5707963267949) translate (11.438cm 15.862cm)">
          <text:p text:style-name="P7"><text:span text:style-name="T46">4</text:span></text:p>
          <draw:enhanced-geometry svg:viewBox="0 0 21600 21600" draw:type="rectangle" draw:enhanced-path="M 0 0 L 21600 0 21600 21600 0 21600 0 0 Z N"/>
        </draw:custom-shape>
        <draw:custom-shape draw:style-name="gr204" draw:text-style-name="P8" draw:layer="layout" svg:width="0.434cm" svg:height="0.763cm" draw:transform="rotate (1.5707963267949) translate (13.586cm 15.862cm)">
          <text:p text:style-name="P7"><text:span text:style-name="T46">8</text:span></text:p>
          <draw:enhanced-geometry svg:viewBox="0 0 21600 21600" draw:type="rectangle" draw:enhanced-path="M 0 0 L 21600 0 21600 21600 0 21600 0 0 Z N"/>
        </draw:custom-shape>
        <draw:custom-shape draw:style-name="gr205" draw:text-style-name="P8" draw:layer="layout" svg:width="0.866cm" svg:height="0.763cm" draw:transform="rotate (1.5707963267949) translate (15.698cm 16.356cm)">
          <text:p text:style-name="P7"><text:span text:style-name="T46">16</text:span></text:p>
          <draw:enhanced-geometry svg:viewBox="0 0 21600 21600" draw:type="rectangle" draw:enhanced-path="M 0 0 L 21600 0 21600 21600 0 21600 0 0 Z N"/>
        </draw:custom-shape>
        <draw:custom-shape draw:style-name="gr206" draw:text-style-name="P8" draw:layer="layout" svg:width="0.866cm" svg:height="0.763cm" draw:transform="rotate (1.5707963267949) translate (17.846cm 16.356cm)">
          <text:p text:style-name="P7"><text:span text:style-name="T46">32</text:span></text:p>
          <draw:enhanced-geometry svg:viewBox="0 0 21600 21600" draw:type="rectangle" draw:enhanced-path="M 0 0 L 21600 0 21600 21600 0 21600 0 0 Z N"/>
        </draw:custom-shape>
        <draw:custom-shape draw:style-name="gr207" draw:text-style-name="P8" draw:layer="layout" svg:width="0.866cm" svg:height="0.763cm" draw:transform="rotate (1.5707963267949) translate (19.958cm 16.365cm)">
          <text:p text:style-name="P7"><text:span text:style-name="T46">64</text:span></text:p>
          <draw:enhanced-geometry svg:viewBox="0 0 21600 21600" draw:type="rectangle" draw:enhanced-path="M 0 0 L 21600 0 21600 21600 0 21600 0 0 Z N"/>
        </draw:custom-shape>
        <draw:custom-shape draw:style-name="gr208" draw:text-style-name="P8" draw:layer="layout" svg:width="1.297cm" svg:height="0.763cm" draw:transform="rotate (1.5707963267949) translate (22.11cm 16.85cm)">
          <text:p text:style-name="P7"><text:span text:style-name="T46">128</text:span></text:p>
          <draw:enhanced-geometry svg:viewBox="0 0 21600 21600" draw:type="rectangle" draw:enhanced-path="M 0 0 L 21600 0 21600 21600 0 21600 0 0 Z N"/>
        </draw:custom-shape>
        <draw:custom-shape draw:style-name="gr209" draw:text-style-name="P8" draw:layer="layout" svg:width="8.321cm" svg:height="0.763cm" svg:x="8.729cm" svg:y="6.117cm">
          <text:p text:style-name="P7"><text:span text:style-name="T46">correspondance directe</text:span></text:p>
          <draw:enhanced-geometry svg:viewBox="0 0 21600 21600" draw:type="rectangle" draw:enhanced-path="M 0 0 L 21600 0 21600 21600 0 21600 0 0 Z N"/>
        </draw:custom-shape>
        <draw:line draw:style-name="gr184" draw:text-style-name="P6" draw:layer="layout" svg:x1="10.027cm" svg:y1="7.105cm" svg:x2="8.867cm" svg:y2="8.053cm">
          <text:p/>
        </draw:line>
        <draw:custom-shape draw:style-name="gr210" draw:text-style-name="P5" draw:layer="layout" svg:width="0.388cm" svg:height="0.353cm" svg:x="8.726cm" svg:y="7.806cm">
          <text:p/>
          <draw:enhanced-geometry svg:viewBox="0 0 88 80" draw:type="non-primitive" draw:enhanced-path="M 32 0 L 0 80 88 64 32 0 Z N"/>
        </draw:custom-shape>
        <draw:custom-shape draw:style-name="gr211" draw:text-style-name="P8" draw:layer="layout" svg:width="6.606cm" svg:height="0.763cm" svg:x="10.305cm" svg:y="7.559cm">
          <text:p text:style-name="P7"><text:span text:style-name="T46">2 entrées/ligne</text:span></text:p>
          <draw:enhanced-geometry svg:viewBox="0 0 21600 21600" draw:type="rectangle" draw:enhanced-path="M 0 0 L 21600 0 21600 21600 0 21600 0 0 Z N"/>
        </draw:custom-shape>
        <draw:line draw:style-name="gr184" draw:text-style-name="P6" draw:layer="layout" svg:x1="11.227cm" svg:y1="8.512cm" svg:x2="9.291cm" svg:y2="9.883cm">
          <text:p/>
        </draw:line>
        <draw:custom-shape draw:style-name="gr210" draw:text-style-name="P5" draw:layer="layout" svg:width="0.388cm" svg:height="0.353cm" svg:x="9.15cm" svg:y="9.636cm">
          <text:p/>
          <draw:enhanced-geometry svg:viewBox="0 0 88 80" draw:type="non-primitive" draw:enhanced-path="M 40 0 L 0 80 88 72 40 0 Z N"/>
        </draw:custom-shape>
        <draw:custom-shape draw:style-name="gr212" draw:text-style-name="P8" draw:layer="layout" svg:width="6.606cm" svg:height="0.763cm" svg:x="11.928cm" svg:y="8.79cm">
          <text:p text:style-name="P7"><text:span text:style-name="T46">4 entrées/ligne</text:span></text:p>
          <draw:enhanced-geometry svg:viewBox="0 0 21600 21600" draw:type="rectangle" draw:enhanced-path="M 0 0 L 21600 0 21600 21600 0 21600 0 0 Z N"/>
        </draw:custom-shape>
        <draw:line draw:style-name="gr184" draw:text-style-name="P6" draw:layer="layout" svg:x1="12.844cm" svg:y1="9.566cm" svg:x2="10.379cm" svg:y2="11.184cm">
          <text:p/>
        </draw:line>
        <draw:custom-shape draw:style-name="gr210" draw:text-style-name="P5" draw:layer="layout" svg:width="0.388cm" svg:height="0.353cm" svg:x="10.239cm" svg:y="10.937cm">
          <text:p/>
          <draw:enhanced-geometry svg:viewBox="0 0 88 80" draw:type="non-primitive" draw:enhanced-path="M 40 0 L 0 80 88 64 40 0 Z N"/>
        </draw:custom-shape>
        <draw:custom-shape draw:style-name="gr213" draw:text-style-name="P8" draw:layer="layout" svg:width="6.606cm" svg:height="0.763cm" svg:x="13.44cm" svg:y="10.095cm">
          <text:p text:style-name="P7"><text:span text:style-name="T46">8 entrées/ligne</text:span></text:p>
          <draw:enhanced-geometry svg:viewBox="0 0 21600 21600" draw:type="rectangle" draw:enhanced-path="M 0 0 L 21600 0 21600 21600 0 21600 0 0 Z N"/>
        </draw:custom-shape>
        <draw:line draw:style-name="gr184" draw:text-style-name="P6" draw:layer="layout" svg:x1="14.432cm" svg:y1="11.008cm" svg:x2="12.144cm" svg:y2="12.454cm">
          <text:p/>
        </draw:line>
        <draw:custom-shape draw:style-name="gr210" draw:text-style-name="P5" draw:layer="layout" svg:width="0.424cm" svg:height="0.349cm" svg:x="11.967cm" svg:y="12.207cm">
          <text:p/>
          <draw:enhanced-geometry svg:viewBox="0 0 96 79" draw:type="non-primitive" draw:enhanced-path="M 48 0 L 0 79 96 71 48 0 Z N"/>
        </draw:custom-shape>
        <draw:custom-shape draw:style-name="gr214" draw:text-style-name="P8" draw:layer="layout" svg:width="5.755cm" svg:height="0.763cm" svg:x="16.616cm" svg:y="11.219cm">
          <text:p text:style-name="P7"><text:span text:style-name="T46">Associativité totale</text:span></text:p>
          <draw:enhanced-geometry svg:viewBox="0 0 21600 21600" draw:type="rectangle" draw:enhanced-path="M 0 0 L 21600 0 21600 21600 0 21600 0 0 Z N"/>
        </draw:custom-shape>
        <draw:line draw:style-name="gr184" draw:text-style-name="P6" draw:layer="layout" svg:x1="16.545cm" svg:y1="12.172cm" svg:x2="14.009cm" svg:y2="13.931cm">
          <text:p/>
        </draw:line>
        <draw:custom-shape draw:style-name="gr210" draw:text-style-name="P5" draw:layer="layout" svg:width="0.388cm" svg:height="0.352cm" svg:x="13.868cm" svg:y="13.685cm">
          <text:p/>
          <draw:enhanced-geometry svg:viewBox="0 0 88 80" draw:type="non-primitive" draw:enhanced-path="M 40 0 L 0 80 88 64 40 0 Z N"/>
        </draw:custom-shape>
        <presentation:notes draw:style-name="dp2">
          <draw:page-thumbnail draw:style-name="gr1" draw:layer="layout" svg:width="13.705cm" svg:height="10.279cm" svg:x="3.647cm" svg:y="2.853cm" draw:page-number="27" presentation:class="page"/>
          <draw:frame presentation:style-name="pr3" draw:text-style-name="P1" draw:layer="layout" svg:width="14.517cm" svg:height="11.41cm" svg:x="3.249cm" svg:y="14.13cm" presentation:class="notes" presentation:placeholder="true">
            <draw:text-box/>
          </draw:frame>
        </presentation:notes>
      </draw:page>
      <draw:page draw:name="page28"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Continuum d'associativité</text:p>
          </draw:text-box>
        </draw:frame>
        <draw:frame presentation:style-name="pr6" draw:text-style-name="P37" draw:layer="layout" svg:width="13.5cm" svg:height="13.501cm" svg:x="2.5cm" svg:y="5cm" presentation:class="outline" presentation:user-transformed="true">
          <draw:text-box>
            <text:list text:style-name="L2">
              <text:list-item>
                <text:p text:style-name="P1"><text:span text:style-name="T47">Accès direct</text:span></text:p>
                <text:list>
                  <text:list-item>
                    <text:p text:style-name="P1"><text:span text:style-name="T16">n ensembles à 1 entrée</text:span></text:p>
                  </text:list-item>
                </text:list>
              </text:list-item>
            </text:list>
            <text:p text:style-name="P3"><text:span text:style-name="T47"/></text:p>
            <text:list text:continue-numbering="true" text:style-name="L2">
              <text:list-item>
                <text:p text:style-name="P1"><text:span text:style-name="T47">Associativité par ensemble</text:span></text:p>
                <text:list>
                  <text:list-item>
                    <text:p text:style-name="P1"><text:span text:style-name="T16">n/a ensembles à a entrées</text:span></text:p>
                  </text:list-item>
                </text:list>
              </text:list-item>
            </text:list>
            <text:p text:style-name="P3"><text:span text:style-name="T47"/></text:p>
            <text:list text:continue-numbering="true" text:style-name="L2">
              <text:list-item>
                <text:p text:style-name="P1"><text:span text:style-name="T47">Associativité totale</text:span></text:p>
                <text:list>
                  <text:list-item>
                    <text:p text:style-name="P1"><text:span text:style-name="T16">1 ensemble à n entrées</text:span></text:p>
                  </text:list-item>
                </text:list>
              </text:list-item>
            </text:list>
          </draw:text-box>
        </draw:frame>
        <draw:custom-shape draw:style-name="gr215" draw:text-style-name="P14" draw:layer="layout" svg:width="4.435cm" svg:height="1.108cm" svg:x="17.811cm" svg:y="5.923cm">
          <text:p text:style-name="P7"><text:span text:style-name="T6">0000</text:span><text:span text:style-name="T48"> </text:span><text:span text:style-name="T22">000</text:span><text:span text:style-name="T48"> </text:span><text:span text:style-name="T14">00</text:span></text:p>
          <draw:enhanced-geometry svg:viewBox="0 0 21600 21600" draw:type="mso-spt202" draw:enhanced-path="M 0 0 L 21600 0 21600 21600 0 21600 0 0 Z N"/>
        </draw:custom-shape>
        <draw:custom-shape draw:style-name="gr216" draw:text-style-name="P14" xml:id="id4" draw:id="id4" draw:layer="layout" svg:width="3.932cm" svg:height="1.108cm" svg:x="22.968cm" svg:y="7.069cm">
          <text:p text:style-name="P7"><text:span text:style-name="T22"><text:s/></text:span><text:span text:style-name="T22">n° ligne</text:span></text:p>
          <draw:enhanced-geometry svg:viewBox="0 0 21600 21600" draw:type="mso-spt202" draw:enhanced-path="M 0 0 L 21600 0 21600 21600 0 21600 0 0 Z N"/>
        </draw:custom-shape>
        <draw:custom-shape draw:style-name="gr217" draw:text-style-name="P10" xml:id="id2" draw:id="id2" draw:layer="layout" svg:width="3.211cm" svg:height="1.108cm" svg:x="22.855cm" svg:y="8.048cm">
          <text:p text:style-name="P7"><text:span text:style-name="T6">étiquette</text:span></text:p>
          <draw:enhanced-geometry svg:viewBox="0 0 21600 21600" draw:type="mso-spt202" draw:enhanced-path="M 0 0 L 21600 0 21600 21600 0 21600 0 0 Z N"/>
        </draw:custom-shape>
        <draw:custom-shape draw:style-name="gr218" draw:text-style-name="P38" xml:id="id1" draw:id="id1" draw:layer="layout" svg:width="0.498cm" svg:height="1.627cm" draw:transform="rotate (-1.5707963267949) translate (19.567cm 6.92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9" draw:text-style-name="P6" draw:layer="layout" svg:x1="18.753cm" svg:y1="7.422cm" svg:x2="22.855cm" svg:y2="8.602cm" draw:start-shape="id1" draw:start-glue-point="2" draw:end-shape="id2" draw:end-glue-point="3" svg:d="m18753 7422v1180h4102">
          <text:p/>
        </draw:connector>
        <draw:custom-shape draw:style-name="gr220" draw:text-style-name="P5" xml:id="id3" draw:id="id3" draw:layer="layout" svg:width="0.375cm" svg:height="1.124cm" draw:transform="rotate (-1.5707963267949) translate (20.983cm 6.92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21" draw:text-style-name="P6" draw:layer="layout" svg:x1="20.421cm" svg:y1="7.299cm" svg:x2="22.968cm" svg:y2="7.623cm" draw:start-shape="id3" draw:start-glue-point="2" draw:end-shape="id4" draw:end-glue-point="3" svg:d="m20421 7299v630h1561v-306h986">
          <text:p/>
        </draw:connector>
        <draw:custom-shape draw:style-name="gr222" draw:text-style-name="P14" draw:layer="layout" svg:width="4.435cm" svg:height="1.108cm" svg:x="17.812cm" svg:y="10.224cm">
          <text:p text:style-name="P7"><text:span text:style-name="T6">00000</text:span><text:span text:style-name="T48"> </text:span><text:span text:style-name="T22">00</text:span><text:span text:style-name="T48"> </text:span><text:span text:style-name="T14">00</text:span></text:p>
          <draw:enhanced-geometry svg:viewBox="0 0 21600 21600" draw:type="mso-spt202" draw:enhanced-path="M 0 0 L 21600 0 21600 21600 0 21600 0 0 Z N"/>
        </draw:custom-shape>
        <draw:custom-shape draw:style-name="gr223" draw:text-style-name="P14" xml:id="id8" draw:id="id8" draw:layer="layout" svg:width="3.932cm" svg:height="1.108cm" svg:x="22.969cm" svg:y="11.37cm">
          <text:p text:style-name="P7"><text:span text:style-name="T22"><text:s/></text:span><text:span text:style-name="T22">n° ligne</text:span></text:p>
          <draw:enhanced-geometry svg:viewBox="0 0 21600 21600" draw:type="mso-spt202" draw:enhanced-path="M 0 0 L 21600 0 21600 21600 0 21600 0 0 Z N"/>
        </draw:custom-shape>
        <draw:custom-shape draw:style-name="gr224" draw:text-style-name="P10" xml:id="id6" draw:id="id6" draw:layer="layout" svg:width="3.211cm" svg:height="1.108cm" svg:x="22.856cm" svg:y="12.349cm">
          <text:p text:style-name="P7"><text:span text:style-name="T6">étiquette</text:span></text:p>
          <draw:enhanced-geometry svg:viewBox="0 0 21600 21600" draw:type="mso-spt202" draw:enhanced-path="M 0 0 L 21600 0 21600 21600 0 21600 0 0 Z N"/>
        </draw:custom-shape>
        <draw:custom-shape draw:style-name="gr225" draw:text-style-name="P38" xml:id="id5" draw:id="id5" draw:layer="layout" svg:width="0.275cm" svg:height="2.059cm" draw:transform="rotate (-1.5707963267949) translate (20cm 11.2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9" draw:text-style-name="P6" draw:layer="layout" svg:x1="18.97cm" svg:y1="11.5cm" svg:x2="22.856cm" svg:y2="12.903cm" draw:start-shape="id5" draw:start-glue-point="2" draw:end-shape="id6" draw:end-glue-point="3" svg:d="m18970 11500v1403h3886">
          <text:p/>
        </draw:connector>
        <draw:custom-shape draw:style-name="gr226" draw:text-style-name="P5" xml:id="id7" draw:id="id7" draw:layer="layout" svg:width="0.375cm" svg:height="0.984cm" draw:transform="rotate (-1.5707963267949) translate (20.984cm 11.2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21" draw:text-style-name="P6" draw:layer="layout" svg:x1="20.492cm" svg:y1="11.6cm" svg:x2="22.969cm" svg:y2="11.924cm" draw:start-shape="id7" draw:start-glue-point="2" draw:end-shape="id8" draw:end-glue-point="3" svg:d="m20492 11600v630h1491v-306h986">
          <text:p/>
        </draw:connector>
        <draw:custom-shape draw:style-name="gr227" draw:text-style-name="P14" draw:layer="layout" svg:width="4.359cm" svg:height="1.108cm" svg:x="17.85cm" svg:y="14.824cm">
          <text:p text:style-name="P7"><text:span text:style-name="T6">0000000</text:span><text:span text:style-name="T48"> </text:span><text:span text:style-name="T14">00</text:span></text:p>
          <draw:enhanced-geometry svg:viewBox="0 0 21600 21600" draw:type="mso-spt202" draw:enhanced-path="M 0 0 L 21600 0 21600 21600 0 21600 0 0 Z N"/>
        </draw:custom-shape>
        <draw:custom-shape draw:style-name="gr228" draw:text-style-name="P14" draw:layer="layout" svg:width="3.932cm" svg:height="1.108cm" svg:x="22.969cm" svg:y="15.97cm">
          <text:p text:style-name="P7"><text:span text:style-name="T22"><text:s/></text:span><text:span text:style-name="T22">1 ligne</text:span></text:p>
          <draw:enhanced-geometry svg:viewBox="0 0 21600 21600" draw:type="mso-spt202" draw:enhanced-path="M 0 0 L 21600 0 21600 21600 0 21600 0 0 Z N"/>
        </draw:custom-shape>
        <draw:custom-shape draw:style-name="gr229" draw:text-style-name="P10" xml:id="id10" draw:id="id10" draw:layer="layout" svg:width="3.211cm" svg:height="1.108cm" svg:x="22.856cm" svg:y="16.949cm">
          <text:p text:style-name="P7"><text:span text:style-name="T6">étiquette</text:span></text:p>
          <draw:enhanced-geometry svg:viewBox="0 0 21600 21600" draw:type="mso-spt202" draw:enhanced-path="M 0 0 L 21600 0 21600 21600 0 21600 0 0 Z N"/>
        </draw:custom-shape>
        <draw:custom-shape draw:style-name="gr230" draw:text-style-name="P38" xml:id="id9" draw:id="id9" draw:layer="layout" svg:width="0.323cm" svg:height="2.559cm" draw:transform="rotate (-1.5707963267949) translate (20.7cm 15.8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9" draw:text-style-name="P6" draw:layer="layout" svg:x1="19.42cm" svg:y1="16.123cm" svg:x2="22.856cm" svg:y2="17.503cm" draw:start-shape="id9" draw:start-glue-point="2" draw:end-shape="id10" draw:end-glue-point="3" svg:d="m19420 16123v1380h3436">
          <text:p/>
        </draw:connector>
        <presentation:notes draw:style-name="dp2">
          <draw:page-thumbnail draw:style-name="gr1" draw:layer="layout" svg:width="13.705cm" svg:height="10.279cm" svg:x="3.647cm" svg:y="2.853cm" draw:page-number="28" presentation:class="page"/>
          <draw:frame presentation:style-name="pr3" draw:text-style-name="P1" draw:layer="layout" svg:width="14.517cm" svg:height="11.41cm" svg:x="3.249cm" svg:y="14.13cm" presentation:class="notes" presentation:placeholder="true">
            <draw:text-box/>
          </draw:frame>
        </presentation:notes>
      </draw:page>
      <draw:page draw:name="page29" draw:style-name="dp1" draw:master-page-name="lyt-cool" presentation:presentation-page-layout-name="AL1T1" presentation:use-footer-name="ftr1">
        <office:forms form:automatic-focus="false" form:apply-design-mode="false"/>
        <draw:frame presentation:style-name="pr7" draw:text-style-name="P1" draw:layer="layout" svg:width="26cm" svg:height="3.001cm" svg:x="2cm" svg:y="1.5cm" presentation:class="title" presentation:user-transformed="true">
          <draw:text-box>
            <text:p text:style-name="P1">Pourquoi le cache est efficace ?</text:p>
          </draw:text-box>
        </draw:frame>
        <draw:frame presentation:style-name="pr6" draw:text-style-name="P41" draw:layer="layout" svg:width="23.656cm" svg:height="13.501cm" svg:x="3.036cm" svg:y="5cm" presentation:class="outline" presentation:user-transformed="true">
          <draw:text-box>
            <text:list text:style-name="L2">
              <text:list-item>
                <text:p text:style-name="P39"><text:span text:style-name="T25">Localité temporelle</text:span></text:p>
                <text:list>
                  <text:list-item>
                    <text:p text:style-name="P39"><text:span text:style-name="T27">accès à une variable</text:span></text:p>
                  </text:list-item>
                  <text:list-item>
                    <text:p text:style-name="P39"><text:span text:style-name="T27">boucles</text:span></text:p>
                  </text:list-item>
                </text:list>
              </text:list-item>
            </text:list>
            <text:p text:style-name="P40"><text:span text:style-name="T25"/></text:p>
            <text:list text:continue-numbering="true" text:style-name="L2">
              <text:list-item>
                <text:p text:style-name="P39"><text:span text:style-name="T25">Localité spatiale</text:span></text:p>
                <text:list>
                  <text:list-item>
                    <text:p text:style-name="P39"><text:span text:style-name="T41">parcours d'un tableau : a</text:span><text:span text:style-name="T25">ccès à tab[0]</text:span></text:p>
                    <text:list>
                      <text:list-item>
                        <text:p text:style-name="P39"><text:span text:style-name="T41">ramène dans le cache tab[0] à tab[x] (x &lt;= taille bloc)</text:span></text:p>
                      </text:list-item>
                    </text:list>
                  </text:list-item>
                  <text:list-item>
                    <text:p text:style-name="P39"><text:span text:style-name="T41">boucles</text:span></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3" draw:text-style-name="P1" draw:layer="layout" svg:width="14.517cm" svg:height="11.41cm" svg:x="3.249cm" svg:y="14.13cm" presentation:class="notes" presentation:placeholder="true">
            <draw:text-box/>
          </draw:frame>
        </presentation:notes>
      </draw:page>
      <draw:page draw:name="page30"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Caches séparés</text:p>
          </draw:text-box>
        </draw:frame>
        <draw:frame presentation:style-name="pr6" draw:text-style-name="P3" draw:layer="layout" svg:width="26.701cm" svg:height="14.039cm" svg:x="2cm" svg:y="4.7cm" presentation:class="outline" presentation:user-transformed="true">
          <draw:text-box>
            <text:list text:style-name="L2">
              <text:list-item>
                <text:p text:style-name="P1">On peut utiliser 2 caches distincts :</text:p>
                <text:list>
                  <text:list-item>
                    <text:p text:style-name="P1">un pour les instructions</text:p>
                  </text:list-item>
                  <text:list-item>
                    <text:p text:style-name="P1">un pour les données</text:p>
                  </text:list-item>
                </text:list>
              </text:list-item>
              <text:list-item>
                <text:p text:style-name="P1">Les opérations mémoires sur les données et les instructions peuvent se faire en parallèle (utile si pipeline)</text:p>
              </text:list-item>
              <text:list-item>
                <text:p text:style-name="P1">Ex cache L1 données Pentium 4 :</text:p>
                <text:list>
                  <text:list-item>
                    <text:p text:style-name="P1">taille = <text:s/>8 Ko </text:p>
                  </text:list-item>
                  <text:list-item>
                    <text:p text:style-name="P1">associatif à 4 entrées</text:p>
                  </text:list-item>
                  <text:list-item>
                    <text:p text:style-name="P1">taille d'un bloc = 64 octets</text:p>
                  </text:list-item>
                  <text:list-item>
                    <text:p text:style-name="P1">écriture directe (write-through)</text:p>
                  </text:list-item>
                </text:list>
              </text:list-item>
            </text:list>
          </draw:text-box>
        </draw:frame>
        <presentation:notes draw:style-name="dp2">
          <draw:page-thumbnail draw:style-name="gr1" draw:layer="layout" svg:width="13.705cm" svg:height="10.279cm" svg:x="3.647cm" svg:y="2.853cm" draw:page-number="30" presentation:class="page"/>
          <draw:frame presentation:style-name="pr3" draw:text-style-name="P1" draw:layer="layout" svg:width="14.517cm" svg:height="11.41cm" svg:x="3.249cm" svg:y="14.13cm" presentation:class="notes" presentation:placeholder="true">
            <draw:text-box/>
          </draw:frame>
        </presentation:notes>
      </draw:page>
      <draw:page draw:name="page31" draw:style-name="dp1" draw:master-page-name="lyt-cool" presentation:presentation-page-layout-name="AL1T1" presentation:use-footer-name="ftr1">
        <office:forms form:automatic-focus="false" form:apply-design-mode="false"/>
        <draw:frame presentation:style-name="pr4" draw:text-style-name="P1" draw:layer="layout" svg:width="26cm" svg:height="3.001cm" svg:x="2cm" svg:y="1.5cm" presentation:class="title">
          <draw:text-box>
            <text:p text:style-name="P1">Cache de niveau 2</text:p>
          </draw:text-box>
        </draw:frame>
        <draw:frame presentation:style-name="pr6" draw:text-style-name="P3" draw:layer="layout" svg:width="24.964cm" svg:height="13.501cm" svg:x="3.036cm" svg:y="5cm" presentation:class="outline" presentation:user-transformed="true">
          <draw:text-box>
            <text:list text:style-name="L2">
              <text:list-item>
                <text:p text:style-name="P1">Pour améliorer les performances on peut ajouter un cache de niveau 2 (L2 = Level2)</text:p>
              </text:list-item>
              <text:list-item>
                <text:p text:style-name="P1">Ex <text:s/>cache L2 Pentium 4 :</text:p>
                <text:list>
                  <text:list-item>
                    <text:p text:style-name="P1">taille = 1 Mo </text:p>
                  </text:list-item>
                  <text:list-item>
                    <text:p text:style-name="P1">associatif à 8 entrées</text:p>
                  </text:list-item>
                  <text:list-item>
                    <text:p text:style-name="P1">taille d'un bloc = 128 octets</text:p>
                  </text:list-item>
                  <text:list-item>
                    <text:p text:style-name="P1">écriture différée (write-back)</text:p>
                  </text:list-item>
                </text:list>
              </text:list-item>
              <text:list-item>
                <text:p text:style-name="P1">Ce cache est souvent unifié (données + instructions)</text:p>
              </text:list-item>
            </text:list>
          </draw:text-box>
        </draw:frame>
        <presentation:notes draw:style-name="dp2">
          <draw:page-thumbnail draw:style-name="gr1" draw:layer="layout" svg:width="13.705cm" svg:height="10.279cm" svg:x="3.647cm" svg:y="2.853cm" draw:page-number="31" presentation:class="page"/>
          <draw:frame presentation:style-name="pr3" draw:text-style-name="P1" draw:layer="layout" svg:width="14.517cm" svg:height="11.41cm" svg:x="3.249cm" svg:y="14.13cm" presentation:class="notes" presentation:placeholder="true">
            <draw:text-box/>
          </draw:frame>
        </presentation:notes>
      </draw:page>
      <draw:page draw:name="page32" draw:style-name="dp1" draw:master-page-name="lyt-cool" presentation:presentation-page-layout-name="AL1T1" presentation:use-footer-name="ftr1">
        <office:forms form:automatic-focus="false" form:apply-design-mode="false"/>
        <draw:frame presentation:style-name="pr7" draw:text-style-name="P1" draw:layer="layout" svg:width="26cm" svg:height="3.001cm" svg:x="2cm" svg:y="1.5cm" presentation:class="title" presentation:user-transformed="true">
          <draw:text-box>
            <text:p text:style-name="P1">Cache de niveau 3</text:p>
          </draw:text-box>
        </draw:frame>
        <draw:frame presentation:style-name="pr6" draw:text-style-name="P3" draw:layer="layout" svg:width="24.964cm" svg:height="13.501cm" svg:x="3.036cm" svg:y="5cm" presentation:class="outline" presentation:user-transformed="true">
          <draw:text-box>
            <text:list text:style-name="L2">
              <text:list-item>
                <text:p text:style-name="P1">On peut ajouter un cache de niveau 3.</text:p>
                <text:list>
                  <text:list-item>
                    <text:p text:style-name="P1">Situé sur la carte processeur</text:p>
                  </text:list-item>
                  <text:list-item>
                    <text:p text:style-name="P1">16 Mo de SRAM</text:p>
                  </text:list-item>
                </text:list>
              </text:list-item>
              <text:list-item>
                <text:p text:style-name="P1">Les différents caches sont inclusifs : </text:p>
                <text:list>
                  <text:list-item>
                    <text:p text:style-name="P1">le cache L3 contient les données du cache L2</text:p>
                  </text:list-item>
                  <text:list-item>
                    <text:p text:style-name="P1">le cache L2 contient les données du cache L1</text:p>
                  </text:list-item>
                </text:list>
              </text:list-item>
            </text:list>
          </draw:text-box>
        </draw:frame>
        <presentation:notes draw:style-name="dp2">
          <draw:page-thumbnail draw:style-name="gr1" draw:layer="layout" svg:width="13.705cm" svg:height="10.279cm" svg:x="3.647cm" svg:y="2.853cm" draw:page-number="32" presentation:class="page"/>
          <draw:frame presentation:style-name="pr3" draw:text-style-name="P1"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0 400" svg:d="m100 0 100 400h-200z"/>
    <draw:marker draw:name="Extrémité_20_de_20_ligne_20_1" draw:display-name="Extrémité de ligne 1" svg:viewBox="0 0 20 30" svg:d="m10 0-10 30h20z"/>
    <draw:marker draw:name="Extrémité_20_de_20_ligne_20_10" draw:display-name="Extrémité de ligne 10" svg:viewBox="0 0 20 30" svg:d="m10 0-10 30h20z"/>
    <draw:marker draw:name="Extrémité_20_de_20_ligne_20_11" draw:display-name="Extrémité de ligne 11" svg:viewBox="0 0 20 30" svg:d="m10 0-10 30h20z"/>
    <draw:marker draw:name="Extrémité_20_de_20_ligne_20_14" draw:display-name="Extrémité de ligne 14" svg:viewBox="0 0 20 30" svg:d="m10 0-10 30h20z"/>
    <draw:marker draw:name="Extrémité_20_de_20_ligne_20_16" draw:display-name="Extrémité de ligne 16" svg:viewBox="0 0 20 30" svg:d="m10 0-10 30h20z"/>
    <draw:marker draw:name="Extrémité_20_de_20_ligne_20_17" draw:display-name="Extrémité de ligne 17" svg:viewBox="0 0 20 30" svg:d="m10 0-10 30h20z"/>
    <draw:marker draw:name="Extrémité_20_de_20_ligne_20_18" draw:display-name="Extrémité de ligne 18" svg:viewBox="0 0 20 30" svg:d="m10 0-10 30h20z"/>
    <draw:marker draw:name="Extrémité_20_de_20_ligne_20_19" draw:display-name="Extrémité de ligne 19" svg:viewBox="0 0 20 30" svg:d="m10 0-10 30h20z"/>
    <draw:marker draw:name="Extrémité_20_de_20_ligne_20_2" draw:display-name="Extrémité de ligne 2" svg:viewBox="0 0 20 30" svg:d="m10 0-10 30h20z"/>
    <draw:marker draw:name="Extrémité_20_de_20_ligne_20_21" draw:display-name="Extrémité de ligne 21" svg:viewBox="0 0 20 30" svg:d="m10 0-10 30h20z"/>
    <draw:marker draw:name="Extrémité_20_de_20_ligne_20_3" draw:display-name="Extrémité de ligne 3" svg:viewBox="0 0 20 30" svg:d="m10 0-10 30h20z"/>
    <draw:marker draw:name="Extrémité_20_de_20_ligne_20_4" draw:display-name="Extrémité de ligne 4" svg:viewBox="0 0 20 30" svg:d="m10 0-10 30h20z"/>
    <draw:marker draw:name="Extrémité_20_de_20_ligne_20_5" draw:display-name="Extrémité de ligne 5" svg:viewBox="0 0 20 30" svg:d="m10 0-10 30h20z"/>
    <draw:marker draw:name="Extrémité_20_de_20_ligne_20_6" draw:display-name="Extrémité de ligne 6" svg:viewBox="0 0 20 30" svg:d="m10 0-10 30h20z"/>
    <draw:marker draw:name="Extrémité_20_de_20_ligne_20_7" draw:display-name="Extrémité de ligne 7" svg:viewBox="0 0 20 30" svg:d="m10 0-10 30h20z"/>
    <draw:marker draw:name="Extrémité_20_de_20_ligne_20_8" draw:display-name="Extrémité de ligne 8" svg:viewBox="0 0 20 30" svg:d="m10 0-10 30h20z"/>
    <draw:marker draw:name="Extrémité_20_de_20_ligne_20_9" draw:display-name="Extrémité de ligne 9" svg:viewBox="0 0 20 30" svg:d="m10 0-10 30h20z"/>
    <draw:marker draw:name="msArrowEnd_20_5" draw:display-name="msArrowEnd 5" svg:viewBox="0 0 210 210" svg:d="m105 0 105 210h-210z"/>
    <draw:marker draw:name="msArrowEnd_20_8" draw:display-name="msArrowEnd 8" svg:viewBox="0 0 350 210" svg:d="m175 0 175 210h-350z"/>
    <draw:stroke-dash draw:name="Dash_20_1" draw:display-name="Dash 1" draw:style="rect" draw:dots2="1" draw:dots2-length="0.105cm" draw:distance="0.079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fr" style:country-asian="FR" style:font-family-complex="'Arial Unicode MS'" style:font-pitch-complex="variable" style:font-size-complex="12pt" style:language-complex="fr" style:country-complex="FR"/>
    </style:default-style>
    <style:style style:name="standard" style:family="graphic">
      <style:graphic-properties draw:stroke="dash" draw:stroke-dash="Ultrafine_20_Dashed" svg:stroke-width="0cm" svg:stroke-color="#000000" draw:marker-start-width="0.3cm" draw:marker-start-center="false" draw:marker-end-width="0.3cm" draw:marker-end-center="false" draw:fill="none" draw:fill-color="#0000ff"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8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6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29.701cm" fo:page-height="20.989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title">
      <style:graphic-properties draw:fill-color="#ffffff" draw:auto-grow-height="false" fo:min-height="3.507cm"/>
    </style:style>
    <style:style style:name="Mpr3" style:family="presentation" style:parent-style-name="lyt-cool-outline1">
      <style:graphic-properties draw:fill-color="#ffffff" draw:auto-grow-height="false" fo:min-height="13.86cm"/>
    </style:style>
    <style:style style:name="Mpr4" style:family="presentation" style:parent-style-name="lyt-cool-backgroundobjects">
      <style:graphic-properties draw:fill-color="#125c8d" draw:fill-image-width="1cm" draw:fill-image-height="1cm" draw:textarea-horizontal-align="center" draw:textarea-vertical-align="middle"/>
    </style:style>
    <style:style style:name="Mpr5" style:family="presentation" style:parent-style-name="lyt-cool-title">
      <style:graphic-properties draw:fill-color="#ffffff" draw:auto-grow-height="true" fo:min-height="1.104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indent="0cm"/>
      <style:text-properties fo:font-size="12pt"/>
    </style:style>
    <style:style style:name="MT1" style:family="text">
      <style:text-properties fo:font-size="12pt"/>
    </style:style>
    <text:list-style style:name="M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359cm" svg:height="6.613cm" svg:x="3.487cm" svg:y="2.94cm" draw:page-number="1"/>
      <draw:page-thumbnail draw:layer="backgroundobjects" svg:width="9.359cm" svg:height="6.613cm" svg:x="16.852cm" svg:y="2.94cm"/>
      <draw:page-thumbnail draw:layer="backgroundobjects" svg:width="9.359cm" svg:height="6.613cm" svg:x="3.487cm" svg:y="11.445cm"/>
      <draw:page-thumbnail draw:layer="backgroundobjects" svg:width="9.359cm" svg:height="6.613cm" svg:x="16.852cm" svg:y="11.445cm"/>
    </style:handout-master>
    <style:master-page style:name="lyt-cool" style:page-layout-name="PM1" draw:style-name="Mdp1">
      <draw:rect presentation:style-name="Mpr1" draw:text-style-name="MP1" draw:layer="backgroundobjects" svg:width="26.587cm" svg:height="15.488cm" svg:x="2.113cm" svg:y="4.5cm">
        <text:p/>
      </draw:rect>
      <draw:frame presentation:style-name="Mpr2" draw:text-style-name="MP2" draw:layer="backgroundobjects" svg:width="26cm" svg:height="3cm" svg:x="2cm" svg:y="1.5cm" presentation:class="title">
        <draw:text-box>
          <text:p text:style-name="MP2">Cliquez pour éditer le format du texte-titre</text:p>
        </draw:text-box>
      </draw:frame>
      <draw:frame presentation:style-name="Mpr3" draw:text-style-name="MP3" draw:layer="backgroundobjects" svg:width="23.656cm" svg:height="13.5cm" svg:x="3.036cm" svg:y="5cm" presentation:class="outline">
        <draw:text-box>
          <text:list text:style-name="ML2">
            <text:list-item>
              <text:p text:style-name="MP2">Cliquez pour éditer le format du plan de texte</text:p>
              <text:list>
                <text:list-item>
                  <text:p text:style-name="MP2">Second niveau de plan</text:p>
                  <text:list>
                    <text:list-item>
                      <text:p text:style-name="MP2">Troisième niveau de plan</text:p>
                      <text:list>
                        <text:list-item>
                          <text:p text:style-name="MP2">Quatrième niveau de plan</text:p>
                          <text:list>
                            <text:list-item>
                              <text:p text:style-name="MP2">Cinquième niveau de plan</text:p>
                              <text:list>
                                <text:list-item>
                                  <text:p text:style-name="MP2">Sixième niveau de plan</text:p>
                                  <text:list>
                                    <text:list-item>
                                      <text:p text:style-name="MP2">Septième niveau de plan</text:p>
                                      <text:list>
                                        <text:list-item>
                                          <text:p text:style-name="MP2">Huitième niveau de plan</text:p>
                                          <text:list>
                                            <text:list-item>
                                              <text:p text:style-name="MP2">Neuvième niveau de plan</text:p>
                                            </text:list-item>
                                          </text:list>
                                        </text:list-item>
                                      </text:list>
                                    </text:list-item>
                                  </text:list>
                                </text:list-item>
                              </text:list>
                            </text:list-item>
                          </text:list>
                        </text:list-item>
                      </text:list>
                    </text:list-item>
                  </text:list>
                </text:list-item>
              </text:list>
            </text:list-item>
          </text:list>
        </draw:text-box>
      </draw:frame>
      <draw:rect presentation:style-name="Mpr4" draw:text-style-name="MP1" draw:layer="backgroundobjects" svg:width="0.499cm" svg:height="2.307cm" svg:x="1cm" svg:y="1cm">
        <text:p/>
      </draw:rect>
      <draw:rect presentation:style-name="Mpr4" draw:text-style-name="MP1" draw:layer="backgroundobjects" svg:width="0.499cm" svg:height="2.307cm" svg:x="1cm" svg:y="6.981cm">
        <text:p/>
      </draw:rect>
      <draw:rect presentation:style-name="Mpr4" draw:text-style-name="MP1" draw:layer="backgroundobjects" svg:width="0.499cm" svg:height="2.307cm" svg:x="1cm" svg:y="3.935cm">
        <text:p/>
      </draw:rect>
      <draw:frame presentation:style-name="Mpr5" draw:text-style-name="MP4" draw:layer="backgroundobjects" svg:width="14.164cm" svg:height="1.104cm" svg:x="8.836cm" svg:y="18.996cm" presentation:class="title" presentation:user-transformed="true">
        <draw:text-box>
          <text:p text:style-name="MP2"><text:span text:style-name="MT1">Centre universitaire JF Champollion – L3 MIA info – Nicolas Garric</text:span></text:p>
        </draw:text-box>
      </draw:frame>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Win32 LibreOffice_project/340m1$Build-502</meta:generator>
    <dc:description>Arrière-plan gris et couleurs froides</dc:description>
    <meta:initial-creator>nicolas garric</meta:initial-creator>
    <meta:creation-date>2007-01-31T15:18:08</meta:creation-date>
    <dc:date>2013-03-21T18:48:54.80</dc:date>
    <dc:language>fr-FR</dc:language>
    <meta:editing-cycles>530</meta:editing-cycles>
    <meta:editing-duration>P2DT14H10M34S</meta:editing-duration>
    <meta:document-statistic meta:object-count="598"/>
    <meta:user-defined meta:name="Info 0"/>
    <meta:user-defined meta:name="Info 1"/>
    <meta:user-defined meta:name="Info 2"/>
    <meta:user-defined meta:name="Info 3"/>
  </office:meta>
</office:document-meta>
</file>